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5.7071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1929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1.4362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 style:data-style-name="N11"/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ber of subjects: 1653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relations: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objects: 606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facts: 412242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lation</text:p>
          </table:table-cell>
          <table:table-cell table:style-name="ce2" office:value-type="string" calcext:value-type="string">
            <text:p>Triples</text:p>
          </table:table-cell>
          <table:table-cell table:style-name="ce2" office:value-type="string" calcext:value-type="string">
            <text:p>Functionality</text:p>
          </table:table-cell>
          <table:table-cell table:style-name="ce2" office:value-type="string" calcext:value-type="string">
            <text:p>Inverse functionality</text:p>
          </table:table-cell>
          <table:table-cell table:style-name="ce2" office:value-type="string" calcext:value-type="string">
            <text:p>Number of subjects</text:p>
          </table:table-cell>
          <table:table-cell table:style-name="ce2" office:value-type="string" calcext:value-type="string">
            <text:p>Number of objects</text:p>
          </table:table-cell>
        </table:table-row>
        <table:table-row table:style-name="ro1">
          <table:table-cell office:value-type="string" calcext:value-type="string">
            <text:p>&lt;hasChild&gt;</text:p>
          </table:table-cell>
          <table:table-cell office:value-type="float" office:value="14984" calcext:value-type="float">
            <text:p>14984</text:p>
          </table:table-cell>
          <table:table-cell office:value-type="float" office:value="0.639348638547784" calcext:value-type="float">
            <text:p>0.6393486385</text:p>
          </table:table-cell>
          <table:table-cell office:value-type="float" office:value="0.776828617191671" calcext:value-type="float">
            <text:p>0.7768286172</text:p>
          </table:table-cell>
          <table:table-cell office:value-type="float" office:value="9580" calcext:value-type="float">
            <text:p>9580</text:p>
          </table:table-cell>
          <table:table-cell office:value-type="float" office:value="11640" calcext:value-type="float">
            <text:p>11640</text:p>
          </table:table-cell>
        </table:table-row>
        <table:table-row table:style-name="ro1">
          <table:table-cell office:value-type="string" calcext:value-type="string">
            <text:p>&lt;happenedIn&gt;</text:p>
          </table:table-cell>
          <table:table-cell office:value-type="float" office:value="11297" calcext:value-type="float">
            <text:p>11297</text:p>
          </table:table-cell>
          <table:table-cell office:value-type="float" office:value="0.600424891564132" calcext:value-type="float">
            <text:p>0.6004248916</text:p>
          </table:table-cell>
          <table:table-cell office:value-type="float" office:value="0.439143135345667" calcext:value-type="float">
            <text:p>0.4391431353</text:p>
          </table:table-cell>
          <table:table-cell office:value-type="float" office:value="6783" calcext:value-type="float">
            <text:p>6783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string" calcext:value-type="string">
            <text:p>&lt;playsFor&gt;</text:p>
          </table:table-cell>
          <table:table-cell office:value-type="float" office:value="346325" calcext:value-type="float">
            <text:p>346325</text:p>
          </table:table-cell>
          <table:table-cell office:value-type="float" office:value="0.256042734425756" calcext:value-type="float">
            <text:p>0.2560427344</text:p>
          </table:table-cell>
          <table:table-cell office:value-type="float" office:value="0.0374619216054284" calcext:value-type="float">
            <text:p>0.0374619216</text:p>
          </table:table-cell>
          <table:table-cell office:value-type="float" office:value="88674" calcext:value-type="float">
            <text:p>88674</text:p>
          </table:table-cell>
          <table:table-cell office:value-type="float" office:value="12974" calcext:value-type="float">
            <text:p>12974</text:p>
          </table:table-cell>
        </table:table-row>
        <table:table-row table:style-name="ro1">
          <table:table-cell office:value-type="string" calcext:value-type="string">
            <text:p>&lt;owns&gt;</text:p>
          </table:table-cell>
          <table:table-cell office:value-type="float" office:value="23051" calcext:value-type="float">
            <text:p>23051</text:p>
          </table:table-cell>
          <table:table-cell office:value-type="float" office:value="0.321244197648692" calcext:value-type="float">
            <text:p>0.3212441976</text:p>
          </table:table-cell>
          <table:table-cell office:value-type="float" office:value="0.924905644006767" calcext:value-type="float">
            <text:p>0.924905644</text:p>
          </table:table-cell>
          <table:table-cell office:value-type="float" office:value="7405" calcext:value-type="float">
            <text:p>7405</text:p>
          </table:table-cell>
          <table:table-cell office:value-type="float" office:value="21320" calcext:value-type="float">
            <text:p>21320</text:p>
          </table:table-cell>
        </table:table-row>
        <table:table-row table:style-name="ro1">
          <table:table-cell office:value-type="string" calcext:value-type="string">
            <text:p>&lt;edited&gt;</text:p>
          </table:table-cell>
          <table:table-cell office:value-type="float" office:value="5690" calcext:value-type="float">
            <text:p>5690</text:p>
          </table:table-cell>
          <table:table-cell office:value-type="float" office:value="0.0954305799648506" calcext:value-type="float">
            <text:p>0.09543058</text:p>
          </table:table-cell>
          <table:table-cell office:value-type="float" office:value="0.953427065026362" calcext:value-type="float">
            <text:p>0.953427065</text:p>
          </table:table-cell>
          <table:table-cell office:value-type="float" office:value="543" calcext:value-type="float">
            <text:p>543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&lt;created&gt;</text:p>
          </table:table-cell>
          <table:table-cell office:value-type="float" office:value="261102" calcext:value-type="float">
            <text:p>261102</text:p>
          </table:table-cell>
          <table:table-cell office:value-type="float" office:value="0.248243981279347" calcext:value-type="float">
            <text:p>0.2482439813</text:p>
          </table:table-cell>
          <table:table-cell office:value-type="float" office:value="0.784540141400679" calcext:value-type="float">
            <text:p>0.7845401414</text:p>
          </table:table-cell>
          <table:table-cell office:value-type="float" office:value="64817" calcext:value-type="float">
            <text:p>64817</text:p>
          </table:table-cell>
          <table:table-cell office:value-type="float" office:value="204845" calcext:value-type="float">
            <text:p>204845</text:p>
          </table:table-cell>
        </table:table-row>
        <table:table-row table:style-name="ro1">
          <table:table-cell office:value-type="string" calcext:value-type="string">
            <text:p>&lt;wroteMusicFor&gt;</text:p>
          </table:table-cell>
          <table:table-cell office:value-type="float" office:value="22379" calcext:value-type="float">
            <text:p>22379</text:p>
          </table:table-cell>
          <table:table-cell office:value-type="float" office:value="0.215380490638545" calcext:value-type="float">
            <text:p>0.2153804906</text:p>
          </table:table-cell>
          <table:table-cell office:value-type="float" office:value="0.890388310469637" calcext:value-type="float">
            <text:p>0.8903883105</text:p>
          </table:table-cell>
          <table:table-cell office:value-type="float" office:value="4820" calcext:value-type="float">
            <text:p>4820</text:p>
          </table:table-cell>
          <table:table-cell office:value-type="float" office:value="19926" calcext:value-type="float">
            <text:p>19926</text:p>
          </table:table-cell>
        </table:table-row>
        <table:table-row table:style-name="ro1">
          <table:table-cell office:value-type="string" calcext:value-type="string">
            <text:p>&lt;livesIn&gt;</text:p>
          </table:table-cell>
          <table:table-cell office:value-type="float" office:value="29916" calcext:value-type="float">
            <text:p>29916</text:p>
          </table:table-cell>
          <table:table-cell office:value-type="float" office:value="0.719681775638454" calcext:value-type="float">
            <text:p>0.7196817756</text:p>
          </table:table-cell>
          <table:table-cell office:value-type="float" office:value="0.24655702634042" calcext:value-type="float">
            <text:p>0.2465570263</text:p>
          </table:table-cell>
          <table:table-cell office:value-type="float" office:value="21530" calcext:value-type="float">
            <text:p>21530</text:p>
          </table:table-cell>
          <table:table-cell office:value-type="float" office:value="7376" calcext:value-type="float">
            <text:p>7376</text:p>
          </table:table-cell>
        </table:table-row>
        <table:table-row table:style-name="ro1">
          <table:table-cell office:value-type="string" calcext:value-type="string">
            <text:p>&lt;hasMusicalRole&gt;</text:p>
          </table:table-cell>
          <table:table-cell office:value-type="float" office:value="32677" calcext:value-type="float">
            <text:p>32677</text:p>
          </table:table-cell>
          <table:table-cell office:value-type="float" office:value="0.539890442819108" calcext:value-type="float">
            <text:p>0.5398904428</text:p>
          </table:table-cell>
          <table:table-cell office:value-type="float" office:value="0.00673256418887903" calcext:value-type="float">
            <text:p>0.0067325642</text:p>
          </table:table-cell>
          <table:table-cell office:value-type="float" office:value="17642" calcext:value-type="float">
            <text:p>1764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&lt;diedIn&gt;</text:p>
          </table:table-cell>
          <table:table-cell office:value-type="float" office:value="45021" calcext:value-type="float">
            <text:p>45021</text:p>
          </table:table-cell>
          <table:table-cell office:value-type="float" office:value="0.999933364429933" calcext:value-type="float">
            <text:p>0.9999333644</text:p>
          </table:table-cell>
          <table:table-cell office:value-type="float" office:value="0.118144865729326" calcext:value-type="float">
            <text:p>0.1181448657</text:p>
          </table:table-cell>
          <table:table-cell office:value-type="float" office:value="45018" calcext:value-type="float">
            <text:p>45018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string" calcext:value-type="string">
            <text:p>&lt;hasCapital&gt;</text:p>
          </table:table-cell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</text:p>
          </table:table-cell>
          <table:table-cell office:value-type="float" office:value="0.811196487376509" calcext:value-type="float">
            <text:p>0.8111964874</text:p>
          </table:table-cell>
          <table:table-cell office:value-type="float" office:value="1822" calcext:value-type="float">
            <text:p>182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&lt;isInterestedIn&gt;</text:p>
          </table:table-cell>
          <table:table-cell office:value-type="float" office:value="315" calcext:value-type="float">
            <text:p>315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482539682539683" calcext:value-type="float">
            <text:p>0.4825396825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&lt;hasWonPrize&gt;</text:p>
          </table:table-cell>
          <table:table-cell office:value-type="float" office:value="65553" calcext:value-type="float">
            <text:p>65553</text:p>
          </table:table-cell>
          <table:table-cell office:value-type="float" office:value="0.610986529983372" calcext:value-type="float">
            <text:p>0.61098653</text:p>
          </table:table-cell>
          <table:table-cell office:value-type="float" office:value="0.036565832227358" calcext:value-type="float">
            <text:p>0.0365658322</text:p>
          </table:table-cell>
          <table:table-cell office:value-type="float" office:value="40052" calcext:value-type="float">
            <text:p>40052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&lt;wasBornIn&gt;</text:p>
          </table:table-cell>
          <table:table-cell office:value-type="float" office:value="161556" calcext:value-type="float">
            <text:p>161556</text:p>
          </table:table-cell>
          <table:table-cell office:value-type="float" office:value="0.999455297234396" calcext:value-type="float">
            <text:p>0.9994552972</text:p>
          </table:table-cell>
          <table:table-cell office:value-type="float" office:value="0.0804488845972913" calcext:value-type="float">
            <text:p>0.0804488846</text:p>
          </table:table-cell>
          <table:table-cell office:value-type="float" office:value="161468" calcext:value-type="float">
            <text:p>161468</text:p>
          </table:table-cell>
          <table:table-cell office:value-type="float" office:value="12997" calcext:value-type="float">
            <text:p>12997</text:p>
          </table:table-cell>
        </table:table-row>
        <table:table-row table:style-name="ro1">
          <table:table-cell office:value-type="string" calcext:value-type="string">
            <text:p>&lt;isConnectedTo&gt;</text:p>
          </table:table-cell>
          <table:table-cell office:value-type="float" office:value="29058" calcext:value-type="float">
            <text:p>29058</text:p>
          </table:table-cell>
          <table:table-cell office:value-type="float" office:value="0.0925046458806525" calcext:value-type="float">
            <text:p>0.0925046459</text:p>
          </table:table-cell>
          <table:table-cell office:value-type="float" office:value="0.137724550898204" calcext:value-type="float">
            <text:p>0.1377245509</text:p>
          </table:table-cell>
          <table:table-cell office:value-type="float" office:value="2688" calcext:value-type="float">
            <text:p>2688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&lt;imports&gt;</text:p>
          </table:table-cell>
          <table:table-cell office:value-type="float" office:value="390" calcext:value-type="float">
            <text:p>390</text:p>
          </table:table-cell>
          <table:table-cell office:value-type="float" office:value="0.361538461538461" calcext:value-type="float">
            <text:p>0.3615384615</text:p>
          </table:table-cell>
          <table:table-cell office:value-type="float" office:value="0.158974358974359" calcext:value-type="float">
            <text:p>0.158974359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&lt;hasCurrency&gt;</text:p>
          </table:table-cell>
          <table:table-cell office:value-type="float" office:value="507" calcext:value-type="float">
            <text:p>507</text:p>
          </table:table-cell>
          <table:table-cell office:value-type="float" office:value="0.994082840236686" calcext:value-type="float">
            <text:p>0.9940828402</text:p>
          </table:table-cell>
          <table:table-cell office:value-type="float" office:value="0.548323471400394" calcext:value-type="float">
            <text:p>0.5483234714</text:p>
          </table:table-cell>
          <table:table-cell office:value-type="float" office:value="504" calcext:value-type="float">
            <text:p>5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&lt;isLocatedIn&gt;</text:p>
          </table:table-cell>
          <table:table-cell office:value-type="float" office:value="1180566" calcext:value-type="float">
            <text:p>1180566</text:p>
          </table:table-cell>
          <table:table-cell office:value-type="float" office:value="0.541884147095546" calcext:value-type="float">
            <text:p>0.5418841471</text:p>
          </table:table-cell>
          <table:table-cell office:value-type="float" office:value="0.0474221686885782" calcext:value-type="float">
            <text:p>0.0474221687</text:p>
          </table:table-cell>
          <table:table-cell office:value-type="float" office:value="639730" calcext:value-type="float">
            <text:p>639730</text:p>
          </table:table-cell>
          <table:table-cell office:value-type="float" office:value="55985" calcext:value-type="float">
            <text:p>55985</text:p>
          </table:table-cell>
        </table:table-row>
        <table:table-row table:style-name="ro1">
          <table:table-cell office:value-type="string" calcext:value-type="string">
            <text:p>&lt;exports&gt;</text:p>
          </table:table-cell>
          <table:table-cell office:value-type="float" office:value="577" calcext:value-type="float">
            <text:p>577</text:p>
          </table:table-cell>
          <table:table-cell office:value-type="float" office:value="0.240901213171577" calcext:value-type="float">
            <text:p>0.2409012132</text:p>
          </table:table-cell>
          <table:table-cell office:value-type="float" office:value="0.305025996533795" calcext:value-type="float">
            <text:p>0.3050259965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&lt;isLeaderOf&gt;</text:p>
          </table:table-cell>
          <table:table-cell office:value-type="float" office:value="9870" calcext:value-type="float">
            <text:p>9870</text:p>
          </table:table-cell>
          <table:table-cell office:value-type="float" office:value="0.629685916919959" calcext:value-type="float">
            <text:p>0.6296859169</text:p>
          </table:table-cell>
          <table:table-cell office:value-type="float" office:value="0.559878419452888" calcext:value-type="float">
            <text:p>0.5598784195</text:p>
          </table:table-cell>
          <table:table-cell office:value-type="float" office:value="6215" calcext:value-type="float">
            <text:p>6215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string" calcext:value-type="string">
            <text:p>&lt;dealsWith&gt;</text:p>
          </table:table-cell>
          <table:table-cell office:value-type="float" office:value="882" calcext:value-type="float">
            <text:p>882</text:p>
          </table:table-cell>
          <table:table-cell office:value-type="float" office:value="0.147392290249433" calcext:value-type="float">
            <text:p>0.1473922902</text:p>
          </table:table-cell>
          <table:table-cell office:value-type="float" office:value="0.138321995464853" calcext:value-type="float">
            <text:p>0.1383219955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&lt;worksAt&gt;</text:p>
          </table:table-cell>
          <table:table-cell office:value-type="float" office:value="4295" calcext:value-type="float">
            <text:p>4295</text:p>
          </table:table-cell>
          <table:table-cell office:value-type="float" office:value="1" calcext:value-type="float">
            <text:p>1</text:p>
          </table:table-cell>
          <table:table-cell office:value-type="float" office:value="0.271944121071013" calcext:value-type="float">
            <text:p>0.2719441211</text:p>
          </table:table-cell>
          <table:table-cell office:value-type="float" office:value="4295" calcext:value-type="float">
            <text:p>429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&lt;graduatedFrom&gt;</text:p>
          </table:table-cell>
          <table:table-cell office:value-type="float" office:value="26280" calcext:value-type="float">
            <text:p>26280</text:p>
          </table:table-cell>
          <table:table-cell office:value-type="float" office:value="0.999657534246575" calcext:value-type="float">
            <text:p>0.9996575342</text:p>
          </table:table-cell>
          <table:table-cell office:value-type="float" office:value="0.109512937595129" calcext:value-type="float">
            <text:p>0.1095129376</text:p>
          </table:table-cell>
          <table:table-cell office:value-type="float" office:value="26271" calcext:value-type="float">
            <text:p>26271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&lt;influences&gt;</text:p>
          </table:table-cell>
          <table:table-cell office:value-type="float" office:value="23149" calcext:value-type="float">
            <text:p>23149</text:p>
          </table:table-cell>
          <table:table-cell office:value-type="float" office:value="0.321871355134131" calcext:value-type="float">
            <text:p>0.3218713551</text:p>
          </table:table-cell>
          <table:table-cell office:value-type="float" office:value="0.371808717439198" calcext:value-type="float">
            <text:p>0.3718087174</text:p>
          </table:table-cell>
          <table:table-cell office:value-type="float" office:value="7451" calcext:value-type="float">
            <text:p>7451</text:p>
          </table:table-cell>
          <table:table-cell office:value-type="float" office:value="8607" calcext:value-type="float">
            <text:p>8607</text:p>
          </table:table-cell>
        </table:table-row>
        <table:table-row table:style-name="ro1">
          <table:table-cell office:value-type="string" calcext:value-type="string">
            <text:p>&lt;actedIn&gt;</text:p>
          </table:table-cell>
          <table:table-cell office:value-type="float" office:value="120592" calcext:value-type="float">
            <text:p>120592</text:p>
          </table:table-cell>
          <table:table-cell office:value-type="float" office:value="0.215155234178055" calcext:value-type="float">
            <text:p>0.2151552342</text:p>
          </table:table-cell>
          <table:table-cell office:value-type="float" office:value="0.322799190659414" calcext:value-type="float">
            <text:p>0.3227991907</text:p>
          </table:table-cell>
          <table:table-cell office:value-type="float" office:value="25946" calcext:value-type="float">
            <text:p>25946</text:p>
          </table:table-cell>
          <table:table-cell office:value-type="float" office:value="38927" calcext:value-type="float">
            <text:p>38927</text:p>
          </table:table-cell>
        </table:table-row>
        <table:table-row table:style-name="ro1">
          <table:table-cell office:value-type="string" calcext:value-type="string">
            <text:p>&lt;hasGender&gt;</text:p>
          </table:table-cell>
          <table:table-cell office:value-type="float" office:value="923292" calcext:value-type="float">
            <text:p>92329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.1661619509320996E-6</text:p>
          </table:table-cell>
          <table:table-cell office:value-type="float" office:value="923292" calcext:value-type="float">
            <text:p>923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lt;holdsPoliticalPosition&gt;</text:p>
          </table:table-cell>
          <table:table-cell office:value-type="float" office:value="5259" calcext:value-type="float">
            <text:p>5259</text:p>
          </table:table-cell>
          <table:table-cell office:value-type="float" office:value="0.919756607720099" calcext:value-type="float">
            <text:p>0.9197566077</text:p>
          </table:table-cell>
          <table:table-cell office:value-type="float" office:value="0.161817836090512" calcext:value-type="float">
            <text:p>0.1618178361</text:p>
          </table:table-cell>
          <table:table-cell office:value-type="float" office:value="4837" calcext:value-type="float">
            <text:p>483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&lt;hasWebsite&gt;</text:p>
          </table:table-cell>
          <table:table-cell office:value-type="float" office:value="226377" calcext:value-type="float">
            <text:p>226377</text:p>
          </table:table-cell>
          <table:table-cell office:value-type="float" office:value="0.847873238005628" calcext:value-type="float">
            <text:p>0.847873238</text:p>
          </table:table-cell>
          <table:table-cell office:value-type="float" office:value="0.959770648078206" calcext:value-type="float">
            <text:p>0.9597706481</text:p>
          </table:table-cell>
          <table:table-cell office:value-type="float" office:value="191939" calcext:value-type="float">
            <text:p>191939</text:p>
          </table:table-cell>
          <table:table-cell office:value-type="float" office:value="217270" calcext:value-type="float">
            <text:p>217270</text:p>
          </table:table-cell>
        </table:table-row>
        <table:table-row table:style-name="ro1">
          <table:table-cell office:value-type="string" calcext:value-type="string">
            <text:p>&lt;isPoliticianOf&gt;</text:p>
          </table:table-cell>
          <table:table-cell office:value-type="float" office:value="3749" calcext:value-type="float">
            <text:p>3749</text:p>
          </table:table-cell>
          <table:table-cell office:value-type="float" office:value="0.990130701520405" calcext:value-type="float">
            <text:p>0.9901307015</text:p>
          </table:table-cell>
          <table:table-cell office:value-type="float" office:value="0.0133368898372899" calcext:value-type="float">
            <text:p>0.0133368898</text:p>
          </table:table-cell>
          <table:table-cell office:value-type="float" office:value="3712" calcext:value-type="float">
            <text:p>37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&lt;isCitizenOf&gt;</text:p>
          </table:table-cell>
          <table:table-cell office:value-type="float" office:value="43561" calcext:value-type="float">
            <text:p>43561</text:p>
          </table:table-cell>
          <table:table-cell office:value-type="float" office:value="0.996326989738528" calcext:value-type="float">
            <text:p>0.9963269897</text:p>
          </table:table-cell>
          <table:table-cell office:value-type="float" office:value="0.00688689424026078" calcext:value-type="float">
            <text:p>0.0068868942</text:p>
          </table:table-cell>
          <table:table-cell office:value-type="float" office:value="43401" calcext:value-type="float">
            <text:p>434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&lt;hasAcademicAdvisor&gt;</text:p>
          </table:table-cell>
          <table:table-cell office:value-type="float" office:value="2895" calcext:value-type="float">
            <text:p>2895</text:p>
          </table:table-cell>
          <table:table-cell office:value-type="float" office:value="0.979620034542314" calcext:value-type="float">
            <text:p>0.9796200345</text:p>
          </table:table-cell>
          <table:table-cell office:value-type="float" office:value="0.679447322970639" calcext:value-type="float">
            <text:p>0.679447323</text:p>
          </table:table-cell>
          <table:table-cell office:value-type="float" office:value="2836" calcext:value-type="float">
            <text:p>2836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&lt;participatedIn&gt;</text:p>
          </table:table-cell>
          <table:table-cell office:value-type="float" office:value="15033" calcext:value-type="float">
            <text:p>15033</text:p>
          </table:table-cell>
          <table:table-cell office:value-type="float" office:value="0.138827911927094" calcext:value-type="float">
            <text:p>0.1388279119</text:p>
          </table:table-cell>
          <table:table-cell office:value-type="float" office:value="0.451539945453336" calcext:value-type="float">
            <text:p>0.4515399455</text:p>
          </table:table-cell>
          <table:table-cell office:value-type="float" office:value="2087" calcext:value-type="float">
            <text:p>2087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string" calcext:value-type="string">
            <text:p>&lt;isAffiliatedTo&gt;</text:p>
          </table:table-cell>
          <table:table-cell office:value-type="float" office:value="419854" calcext:value-type="float">
            <text:p>419854</text:p>
          </table:table-cell>
          <table:table-cell office:value-type="float" office:value="0.329090588633191" calcext:value-type="float">
            <text:p>0.3290905886</text:p>
          </table:table-cell>
          <table:table-cell office:value-type="float" office:value="0.0423242365203142" calcext:value-type="float">
            <text:p>0.0423242365</text:p>
          </table:table-cell>
          <table:table-cell office:value-type="float" office:value="138170" calcext:value-type="float">
            <text:p>138170</text:p>
          </table:table-cell>
          <table:table-cell office:value-type="float" office:value="17770" calcext:value-type="float">
            <text:p>17770</text:p>
          </table:table-cell>
        </table:table-row>
        <table:table-row table:style-name="ro1">
          <table:table-cell office:value-type="string" calcext:value-type="string">
            <text:p>&lt;directed&gt;</text:p>
          </table:table-cell>
          <table:table-cell office:value-type="float" office:value="39686" calcext:value-type="float">
            <text:p>39686</text:p>
          </table:table-cell>
          <table:table-cell office:value-type="float" office:value="0.271304742226478" calcext:value-type="float">
            <text:p>0.2713047422</text:p>
          </table:table-cell>
          <table:table-cell office:value-type="float" office:value="0.94441364712997" calcext:value-type="float">
            <text:p>0.9444136471</text:p>
          </table:table-cell>
          <table:table-cell office:value-type="float" office:value="10767" calcext:value-type="float">
            <text:p>10767</text:p>
          </table:table-cell>
          <table:table-cell office:value-type="float" office:value="37480" calcext:value-type="float">
            <text:p>37480</text:p>
          </table:table-cell>
        </table:table-row>
        <table:table-row table:style-name="ro1">
          <table:table-cell office:value-type="string" calcext:value-type="string">
            <text:p>&lt;isMarriedTo&gt;</text:p>
          </table:table-cell>
          <table:table-cell office:value-type="float" office:value="23758" calcext:value-type="float">
            <text:p>23758</text:p>
          </table:table-cell>
          <table:table-cell office:value-type="float" office:value="0.895992928697702" calcext:value-type="float">
            <text:p>0.8959929287</text:p>
          </table:table-cell>
          <table:table-cell office:value-type="float" office:value="0.896077110867918" calcext:value-type="float">
            <text:p>0.8960771109</text:p>
          </table:table-cell>
          <table:table-cell office:value-type="float" office:value="21287" calcext:value-type="float">
            <text:p>21287</text:p>
          </table:table-cell>
          <table:table-cell office:value-type="float" office:value="21289" calcext:value-type="float">
            <text:p>21289</text:p>
          </table:table-cell>
        </table:table-row>
        <table:table-row table:style-name="ro1">
          <table:table-cell office:value-type="string" calcext:value-type="string">
            <text:p>&lt;isKnownFor&gt;</text:p>
          </table:table-cell>
          <table:table-cell office:value-type="float" office:value="395" calcext:value-type="float">
            <text:p>395</text:p>
          </table:table-cell>
          <table:table-cell office:value-type="float" office:value="0.668354430379747" calcext:value-type="float">
            <text:p>0.6683544304</text:p>
          </table:table-cell>
          <table:table-cell office:value-type="float" office:value="0.886075949367089" calcext:value-type="float">
            <text:p>0.8860759494</text:p>
          </table:table-cell>
          <table:table-cell office:value-type="float" office:value="264" calcext:value-type="float">
            <text:p>26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&lt;hasOfficialLanguage&gt;</text:p>
          </table:table-cell>
          <table:table-cell office:value-type="float" office:value="713" calcext:value-type="float">
            <text:p>713</text:p>
          </table:table-cell>
          <table:table-cell office:value-type="float" office:value="0.718092566619916" calcext:value-type="float">
            <text:p>0.7180925666</text:p>
          </table:table-cell>
          <table:table-cell office:value-type="float" office:value="0.244039270687237" calcext:value-type="float">
            <text:p>0.2440392707</text:p>
          </table:table-cell>
          <table:table-cell office:value-type="float" office:value="512" calcext:value-type="float">
            <text:p>512</text:p>
          </table:table-cell>
          <table:table-cell office:value-type="float" office:value="174" calcext:value-type="float">
            <text:p>174</text:p>
          </table:table-cell>
        </table:table-row>
      </table:table>
      <table:table table:name="rules" table:style-name="ta1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string" calcext:value-type="string">
            <text:p>Head 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PCA Confidence</text:p>
          </table:table-cell>
          <table:table-cell table:style-name="ce4" office:value-type="string" calcext:value-type="string">
            <text:p>Positive Examples</text:p>
          </table:table-cell>
          <table:table-cell table:style-name="ce4" office:value-type="string" calcext:value-type="string">
            <text:p>Body size</text:p>
          </table:table-cell>
          <table:table-cell table:style-name="ce4" office:value-type="string" calcext:value-type="string">
            <text:p>PCA Body size</text:p>
          </table:table-cell>
          <table:table-cell table:style-name="ce4" office:value-type="string" calcext:value-type="string">
            <text:p>Prediction variable</text:p>
          </table:table-cell>
          <table:table-cell table:style-name="ce4" office:value-type="string" calcext:value-type="string">
            <text:p>Std. Lower Bound</text:p>
          </table:table-cell>
          <table:table-cell table:style-name="ce4" office:value-type="string" calcext:value-type="string">
            <text:p>PCA Lower Bound</text:p>
          </table:table-cell>
          <table:table-cell table:style-name="ce4" office:value-type="string" calcext:value-type="string">
            <text:p>PCA estimation</text:p>
          </table:table-cell>
          <table:table-cell table:style-name="ce4" office:value-type="string" calcext:value-type="string">
            <text:p>Applicable</text:p>
          </table:table-cell>
          <table:table-cell table:style-name="ce4"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b <text:s/>&lt;isLocatedIn&gt; <text:s/>?f <text:s text:c="2"/>=&gt; ?a <text:s/>&lt;dealsWith&gt; <text:s/>?b</text:p>
          </table:table-cell>
          <table:table-cell office:value-type="float" office:value="0.000002183" calcext:value-type="float">
            <text:p>0.000002183</text:p>
          </table:table-cell>
          <table:table-cell office:value-type="float" office:value="0.010204082" calcext:value-type="float">
            <text:p>0.010204082</text:p>
          </table:table-cell>
          <table:table-cell table:number-columns-repeated="2" office:value-type="float" office:value="0.000001077" calcext:value-type="float">
            <text:p>0.0000010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355300" calcext:value-type="float">
            <text:p>83553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000900374838466822" calcext:value-type="float">
            <text:p>9.00E-004</text:p>
          </table:table-cell>
          <table:table-cell table:formula="of:=IF([.L2]&lt;&gt;0; 1; 0)" office:value-type="float" office:value="1" calcext:value-type="float">
            <text:p>1</text:p>
          </table:table-cell>
          <table:table-cell table:formula="of:=IF(AND([.M2]=1; [.L2]&gt;=[.E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f <text:s/>&lt;participatedIn&gt; <text:s/>?b <text:s text:c="2"/>=&gt; ?a <text:s/>&lt;participatedIn&gt; <text:s/>?b</text:p>
          </table:table-cell>
          <table:table-cell office:value-type="float" office:value="0.000056035" calcext:value-type="float">
            <text:p>0.000056035</text:p>
          </table:table-cell>
          <table:table-cell office:value-type="float" office:value="0.015366194" calcext:value-type="float">
            <text:p>0.015366194</text:p>
          </table:table-cell>
          <table:table-cell table:number-columns-repeated="2" office:value-type="float" office:value="0.000001745" calcext:value-type="float">
            <text:p>0.00000174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32373947" calcext:value-type="float">
            <text:p>132373947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1436064368406" calcext:value-type="float">
            <text:p>0.0061143606</text:p>
          </table:table-cell>
          <table:table-cell table:formula="of:=IF([.L3]&lt;&gt;0; 1; 0)" office:value-type="float" office:value="1" calcext:value-type="float">
            <text:p>1</text:p>
          </table:table-cell>
          <table:table-cell table:formula="of:=IF(AND([.M3]=1; [.L3]&gt;=[.E3]); 1; 0)" office:value-type="float" office:value="1" calcext:value-type="float">
            <text:p>1</text:p>
          </table:table-cell>
          <table:table-cell/>
          <table:table-cell office:value-type="string" calcext:value-type="string">
            <text:p>Applicable (&lt;=0.1)</text:p>
          </table:table-cell>
          <table:table-cell table:formula="of:=COUNTIF([.M2:.M154]; &quot;=1&quot;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?b <text:s/>&lt;isLocatedIn&gt; <text:s/>?f <text:s/>?f <text:s/>&lt;participatedIn&gt; <text:s/>?a <text:s text:c="2"/>=&gt; ?a <text:s/>&lt;happenedIn&gt; <text:s/>?b</text:p>
          </table:table-cell>
          <table:table-cell office:value-type="float" office:value="0.000252279" calcext:value-type="float">
            <text:p>0.000252279</text:p>
          </table:table-cell>
          <table:table-cell office:value-type="float" office:value="0.092059839" calcext:value-type="float">
            <text:p>0.092059839</text:p>
          </table:table-cell>
          <table:table-cell office:value-type="float" office:value="0.000007857" calcext:value-type="float">
            <text:p>0.000007857</text:p>
          </table:table-cell>
          <table:table-cell office:value-type="float" office:value="0.00000921" calcext:value-type="float">
            <text:p>0.00000921</text:p>
          </table:table-cell>
          <table:table-cell office:value-type="float" office:value="1040" calcext:value-type="float">
            <text:p>1040</text:p>
          </table:table-cell>
          <table:table-cell office:value-type="float" office:value="132373947" calcext:value-type="float">
            <text:p>132373947</text:p>
          </table:table-cell>
          <table:table-cell office:value-type="float" office:value="112921788" calcext:value-type="float">
            <text:p>11292178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453516229836" calcext:value-type="float">
            <text:p>0.0323453516</text:p>
          </table:table-cell>
          <table:table-cell table:formula="of:=IF([.L4]&lt;&gt;0; 1; 0)" office:value-type="float" office:value="1" calcext:value-type="float">
            <text:p>1</text:p>
          </table:table-cell>
          <table:table-cell table:formula="of:=IF(AND([.M4]=1; [.L4]&gt;=[.E4]); 1; 0)" office:value-type="float" office:value="1" calcext:value-type="float">
            <text:p>1</text:p>
          </table:table-cell>
          <table:table-cell/>
          <table:table-cell office:value-type="string" calcext:value-type="string">
            <text:p>Hits</text:p>
          </table:table-cell>
          <table:table-cell table:formula="of:=COUNTIF([.N2:.N154]; &quot;=1&quot;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orksAt&gt; <text:s/>?b</text:p>
          </table:table-cell>
          <table:table-cell office:value-type="float" office:value="0.000228021" calcext:value-type="float">
            <text:p>0.000228021</text:p>
          </table:table-cell>
          <table:table-cell office:value-type="float" office:value="0.218859139" calcext:value-type="float">
            <text:p>0.218859139</text:p>
          </table:table-cell>
          <table:table-cell office:value-type="float" office:value="0.000000644" calcext:value-type="float">
            <text:p>0.000000644</text:p>
          </table:table-cell>
          <table:table-cell office:value-type="float" office:value="0.000011241" calcext:value-type="float">
            <text:p>0.000011241</text:p>
          </table:table-cell>
          <table:table-cell office:value-type="float" office:value="940" calcext:value-type="float">
            <text:p>940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83620060" calcext:value-type="float">
            <text:p>8362006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790732865621" calcext:value-type="float">
            <text:p>0.0430790733</text:p>
          </table:table-cell>
          <table:table-cell table:formula="of:=IF([.L5]&lt;&gt;0; 1; 0)" office:value-type="float" office:value="1" calcext:value-type="float">
            <text:p>1</text:p>
          </table:table-cell>
          <table:table-cell table:formula="of:=IF(AND([.M5]=1; [.L5]&gt;=[.E5]); 1; 0)" office:value-type="float" office:value="1" calcext:value-type="float">
            <text:p>1</text:p>
          </table:table-cell>
          <table:table-cell/>
          <table:table-cell office:value-type="string" calcext:value-type="string">
            <text:p>Precision</text:p>
          </table:table-cell>
          <table:table-cell table:style-name="ce6" table:formula="of:=[.Q4]/[.Q3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PoliticianOf&gt; <text:s/>?b</text:p>
          </table:table-cell>
          <table:table-cell office:value-type="float" office:value="0.000011644" calcext:value-type="float">
            <text:p>0.000011644</text:p>
          </table:table-cell>
          <table:table-cell office:value-type="float" office:value="0.012803414" calcext:value-type="float">
            <text:p>0.012803414</text:p>
          </table:table-cell>
          <table:table-cell office:value-type="float" office:value="0.000000033" calcext:value-type="float">
            <text:p>0.000000033</text:p>
          </table:table-cell>
          <table:table-cell office:value-type="float" office:value="0.00001257" calcext:value-type="float">
            <text:p>0.00001257</text:p>
          </table:table-cell>
          <table:table-cell office:value-type="float" office:value="48" calcext:value-type="float">
            <text:p>48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3818744" calcext:value-type="float">
            <text:p>381874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7345224686124" calcext:value-type="float">
            <text:p>0.0897345225</text:p>
          </table:table-cell>
          <table:table-cell table:formula="of:=IF([.L6]&lt;&gt;0; 1; 0)" office:value-type="float" office:value="1" calcext:value-type="float">
            <text:p>1</text:p>
          </table:table-cell>
          <table:table-cell table:formula="of:=IF(AND([.M6]=1; [.L6]&gt;=[.E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graduatedFrom&gt; <text:s/>?b</text:p>
          </table:table-cell>
          <table:table-cell office:value-type="float" office:value="0.001019545" calcext:value-type="float">
            <text:p>0.001019545</text:p>
          </table:table-cell>
          <table:table-cell office:value-type="float" office:value="0.159931507" calcext:value-type="float">
            <text:p>0.159931507</text:p>
          </table:table-cell>
          <table:table-cell office:value-type="float" office:value="0.00000288" calcext:value-type="float">
            <text:p>0.00000288</text:p>
          </table:table-cell>
          <table:table-cell office:value-type="float" office:value="0.000013673" calcext:value-type="float">
            <text:p>0.000013673</text:p>
          </table:table-cell>
          <table:table-cell office:value-type="float" office:value="4203" calcext:value-type="float">
            <text:p>4203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307383082" calcext:value-type="float">
            <text:p>30738308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372625596566" calcext:value-type="float">
            <text:p>0.0547372626</text:p>
          </table:table-cell>
          <table:table-cell table:formula="of:=IF([.L7]&lt;&gt;0; 1; 0)" office:value-type="float" office:value="1" calcext:value-type="float">
            <text:p>1</text:p>
          </table:table-cell>
          <table:table-cell table:formula="of:=IF(AND([.M7]=1; [.L7]&gt;=[.E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worksAt&gt; <text:s/>?b</text:p>
          </table:table-cell>
          <table:table-cell office:value-type="float" office:value="0.00011304" calcext:value-type="float">
            <text:p>0.00011304</text:p>
          </table:table-cell>
          <table:table-cell office:value-type="float" office:value="0.108498254" calcext:value-type="float">
            <text:p>0.108498254</text:p>
          </table:table-cell>
          <table:table-cell office:value-type="float" office:value="0.00000277" calcext:value-type="float">
            <text:p>0.00000277</text:p>
          </table:table-cell>
          <table:table-cell office:value-type="float" office:value="0.000016706" calcext:value-type="float">
            <text:p>0.000016706</text:p>
          </table:table-cell>
          <table:table-cell office:value-type="float" office:value="466" calcext:value-type="float">
            <text:p>466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27893979" calcext:value-type="float">
            <text:p>2789397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295732578984" calcext:value-type="float">
            <text:p>0.0391295733</text:p>
          </table:table-cell>
          <table:table-cell table:formula="of:=IF([.L8]&lt;&gt;0; 1; 0)" office:value-type="float" office:value="1" calcext:value-type="float">
            <text:p>1</text:p>
          </table:table-cell>
          <table:table-cell table:formula="of:=IF(AND([.M8]=1; [.L8]&gt;=[.E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843678" calcext:value-type="float">
            <text:p>0.000843678</text:p>
          </table:table-cell>
          <table:table-cell office:value-type="float" office:value="0.116258858" calcext:value-type="float">
            <text:p>0.116258858</text:p>
          </table:table-cell>
          <table:table-cell office:value-type="float" office:value="0.000002383" calcext:value-type="float">
            <text:p>0.000002383</text:p>
          </table:table-cell>
          <table:table-cell office:value-type="float" office:value="0.000017623" calcext:value-type="float">
            <text:p>0.000017623</text:p>
          </table:table-cell>
          <table:table-cell office:value-type="float" office:value="3478" calcext:value-type="float">
            <text:p>3478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97357811" calcext:value-type="float">
            <text:p>19735781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3530701400578" calcext:value-type="float">
            <text:p>0.0653530701</text:p>
          </table:table-cell>
          <table:table-cell table:formula="of:=IF([.L9]&lt;&gt;0; 1; 0)" office:value-type="float" office:value="1" calcext:value-type="float">
            <text:p>1</text:p>
          </table:table-cell>
          <table:table-cell table:formula="of:=IF(AND([.M9]=1; [.L9]&gt;=[.E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2873551" calcext:value-type="float">
            <text:p>0.002873551</text:p>
          </table:table-cell>
          <table:table-cell office:value-type="float" office:value="0.07332442" calcext:value-type="float">
            <text:p>0.07332442</text:p>
          </table:table-cell>
          <table:table-cell office:value-type="float" office:value="0.000008117" calcext:value-type="float">
            <text:p>0.000008117</text:p>
          </table:table-cell>
          <table:table-cell office:value-type="float" office:value="0.000018721" calcext:value-type="float">
            <text:p>0.000018721</text:p>
          </table:table-cell>
          <table:table-cell office:value-type="float" office:value="11846" calcext:value-type="float">
            <text:p>11846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632776464" calcext:value-type="float">
            <text:p>63277646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8297229431009" calcext:value-type="float">
            <text:p>0.0728297229</text:p>
          </table:table-cell>
          <table:table-cell table:formula="of:=IF([.L10]&lt;&gt;0; 1; 0)" office:value-type="float" office:value="1" calcext:value-type="float">
            <text:p>1</text:p>
          </table:table-cell>
          <table:table-cell table:formula="of:=IF(AND([.M10]=1; [.L10]&gt;=[.E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graduatedFrom&gt; <text:s/>?b</text:p>
          </table:table-cell>
          <table:table-cell office:value-type="float" office:value="0.000372839" calcext:value-type="float">
            <text:p>0.000372839</text:p>
          </table:table-cell>
          <table:table-cell office:value-type="float" office:value="0.05848554" calcext:value-type="float">
            <text:p>0.05848554</text:p>
          </table:table-cell>
          <table:table-cell office:value-type="float" office:value="0.000009136" calcext:value-type="float">
            <text:p>0.000009136</text:p>
          </table:table-cell>
          <table:table-cell office:value-type="float" office:value="0.000020285" calcext:value-type="float">
            <text:p>0.000020285</text:p>
          </table:table-cell>
          <table:table-cell office:value-type="float" office:value="1537" calcext:value-type="float">
            <text:p>1537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75769866" calcext:value-type="float">
            <text:p>7576986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300815484341" calcext:value-type="float">
            <text:p>0.0199300815</text:p>
          </table:table-cell>
          <table:table-cell table:formula="of:=IF([.L11]&lt;&gt;0; 1; 0)" office:value-type="float" office:value="1" calcext:value-type="float">
            <text:p>1</text:p>
          </table:table-cell>
          <table:table-cell table:formula="of:=IF(AND([.M11]=1; [.L11]&gt;=[.E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856534" calcext:value-type="float">
            <text:p>0.000856534</text:p>
          </table:table-cell>
          <table:table-cell office:value-type="float" office:value="0.078430066" calcext:value-type="float">
            <text:p>0.078430066</text:p>
          </table:table-cell>
          <table:table-cell office:value-type="float" office:value="0.00000242" calcext:value-type="float">
            <text:p>0.00000242</text:p>
          </table:table-cell>
          <table:table-cell office:value-type="float" office:value="0.000021687" calcext:value-type="float">
            <text:p>0.000021687</text:p>
          </table:table-cell>
          <table:table-cell office:value-type="float" office:value="3531" calcext:value-type="float">
            <text:p>3531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62819424" calcext:value-type="float">
            <text:p>16281942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6800287371964" calcext:value-type="float">
            <text:p>0.0636800287</text:p>
          </table:table-cell>
          <table:table-cell table:formula="of:=IF([.L12]&lt;&gt;0; 1; 0)" office:value-type="float" office:value="1" calcext:value-type="float">
            <text:p>1</text:p>
          </table:table-cell>
          <table:table-cell table:formula="of:=IF(AND([.M12]=1; [.L12]&gt;=[.E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wasBornIn&gt; <text:s/>?b</text:p>
          </table:table-cell>
          <table:table-cell office:value-type="float" office:value="0.000395883" calcext:value-type="float">
            <text:p>0.000395883</text:p>
          </table:table-cell>
          <table:table-cell office:value-type="float" office:value="0.01010176" calcext:value-type="float">
            <text:p>0.01010176</text:p>
          </table:table-cell>
          <table:table-cell office:value-type="float" office:value="0.000009701" calcext:value-type="float">
            <text:p>0.000009701</text:p>
          </table:table-cell>
          <table:table-cell office:value-type="float" office:value="0.000027008" calcext:value-type="float">
            <text:p>0.000027008</text:p>
          </table:table-cell>
          <table:table-cell office:value-type="float" office:value="1632" calcext:value-type="float">
            <text:p>1632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60426567" calcext:value-type="float">
            <text:p>604265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315306325491" calcext:value-type="float">
            <text:p>0.0156315306</text:p>
          </table:table-cell>
          <table:table-cell table:formula="of:=IF([.L13]&lt;&gt;0; 1; 0)" office:value-type="float" office:value="1" calcext:value-type="float">
            <text:p>1</text:p>
          </table:table-cell>
          <table:table-cell table:formula="of:=IF(AND([.M13]=1; [.L13]&gt;=[.E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office:value-type="float" office:value="0.000068891" calcext:value-type="float">
            <text:p>0.000068891</text:p>
          </table:table-cell>
          <table:table-cell office:value-type="float" office:value="0.011953868" calcext:value-type="float">
            <text:p>0.011953868</text:p>
          </table:table-cell>
          <table:table-cell office:value-type="float" office:value="0.000000856" calcext:value-type="float">
            <text:p>0.000000856</text:p>
          </table:table-cell>
          <table:table-cell office:value-type="float" office:value="0.000027627" calcext:value-type="float">
            <text:p>0.000027627</text:p>
          </table:table-cell>
          <table:table-cell office:value-type="float" office:value="284" calcext:value-type="float">
            <text:p>284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10279827" calcext:value-type="float">
            <text:p>10279827</text:p>
          </table:table-cell>
          <table:table-cell office:value-type="string" calcext:value-type="string">
            <text:p>?b</text:p>
          </table:table-cell>
          <table:table-cell office:value-type="float" office:value="0.00654362802700399" calcext:value-type="float">
            <text:p>0.006543628</text:p>
          </table:table-cell>
          <table:table-cell office:value-type="float" office:value="0.242320819112628" calcext:value-type="float">
            <text:p>0.2423208191</text:p>
          </table:table-cell>
          <table:table-cell office:value-type="float" office:value="0.00166883785344203" calcext:value-type="float">
            <text:p>0.0016688379</text:p>
          </table:table-cell>
          <table:table-cell table:formula="of:=IF([.L14]&lt;&gt;0; 1; 0)" office:value-type="float" office:value="1" calcext:value-type="float">
            <text:p>1</text:p>
          </table:table-cell>
          <table:table-cell table:formula="of:=IF(AND([.M14]=1; [.L14]&gt;=[.E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134872" calcext:value-type="float">
            <text:p>0.00134872</text:p>
          </table:table-cell>
          <table:table-cell office:value-type="float" office:value="0.185853724" calcext:value-type="float">
            <text:p>0.185853724</text:p>
          </table:table-cell>
          <table:table-cell table:number-columns-repeated="2" office:value-type="float" office:value="0.00003305" calcext:value-type="float">
            <text:p>0.00003305</text:p>
          </table:table-cell>
          <table:table-cell office:value-type="float" office:value="5560" calcext:value-type="float">
            <text:p>5560</text:p>
          </table:table-cell>
          <table:table-cell table:number-columns-repeated="2" office:value-type="float" office:value="168227597" calcext:value-type="float">
            <text:p>16822759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809437805637" calcext:value-type="float">
            <text:p>0.0213809438</text:p>
          </table:table-cell>
          <table:table-cell table:formula="of:=IF([.L15]&lt;&gt;0; 1; 0)" office:value-type="float" office:value="1" calcext:value-type="float">
            <text:p>1</text:p>
          </table:table-cell>
          <table:table-cell table:formula="of:=IF(AND([.M15]=1; [.L15]&gt;=[.E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3954" calcext:value-type="float">
            <text:p>0.00003954</text:p>
          </table:table-cell>
          <table:table-cell office:value-type="float" office:value="0.056303972" calcext:value-type="float">
            <text:p>0.056303972</text:p>
          </table:table-cell>
          <table:table-cell office:value-type="float" office:value="0.00000461" calcext:value-type="float">
            <text:p>0.00000461</text:p>
          </table:table-cell>
          <table:table-cell office:value-type="float" office:value="0.000033725" calcext:value-type="float">
            <text:p>0.000033725</text:p>
          </table:table-cell>
          <table:table-cell office:value-type="float" office:value="163" calcext:value-type="float">
            <text:p>163</text:p>
          </table:table-cell>
          <table:table-cell office:value-type="float" office:value="35355416" calcext:value-type="float">
            <text:p>35355416</text:p>
          </table:table-cell>
          <table:table-cell office:value-type="float" office:value="4833269" calcext:value-type="float">
            <text:p>48332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1079464947155" calcext:value-type="float">
            <text:p>0.0491079465</text:p>
          </table:table-cell>
          <table:table-cell table:formula="of:=IF([.L16]&lt;&gt;0; 1; 0)" office:value-type="float" office:value="1" calcext:value-type="float">
            <text:p>1</text:p>
          </table:table-cell>
          <table:table-cell table:formula="of:=IF(AND([.M16]=1; [.L16]&gt;=[.E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owns&gt; <text:s/>?b</text:p>
          </table:table-cell>
          <table:table-cell office:value-type="float" office:value="0.0005048" calcext:value-type="float">
            <text:p>0.0005048</text:p>
          </table:table-cell>
          <table:table-cell office:value-type="float" office:value="0.090278079" calcext:value-type="float">
            <text:p>0.090278079</text:p>
          </table:table-cell>
          <table:table-cell office:value-type="float" office:value="0.000000254" calcext:value-type="float">
            <text:p>0.000000254</text:p>
          </table:table-cell>
          <table:table-cell office:value-type="float" office:value="0.000034423" calcext:value-type="float">
            <text:p>0.000034423</text:p>
          </table:table-cell>
          <table:table-cell office:value-type="float" office:value="2081" calcext:value-type="float">
            <text:p>2081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60454522" calcext:value-type="float">
            <text:p>60454522</text:p>
          </table:table-cell>
          <table:table-cell office:value-type="string" calcext:value-type="string">
            <text:p>?b</text:p>
          </table:table-cell>
          <table:table-cell office:value-type="float" office:value="0.0032529348318822" calcext:value-type="float">
            <text:p>0.0032529348</text:p>
          </table:table-cell>
          <table:table-cell office:value-type="float" office:value="0.158431671107727" calcext:value-type="float">
            <text:p>0.1584316711</text:p>
          </table:table-cell>
          <table:table-cell office:value-type="float" office:value="0.00751317343288399" calcext:value-type="float">
            <text:p>0.0075131734</text:p>
          </table:table-cell>
          <table:table-cell table:formula="of:=IF([.L17]&lt;&gt;0; 1; 0)" office:value-type="float" office:value="1" calcext:value-type="float">
            <text:p>1</text:p>
          </table:table-cell>
          <table:table-cell table:formula="of:=IF(AND([.M17]=1; [.L17]&gt;=[.E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ppenedIn&gt; <text:s/>?f <text:s/>?a <text:s/>&lt;isLocatedIn&gt; <text:s/>?f <text:s text:c="2"/>=&gt; ?a <text:s/>&lt;participatedIn&gt; <text:s/>?b</text:p>
          </table:table-cell>
          <table:table-cell office:value-type="float" office:value="0.000088783" calcext:value-type="float">
            <text:p>0.000088783</text:p>
          </table:table-cell>
          <table:table-cell office:value-type="float" office:value="0.024346438" calcext:value-type="float">
            <text:p>0.024346438</text:p>
          </table:table-cell>
          <table:table-cell office:value-type="float" office:value="0.000030507" calcext:value-type="float">
            <text:p>0.000030507</text:p>
          </table:table-cell>
          <table:table-cell office:value-type="float" office:value="0.000037088" calcext:value-type="float">
            <text:p>0.000037088</text:p>
          </table:table-cell>
          <table:table-cell office:value-type="float" office:value="366" calcext:value-type="float">
            <text:p>366</text:p>
          </table:table-cell>
          <table:table-cell office:value-type="float" office:value="11997288" calcext:value-type="float">
            <text:p>11997288</text:p>
          </table:table-cell>
          <table:table-cell office:value-type="float" office:value="9868289" calcext:value-type="float">
            <text:p>986828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401594374224" calcext:value-type="float">
            <text:p>0.0061440159</text:p>
          </table:table-cell>
          <table:table-cell table:formula="of:=IF([.L18]&lt;&gt;0; 1; 0)" office:value-type="float" office:value="1" calcext:value-type="float">
            <text:p>1</text:p>
          </table:table-cell>
          <table:table-cell table:formula="of:=IF(AND([.M18]=1; [.L18]&gt;=[.E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diedIn&gt; <text:s/>?b</text:p>
          </table:table-cell>
          <table:table-cell office:value-type="float" office:value="0.000123471" calcext:value-type="float">
            <text:p>0.000123471</text:p>
          </table:table-cell>
          <table:table-cell office:value-type="float" office:value="0.011305835" calcext:value-type="float">
            <text:p>0.011305835</text:p>
          </table:table-cell>
          <table:table-cell office:value-type="float" office:value="0.000003026" calcext:value-type="float">
            <text:p>0.000003026</text:p>
          </table:table-cell>
          <table:table-cell office:value-type="float" office:value="0.000037587" calcext:value-type="float">
            <text:p>0.000037587</text:p>
          </table:table-cell>
          <table:table-cell office:value-type="float" office:value="509" calcext:value-type="float">
            <text:p>509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13541873" calcext:value-type="float">
            <text:p>1354187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2625212510578" calcext:value-type="float">
            <text:p>0.0312625213</text:p>
          </table:table-cell>
          <table:table-cell table:formula="of:=IF([.L19]&lt;&gt;0; 1; 0)" office:value-type="float" office:value="1" calcext:value-type="float">
            <text:p>1</text:p>
          </table:table-cell>
          <table:table-cell table:formula="of:=IF(AND([.M19]=1; [.L19]&gt;=[.E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isLocatedIn&gt; <text:s/>?b</text:p>
          </table:table-cell>
          <table:table-cell office:value-type="float" office:value="0.094706612" calcext:value-type="float">
            <text:p>0.094706612</text:p>
          </table:table-cell>
          <table:table-cell office:value-type="float" office:value="0.330706627" calcext:value-type="float">
            <text:p>0.330706627</text:p>
          </table:table-cell>
          <table:table-cell table:number-columns-repeated="2" office:value-type="float" office:value="0.000047565" calcext:value-type="float">
            <text:p>0.000047565</text:p>
          </table:table-cell>
          <table:table-cell office:value-type="float" office:value="390421" calcext:value-type="float">
            <text:p>390421</text:p>
          </table:table-cell>
          <table:table-cell table:number-columns-repeated="2" office:value-type="float" office:value="8208084034" calcext:value-type="float">
            <text:p>82080840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.610290278711331" calcext:value-type="float">
            <text:p>0.6102902787</text:p>
          </table:table-cell>
          <table:table-cell office:value-type="float" office:value="0.0289412885460482" calcext:value-type="float">
            <text:p>0.0289412885</text:p>
          </table:table-cell>
          <table:table-cell table:formula="of:=IF([.L20]&lt;&gt;0; 1; 0)" office:value-type="float" office:value="1" calcext:value-type="float">
            <text:p>1</text:p>
          </table:table-cell>
          <table:table-cell table:formula="of:=IF(AND([.M20]=1; [.L20]&gt;=[.E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Child&gt; <text:s/>?b</text:p>
          </table:table-cell>
          <table:table-cell office:value-type="float" office:value="0.00005458" calcext:value-type="float">
            <text:p>0.00005458</text:p>
          </table:table-cell>
          <table:table-cell office:value-type="float" office:value="0.015016017" calcext:value-type="float">
            <text:p>0.015016017</text:p>
          </table:table-cell>
          <table:table-cell office:value-type="float" office:value="0.000000678" calcext:value-type="float">
            <text:p>0.000000678</text:p>
          </table:table-cell>
          <table:table-cell office:value-type="float" office:value="0.000049124" calcext:value-type="float">
            <text:p>0.000049124</text:p>
          </table:table-cell>
          <table:table-cell office:value-type="float" office:value="225" calcext:value-type="float">
            <text:p>225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4580286" calcext:value-type="float">
            <text:p>4580286</text:p>
          </table:table-cell>
          <table:table-cell office:value-type="string" calcext:value-type="string">
            <text:p>?b</text:p>
          </table:table-cell>
          <table:table-cell office:value-type="float" office:value="0.00518421234533767" calcext:value-type="float">
            <text:p>0.0051842123</text:p>
          </table:table-cell>
          <table:table-cell office:value-type="float" office:value="0.378787878787879" calcext:value-type="float">
            <text:p>0.3787878788</text:p>
          </table:table-cell>
          <table:table-cell office:value-type="float" office:value="0.00260867206070484" calcext:value-type="float">
            <text:p>0.0026086721</text:p>
          </table:table-cell>
          <table:table-cell table:formula="of:=IF([.L21]&lt;&gt;0; 1; 0)" office:value-type="float" office:value="1" calcext:value-type="float">
            <text:p>1</text:p>
          </table:table-cell>
          <table:table-cell table:formula="of:=IF(AND([.M21]=1; [.L21]&gt;=[.E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18619" calcext:value-type="float">
            <text:p>0.000118619</text:p>
          </table:table-cell>
          <table:table-cell office:value-type="float" office:value="0.168911917" calcext:value-type="float">
            <text:p>0.168911917</text:p>
          </table:table-cell>
          <table:table-cell office:value-type="float" office:value="0.000001474" calcext:value-type="float">
            <text:p>0.000001474</text:p>
          </table:table-cell>
          <table:table-cell office:value-type="float" office:value="0.000052975" calcext:value-type="float">
            <text:p>0.000052975</text:p>
          </table:table-cell>
          <table:table-cell office:value-type="float" office:value="489" calcext:value-type="float">
            <text:p>489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9230831" calcext:value-type="float">
            <text:p>9230831</text:p>
          </table:table-cell>
          <table:table-cell office:value-type="string" calcext:value-type="string">
            <text:p>?a</text:p>
          </table:table-cell>
          <table:table-cell office:value-type="float" office:value="0.0112670214972005" calcext:value-type="float">
            <text:p>0.0112670215</text:p>
          </table:table-cell>
          <table:table-cell office:value-type="float" office:value="0.354604786076867" calcext:value-type="float">
            <text:p>0.3546047861</text:p>
          </table:table-cell>
          <table:table-cell office:value-type="float" office:value="0.00244212565880169" calcext:value-type="float">
            <text:p>0.0024421257</text:p>
          </table:table-cell>
          <table:table-cell table:formula="of:=IF([.L22]&lt;&gt;0; 1; 0)" office:value-type="float" office:value="1" calcext:value-type="float">
            <text:p>1</text:p>
          </table:table-cell>
          <table:table-cell table:formula="of:=IF(AND([.M22]=1; [.L22]&gt;=[.E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238937" calcext:value-type="float">
            <text:p>0.000238937</text:p>
          </table:table-cell>
          <table:table-cell office:value-type="float" office:value="0.042550434" calcext:value-type="float">
            <text:p>0.042550434</text:p>
          </table:table-cell>
          <table:table-cell office:value-type="float" office:value="0.000002969" calcext:value-type="float">
            <text:p>0.000002969</text:p>
          </table:table-cell>
          <table:table-cell office:value-type="float" office:value="0.000053355" calcext:value-type="float">
            <text:p>0.000053355</text:p>
          </table:table-cell>
          <table:table-cell office:value-type="float" office:value="985" calcext:value-type="float">
            <text:p>985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18461368" calcext:value-type="float">
            <text:p>18461368</text:p>
          </table:table-cell>
          <table:table-cell office:value-type="string" calcext:value-type="string">
            <text:p>?b</text:p>
          </table:table-cell>
          <table:table-cell office:value-type="float" office:value="0.0226953296007004" calcext:value-type="float">
            <text:p>0.0226953296</text:p>
          </table:table-cell>
          <table:table-cell office:value-type="float" office:value="0.462224307836696" calcext:value-type="float">
            <text:p>0.4622243078</text:p>
          </table:table-cell>
          <table:table-cell office:value-type="float" office:value="0.00318328992334907" calcext:value-type="float">
            <text:p>0.0031832899</text:p>
          </table:table-cell>
          <table:table-cell table:formula="of:=IF([.L23]&lt;&gt;0; 1; 0)" office:value-type="float" office:value="1" calcext:value-type="float">
            <text:p>1</text:p>
          </table:table-cell>
          <table:table-cell table:formula="of:=IF(AND([.M23]=1; [.L23]&gt;=[.E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LeaderOf&gt; <text:s/>?b</text:p>
          </table:table-cell>
          <table:table-cell office:value-type="float" office:value="0.00020061" calcext:value-type="float">
            <text:p>0.00020061</text:p>
          </table:table-cell>
          <table:table-cell office:value-type="float" office:value="0.08378926" calcext:value-type="float">
            <text:p>0.08378926</text:p>
          </table:table-cell>
          <table:table-cell office:value-type="float" office:value="0.000000567" calcext:value-type="float">
            <text:p>0.000000567</text:p>
          </table:table-cell>
          <table:table-cell office:value-type="float" office:value="0.000055546" calcext:value-type="float">
            <text:p>0.000055546</text:p>
          </table:table-cell>
          <table:table-cell office:value-type="float" office:value="827" calcext:value-type="float">
            <text:p>827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4888569" calcext:value-type="float">
            <text:p>148885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663419368162" calcext:value-type="float">
            <text:p>0.1356634194</text:p>
          </table:table-cell>
          <table:table-cell table:formula="of:=IF([.L24]&lt;&gt;0; 1; 0)" office:value-type="float" office:value="1" calcext:value-type="float">
            <text:p>1</text:p>
          </table:table-cell>
          <table:table-cell table:formula="of:=IF(AND([.M24]=1; [.L24]&gt;=[.E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AcademicAdvisor&gt; <text:s/>?b</text:p>
          </table:table-cell>
          <table:table-cell office:value-type="float" office:value="0.000008005" calcext:value-type="float">
            <text:p>0.000008005</text:p>
          </table:table-cell>
          <table:table-cell office:value-type="float" office:value="0.011398964" calcext:value-type="float">
            <text:p>0.011398964</text:p>
          </table:table-cell>
          <table:table-cell office:value-type="float" office:value="0.00000068" calcext:value-type="float">
            <text:p>0.00000068</text:p>
          </table:table-cell>
          <table:table-cell office:value-type="float" office:value="0.000074473" calcext:value-type="float">
            <text:p>0.000074473</text:p>
          </table:table-cell>
          <table:table-cell office:value-type="float" office:value="33" calcext:value-type="float">
            <text:p>33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443111" calcext:value-type="float">
            <text:p>443111</text:p>
          </table:table-cell>
          <table:table-cell office:value-type="string" calcext:value-type="string">
            <text:p>?a</text:p>
          </table:table-cell>
          <table:table-cell table:style-name="ce5" office:value-type="float" office:value="0.000204374860653504" calcext:value-type="float">
            <text:p>2.04E-004</text:p>
          </table:table-cell>
          <table:table-cell office:value-type="float" office:value="0.0317919075144509" calcext:value-type="float">
            <text:p>0.0317919075</text:p>
          </table:table-cell>
          <table:table-cell office:value-type="float" office:value="0.00255762349875782" calcext:value-type="float">
            <text:p>0.0025576235</text:p>
          </table:table-cell>
          <table:table-cell table:formula="of:=IF([.L25]&lt;&gt;0; 1; 0)" office:value-type="float" office:value="1" calcext:value-type="float">
            <text:p>1</text:p>
          </table:table-cell>
          <table:table-cell table:formula="of:=IF(AND([.M25]=1; [.L25]&gt;=[.E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b <text:s/>&lt;isAffiliatedTo&gt; <text:s/>?f <text:s text:c="2"/>=&gt; ?a <text:s/>&lt;isMarriedTo&gt; <text:s/>?b</text:p>
          </table:table-cell>
          <table:table-cell office:value-type="float" office:value="0.00012808" calcext:value-type="float">
            <text:p>0.00012808</text:p>
          </table:table-cell>
          <table:table-cell office:value-type="float" office:value="0.022224093" calcext:value-type="float">
            <text:p>0.022224093</text:p>
          </table:table-cell>
          <table:table-cell office:value-type="float" office:value="0.000002966" calcext:value-type="float">
            <text:p>0.000002966</text:p>
          </table:table-cell>
          <table:table-cell office:value-type="float" office:value="0.000084851" calcext:value-type="float">
            <text:p>0.000084851</text:p>
          </table:table-cell>
          <table:table-cell office:value-type="float" office:value="528" calcext:value-type="float">
            <text:p>528</text:p>
          </table:table-cell>
          <table:table-cell office:value-type="float" office:value="178017488" calcext:value-type="float">
            <text:p>178017488</text:p>
          </table:table-cell>
          <table:table-cell office:value-type="float" office:value="6222663" calcext:value-type="float">
            <text:p>6222663</text:p>
          </table:table-cell>
          <table:table-cell office:value-type="string" calcext:value-type="string">
            <text:p>?b</text:p>
          </table:table-cell>
          <table:table-cell office:value-type="float" office:value="0.0038213794600854" calcext:value-type="float">
            <text:p>0.0038213795</text:p>
          </table:table-cell>
          <table:table-cell office:value-type="float" office:value="0.272445820433436" calcext:value-type="float">
            <text:p>0.2724458204</text:p>
          </table:table-cell>
          <table:table-cell office:value-type="float" office:value="0.0115310613429958" calcext:value-type="float">
            <text:p>0.0115310613</text:p>
          </table:table-cell>
          <table:table-cell table:formula="of:=IF([.L26]&lt;&gt;0; 1; 0)" office:value-type="float" office:value="1" calcext:value-type="float">
            <text:p>1</text:p>
          </table:table-cell>
          <table:table-cell table:formula="of:=IF(AND([.M26]=1; [.L26]&gt;=[.E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 office:value-type="float" office:value="0.000074956" calcext:value-type="float">
            <text:p>0.000074956</text:p>
          </table:table-cell>
          <table:table-cell office:value-type="float" office:value="0.013006145" calcext:value-type="float">
            <text:p>0.013006145</text:p>
          </table:table-cell>
          <table:table-cell office:value-type="float" office:value="0.00000637" calcext:value-type="float">
            <text:p>0.00000637</text:p>
          </table:table-cell>
          <table:table-cell office:value-type="float" office:value="0.000117357" calcext:value-type="float">
            <text:p>0.000117357</text:p>
          </table:table-cell>
          <table:table-cell office:value-type="float" office:value="309" calcext:value-type="float">
            <text:p>309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2633001" calcext:value-type="float">
            <text:p>2633001</text:p>
          </table:table-cell>
          <table:table-cell office:value-type="string" calcext:value-type="string">
            <text:p>?b</text:p>
          </table:table-cell>
          <table:table-cell office:value-type="float" office:value="0.00191369187702827" calcext:value-type="float">
            <text:p>0.001913691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0397739285449008" calcext:value-type="float">
            <text:p>0.0039773929</text:p>
          </table:table-cell>
          <table:table-cell table:formula="of:=IF([.L27]&lt;&gt;0; 1; 0)" office:value-type="float" office:value="1" calcext:value-type="float">
            <text:p>1</text:p>
          </table:table-cell>
          <table:table-cell table:formula="of:=IF(AND([.M27]=1; [.L27]&gt;=[.E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hasCapital&gt; <text:s/>?b</text:p>
          </table:table-cell>
          <table:table-cell office:value-type="float" office:value="0.000116194" calcext:value-type="float">
            <text:p>0.000116194</text:p>
          </table:table-cell>
          <table:table-cell office:value-type="float" office:value="0.262897914" calcext:value-type="float">
            <text:p>0.262897914</text:p>
          </table:table-cell>
          <table:table-cell office:value-type="float" office:value="0.000000058" calcext:value-type="float">
            <text:p>0.000000058</text:p>
          </table:table-cell>
          <table:table-cell office:value-type="float" office:value="0.000129635" calcext:value-type="float">
            <text:p>0.000129635</text:p>
          </table:table-cell>
          <table:table-cell office:value-type="float" office:value="479" calcext:value-type="float">
            <text:p>479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3694983" calcext:value-type="float">
            <text:p>3694983</text:p>
          </table:table-cell>
          <table:table-cell office:value-type="string" calcext:value-type="string">
            <text:p>?a</text:p>
          </table:table-cell>
          <table:table-cell table:style-name="ce5" office:value-type="float" office:value="0.000748753380332328" calcext:value-type="float">
            <text:p>7.49E-004</text:p>
          </table:table-cell>
          <table:table-cell office:value-type="float" office:value="0.610969387755102" calcext:value-type="float">
            <text:p>0.6109693878</text:p>
          </table:table-cell>
          <table:table-cell office:value-type="float" office:value="0.0289734933696798" calcext:value-type="float">
            <text:p>0.0289734934</text:p>
          </table:table-cell>
          <table:table-cell table:formula="of:=IF([.L28]&lt;&gt;0; 1; 0)" office:value-type="float" office:value="1" calcext:value-type="float">
            <text:p>1</text:p>
          </table:table-cell>
          <table:table-cell table:formula="of:=IF(AND([.M28]=1; [.L28]&gt;=[.E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b <text:s/>&lt;isAffiliatedTo&gt; <text:s/>?f <text:s text:c="2"/>=&gt; ?a <text:s/>&lt;hasChild&gt; <text:s/>?b</text:p>
          </table:table-cell>
          <table:table-cell office:value-type="float" office:value="0.000081505" calcext:value-type="float">
            <text:p>0.000081505</text:p>
          </table:table-cell>
          <table:table-cell office:value-type="float" office:value="0.022423919" calcext:value-type="float">
            <text:p>0.022423919</text:p>
          </table:table-cell>
          <table:table-cell office:value-type="float" office:value="0.000001887" calcext:value-type="float">
            <text:p>0.000001887</text:p>
          </table:table-cell>
          <table:table-cell office:value-type="float" office:value="0.000153326" calcext:value-type="float">
            <text:p>0.000153326</text:p>
          </table:table-cell>
          <table:table-cell office:value-type="float" office:value="336" calcext:value-type="float">
            <text:p>336</text:p>
          </table:table-cell>
          <table:table-cell office:value-type="float" office:value="178017488" calcext:value-type="float">
            <text:p>178017488</text:p>
          </table:table-cell>
          <table:table-cell office:value-type="float" office:value="2191409" calcext:value-type="float">
            <text:p>2191409</text:p>
          </table:table-cell>
          <table:table-cell office:value-type="string" calcext:value-type="string">
            <text:p>?b</text:p>
          </table:table-cell>
          <table:table-cell office:value-type="float" office:value="0.00243178692914526" calcext:value-type="float">
            <text:p>0.0024317869</text:p>
          </table:table-cell>
          <table:table-cell office:value-type="float" office:value="0.538461538461538" calcext:value-type="float">
            <text:p>0.5384615385</text:p>
          </table:table-cell>
          <table:table-cell office:value-type="float" office:value="0.0227899735109384" calcext:value-type="float">
            <text:p>0.0227899735</text:p>
          </table:table-cell>
          <table:table-cell table:formula="of:=IF([.L29]&lt;&gt;0; 1; 0)" office:value-type="float" office:value="1" calcext:value-type="float">
            <text:p>1</text:p>
          </table:table-cell>
          <table:table-cell table:formula="of:=IF(AND([.M29]=1; [.L29]&gt;=[.E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ppenedIn&gt; <text:s/>?f <text:s/>?b <text:s/>&lt;isLocatedIn&gt; <text:s/>?f <text:s text:c="2"/>=&gt; ?a <text:s/>&lt;happenedIn&gt; <text:s/>?b</text:p>
          </table:table-cell>
          <table:table-cell office:value-type="float" office:value="0.000464532" calcext:value-type="float">
            <text:p>0.000464532</text:p>
          </table:table-cell>
          <table:table-cell office:value-type="float" office:value="0.16951403" calcext:value-type="float">
            <text:p>0.16951403</text:p>
          </table:table-cell>
          <table:table-cell table:number-columns-repeated="2" office:value-type="float" office:value="0.000159619" calcext:value-type="float">
            <text:p>0.000159619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float" office:value="11997288" calcext:value-type="float">
            <text:p>1199728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791888532416" calcext:value-type="float">
            <text:p>0.0273791889</text:p>
          </table:table-cell>
          <table:table-cell table:formula="of:=IF([.L30]&lt;&gt;0; 1; 0)" office:value-type="float" office:value="1" calcext:value-type="float">
            <text:p>1</text:p>
          </table:table-cell>
          <table:table-cell table:formula="of:=IF(AND([.M30]=1; [.L30]&gt;=[.E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995" calcext:value-type="float">
            <text:p>0.000040995</text:p>
          </table:table-cell>
          <table:table-cell office:value-type="float" office:value="0.058376511" calcext:value-type="float">
            <text:p>0.058376511</text:p>
          </table:table-cell>
          <table:table-cell office:value-type="float" office:value="0.00000478" calcext:value-type="float">
            <text:p>0.00000478</text:p>
          </table:table-cell>
          <table:table-cell office:value-type="float" office:value="0.00016617" calcext:value-type="float">
            <text:p>0.00016617</text:p>
          </table:table-cell>
          <table:table-cell office:value-type="float" office:value="169" calcext:value-type="float">
            <text:p>169</text:p>
          </table:table-cell>
          <table:table-cell office:value-type="float" office:value="35355416" calcext:value-type="float">
            <text:p>35355416</text:p>
          </table:table-cell>
          <table:table-cell office:value-type="float" office:value="1017029" calcext:value-type="float">
            <text:p>101702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3033277100349" calcext:value-type="float">
            <text:p>0.0713033277</text:p>
          </table:table-cell>
          <table:table-cell table:formula="of:=IF([.L31]&lt;&gt;0; 1; 0)" office:value-type="float" office:value="1" calcext:value-type="float">
            <text:p>1</text:p>
          </table:table-cell>
          <table:table-cell table:formula="of:=IF(AND([.M31]=1; [.L31]&gt;=[.E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office:value-type="float" office:value="0.00006501" calcext:value-type="float">
            <text:p>0.00006501</text:p>
          </table:table-cell>
          <table:table-cell office:value-type="float" office:value="0.011280411" calcext:value-type="float">
            <text:p>0.011280411</text:p>
          </table:table-cell>
          <table:table-cell office:value-type="float" office:value="0.000007093" calcext:value-type="float">
            <text:p>0.000007093</text:p>
          </table:table-cell>
          <table:table-cell office:value-type="float" office:value="0.000187733" calcext:value-type="float">
            <text:p>0.000187733</text:p>
          </table:table-cell>
          <table:table-cell office:value-type="float" office:value="268" calcext:value-type="float">
            <text:p>268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1427559" calcext:value-type="float">
            <text:p>1427559</text:p>
          </table:table-cell>
          <table:table-cell office:value-type="string" calcext:value-type="string">
            <text:p>?b</text:p>
          </table:table-cell>
          <table:table-cell office:value-type="float" office:value="0.00669130130829921" calcext:value-type="float">
            <text:p>0.0066913013</text:p>
          </table:table-cell>
          <table:table-cell office:value-type="float" office:value="0.135902636916836" calcext:value-type="float">
            <text:p>0.1359026369</text:p>
          </table:table-cell>
          <table:table-cell office:value-type="float" office:value="0.00496939302075657" calcext:value-type="float">
            <text:p>0.004969393</text:p>
          </table:table-cell>
          <table:table-cell table:formula="of:=IF([.L32]&lt;&gt;0; 1; 0)" office:value-type="float" office:value="1" calcext:value-type="float">
            <text:p>1</text:p>
          </table:table-cell>
          <table:table-cell table:formula="of:=IF(AND([.M32]=1; [.L32]&gt;=[.E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a <text:s/>?b <text:s/>&lt;isLocatedIn&gt; <text:s/>?f <text:s text:c="2"/>=&gt; ?a <text:s/>&lt;hasCapital&gt; <text:s/>?b</text:p>
          </table:table-cell>
          <table:table-cell office:value-type="float" office:value="0.000022802" calcext:value-type="float">
            <text:p>0.000022802</text:p>
          </table:table-cell>
          <table:table-cell office:value-type="float" office:value="0.051591658" calcext:value-type="float">
            <text:p>0.051591658</text:p>
          </table:table-cell>
          <table:table-cell office:value-type="float" office:value="0.000071131" calcext:value-type="float">
            <text:p>0.000071131</text:p>
          </table:table-cell>
          <table:table-cell office:value-type="float" office:value="0.000200647" calcext:value-type="float">
            <text:p>0.000200647</text:p>
          </table:table-cell>
          <table:table-cell office:value-type="float" office:value="94" calcext:value-type="float">
            <text:p>94</text:p>
          </table:table-cell>
          <table:table-cell office:value-type="float" office:value="1321499" calcext:value-type="float">
            <text:p>1321499</text:p>
          </table:table-cell>
          <table:table-cell office:value-type="float" office:value="468485" calcext:value-type="float">
            <text:p>46848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3943962526532" calcext:value-type="float">
            <text:p>0.0067394396</text:p>
          </table:table-cell>
          <table:table-cell table:formula="of:=IF([.L33]&lt;&gt;0; 1; 0)" office:value-type="float" office:value="1" calcext:value-type="float">
            <text:p>1</text:p>
          </table:table-cell>
          <table:table-cell table:formula="of:=IF(AND([.M33]=1; [.L33]&gt;=[.E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graduatedFrom&gt; <text:s/>?b</text:p>
          </table:table-cell>
          <table:table-cell office:value-type="float" office:value="0.000068164" calcext:value-type="float">
            <text:p>0.000068164</text:p>
          </table:table-cell>
          <table:table-cell office:value-type="float" office:value="0.010692542" calcext:value-type="float">
            <text:p>0.010692542</text:p>
          </table:table-cell>
          <table:table-cell office:value-type="float" office:value="0.000039356" calcext:value-type="float">
            <text:p>0.000039356</text:p>
          </table:table-cell>
          <table:table-cell office:value-type="float" office:value="0.000235683" calcext:value-type="float">
            <text:p>0.000235683</text:p>
          </table:table-cell>
          <table:table-cell office:value-type="float" office:value="281" calcext:value-type="float">
            <text:p>281</text:p>
          </table:table-cell>
          <table:table-cell office:value-type="float" office:value="7139885" calcext:value-type="float">
            <text:p>7139885</text:p>
          </table:table-cell>
          <table:table-cell office:value-type="float" office:value="1192278" calcext:value-type="float">
            <text:p>119227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487307946828" calcext:value-type="float">
            <text:p>0.0406487308</text:p>
          </table:table-cell>
          <table:table-cell table:formula="of:=IF([.L34]&lt;&gt;0; 1; 0)" office:value-type="float" office:value="1" calcext:value-type="float">
            <text:p>1</text:p>
          </table:table-cell>
          <table:table-cell table:formula="of:=IF(AND([.M34]=1; [.L34]&gt;=[.E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diedIn&gt; <text:s/>?f <text:s/>?a <text:s/>&lt;wasBornIn&gt; <text:s/>?f <text:s text:c="2"/>=&gt; ?a <text:s/>&lt;hasAcademicAdvisor&gt; <text:s/>?b</text:p>
          </table:table-cell>
          <table:table-cell office:value-type="float" office:value="0.000013099" calcext:value-type="float">
            <text:p>0.000013099</text:p>
          </table:table-cell>
          <table:table-cell office:value-type="float" office:value="0.01865285" calcext:value-type="float">
            <text:p>0.01865285</text:p>
          </table:table-cell>
          <table:table-cell office:value-type="float" office:value="0.000002902" calcext:value-type="float">
            <text:p>0.000002902</text:p>
          </table:table-cell>
          <table:table-cell office:value-type="float" office:value="0.000241577" calcext:value-type="float">
            <text:p>0.000241577</text:p>
          </table:table-cell>
          <table:table-cell office:value-type="float" office:value="54" calcext:value-type="float">
            <text:p>54</text:p>
          </table:table-cell>
          <table:table-cell office:value-type="float" office:value="18608440" calcext:value-type="float">
            <text:p>18608440</text:p>
          </table:table-cell>
          <table:table-cell office:value-type="float" office:value="223531" calcext:value-type="float">
            <text:p>22353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078754053508" calcext:value-type="float">
            <text:p>0.0177078754</text:p>
          </table:table-cell>
          <table:table-cell table:formula="of:=IF([.L35]&lt;&gt;0; 1; 0)" office:value-type="float" office:value="1" calcext:value-type="float">
            <text:p>1</text:p>
          </table:table-cell>
          <table:table-cell table:formula="of:=IF(AND([.M35]=1; [.L35]&gt;=[.E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37114" calcext:value-type="float">
            <text:p>0.000037114</text:p>
          </table:table-cell>
          <table:table-cell office:value-type="float" office:value="0.052849741" calcext:value-type="float">
            <text:p>0.052849741</text:p>
          </table:table-cell>
          <table:table-cell office:value-type="float" office:value="0.000029968" calcext:value-type="float">
            <text:p>0.000029968</text:p>
          </table:table-cell>
          <table:table-cell office:value-type="float" office:value="0.000281341" calcext:value-type="float">
            <text:p>0.000281341</text:p>
          </table:table-cell>
          <table:table-cell office:value-type="float" office:value="153" calcext:value-type="float">
            <text:p>153</text:p>
          </table:table-cell>
          <table:table-cell office:value-type="float" office:value="5105518" calcext:value-type="float">
            <text:p>5105518</text:p>
          </table:table-cell>
          <table:table-cell office:value-type="float" office:value="543824" calcext:value-type="float">
            <text:p>543824</text:p>
          </table:table-cell>
          <table:table-cell office:value-type="string" calcext:value-type="string">
            <text:p>?a</text:p>
          </table:table-cell>
          <table:table-cell office:value-type="float" office:value="0.00710636321411983" calcext:value-type="float">
            <text:p>0.0071063632</text:p>
          </table:table-cell>
          <table:table-cell office:value-type="float" office:value="0.221098265895954" calcext:value-type="float">
            <text:p>0.2210982659</text:p>
          </table:table-cell>
          <table:table-cell office:value-type="float" office:value="0.0545133309683298" calcext:value-type="float">
            <text:p>0.054513331</text:p>
          </table:table-cell>
          <table:table-cell table:formula="of:=IF([.L36]&lt;&gt;0; 1; 0)" office:value-type="float" office:value="1" calcext:value-type="float">
            <text:p>1</text:p>
          </table:table-cell>
          <table:table-cell table:formula="of:=IF(AND([.M36]=1; [.L36]&gt;=[.E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298368" calcext:value-type="float">
            <text:p>0.000298368</text:p>
          </table:table-cell>
          <table:table-cell office:value-type="float" office:value="0.124620061" calcext:value-type="float">
            <text:p>0.124620061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290122" calcext:value-type="float">
            <text:p>0.000290122</text:p>
          </table:table-cell>
          <table:table-cell office:value-type="float" office:value="1230" calcext:value-type="float">
            <text:p>1230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4239600" calcext:value-type="float">
            <text:p>42396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232257814272" calcext:value-type="float">
            <text:p>0.1002322578</text:p>
          </table:table-cell>
          <table:table-cell table:formula="of:=IF([.L37]&lt;&gt;0; 1; 0)" office:value-type="float" office:value="1" calcext:value-type="float">
            <text:p>1</text:p>
          </table:table-cell>
          <table:table-cell table:formula="of:=IF(AND([.M37]=1; [.L37]&gt;=[.E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wasBornIn&gt; <text:s/>?f <text:s text:c="2"/>=&gt; ?a <text:s/>&lt;worksAt&gt; <text:s/>?b</text:p>
          </table:table-cell>
          <table:table-cell office:value-type="float" office:value="0.000027654" calcext:value-type="float">
            <text:p>0.000027654</text:p>
          </table:table-cell>
          <table:table-cell office:value-type="float" office:value="0.026542491" calcext:value-type="float">
            <text:p>0.026542491</text:p>
          </table:table-cell>
          <table:table-cell office:value-type="float" office:value="0.000004089" calcext:value-type="float">
            <text:p>0.000004089</text:p>
          </table:table-cell>
          <table:table-cell office:value-type="float" office:value="0.000301061" calcext:value-type="float">
            <text:p>0.000301061</text:p>
          </table:table-cell>
          <table:table-cell office:value-type="float" office:value="114" calcext:value-type="float">
            <text:p>114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378661" calcext:value-type="float">
            <text:p>37866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935410085826" calcext:value-type="float">
            <text:p>0.011793541</text:p>
          </table:table-cell>
          <table:table-cell table:formula="of:=IF([.L38]&lt;&gt;0; 1; 0)" office:value-type="float" office:value="1" calcext:value-type="float">
            <text:p>1</text:p>
          </table:table-cell>
          <table:table-cell table:formula="of:=IF(AND([.M38]=1; [.L38]&gt;=[.E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ConnectedTo&gt; <text:s/>?f <text:s/>?a <text:s/>&lt;isLocatedIn&gt; <text:s/>?f <text:s text:c="2"/>=&gt; ?a <text:s/>&lt;isConnectedTo&gt; <text:s/>?b</text:p>
          </table:table-cell>
          <table:table-cell office:value-type="float" office:value="0.000099699" calcext:value-type="float">
            <text:p>0.000099699</text:p>
          </table:table-cell>
          <table:table-cell office:value-type="float" office:value="0.014144126" calcext:value-type="float">
            <text:p>0.014144126</text:p>
          </table:table-cell>
          <table:table-cell office:value-type="float" office:value="0.000288493" calcext:value-type="float">
            <text:p>0.000288493</text:p>
          </table:table-cell>
          <table:table-cell office:value-type="float" office:value="0.000341543" calcext:value-type="float">
            <text:p>0.000341543</text:p>
          </table:table-cell>
          <table:table-cell office:value-type="float" office:value="411" calcext:value-type="float">
            <text:p>411</text:p>
          </table:table-cell>
          <table:table-cell office:value-type="float" office:value="1424646" calcext:value-type="float">
            <text:p>1424646</text:p>
          </table:table-cell>
          <table:table-cell office:value-type="float" office:value="1203362" calcext:value-type="float">
            <text:p>120336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2230264228606" calcext:value-type="float">
            <text:p>0.0049223026</text:p>
          </table:table-cell>
          <table:table-cell table:formula="of:=IF([.L39]&lt;&gt;0; 1; 0)" office:value-type="float" office:value="1" calcext:value-type="float">
            <text:p>1</text:p>
          </table:table-cell>
          <table:table-cell table:formula="of:=IF(AND([.M39]=1; [.L39]&gt;=[.E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graduatedFrom&gt; <text:s/>?f <text:s/>?a <text:s/>&lt;worksAt&gt; <text:s/>?f <text:s text:c="2"/>=&gt; ?a <text:s/>&lt;hasAcademicAdvisor&gt; <text:s/>?b</text:p>
          </table:table-cell>
          <table:table-cell office:value-type="float" office:value="0.000014797" calcext:value-type="float">
            <text:p>0.000014797</text:p>
          </table:table-cell>
          <table:table-cell office:value-type="float" office:value="0.021070812" calcext:value-type="float">
            <text:p>0.021070812</text:p>
          </table:table-cell>
          <table:table-cell office:value-type="float" office:value="0.000142723" calcext:value-type="float">
            <text:p>0.000142723</text:p>
          </table:table-cell>
          <table:table-cell office:value-type="float" office:value="0.000398474" calcext:value-type="float">
            <text:p>0.000398474</text:p>
          </table:table-cell>
          <table:table-cell office:value-type="float" office:value="61" calcext:value-type="float">
            <text:p>61</text:p>
          </table:table-cell>
          <table:table-cell office:value-type="float" office:value="427401" calcext:value-type="float">
            <text:p>427401</text:p>
          </table:table-cell>
          <table:table-cell office:value-type="float" office:value="153084" calcext:value-type="float">
            <text:p>15308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639331001017" calcext:value-type="float">
            <text:p>0.0107639331</text:p>
          </table:table-cell>
          <table:table-cell table:formula="of:=IF([.L40]&lt;&gt;0; 1; 0)" office:value-type="float" office:value="1" calcext:value-type="float">
            <text:p>1</text:p>
          </table:table-cell>
          <table:table-cell table:formula="of:=IF(AND([.M40]=1; [.L40]&gt;=[.E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127595" calcext:value-type="float">
            <text:p>0.000127595</text:p>
          </table:table-cell>
          <table:table-cell office:value-type="float" office:value="0.035104111" calcext:value-type="float">
            <text:p>0.035104111</text:p>
          </table:table-cell>
          <table:table-cell office:value-type="float" office:value="0.000010843" calcext:value-type="float">
            <text:p>0.000010843</text:p>
          </table:table-cell>
          <table:table-cell office:value-type="float" office:value="0.000398534" calcext:value-type="float">
            <text:p>0.000398534</text:p>
          </table:table-cell>
          <table:table-cell office:value-type="float" office:value="526" calcext:value-type="float">
            <text:p>526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1319838" calcext:value-type="float">
            <text:p>1319838</text:p>
          </table:table-cell>
          <table:table-cell office:value-type="string" calcext:value-type="string">
            <text:p>?b</text:p>
          </table:table-cell>
          <table:table-cell office:value-type="float" office:value="0.00325761141526494" calcext:value-type="float">
            <text:p>0.0032576114</text:p>
          </table:table-cell>
          <table:table-cell office:value-type="float" office:value="0.196782641227086" calcext:value-type="float">
            <text:p>0.1967826412</text:p>
          </table:table-cell>
          <table:table-cell office:value-type="float" office:value="0.015830943994828" calcext:value-type="float">
            <text:p>0.015830944</text:p>
          </table:table-cell>
          <table:table-cell table:formula="of:=IF([.L41]&lt;&gt;0; 1; 0)" office:value-type="float" office:value="1" calcext:value-type="float">
            <text:p>1</text:p>
          </table:table-cell>
          <table:table-cell table:formula="of:=IF(AND([.M41]=1; [.L41]&gt;=[.E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021759" calcext:value-type="float">
            <text:p>0.00021759</text:p>
          </table:table-cell>
          <table:table-cell office:value-type="float" office:value="0.019924035" calcext:value-type="float">
            <text:p>0.019924035</text:p>
          </table:table-cell>
          <table:table-cell office:value-type="float" office:value="0.000125632" calcext:value-type="float">
            <text:p>0.000125632</text:p>
          </table:table-cell>
          <table:table-cell office:value-type="float" office:value="0.000403771" calcext:value-type="float">
            <text:p>0.000403771</text:p>
          </table:table-cell>
          <table:table-cell office:value-type="float" office:value="897" calcext:value-type="float">
            <text:p>897</text:p>
          </table:table-cell>
          <table:table-cell office:value-type="float" office:value="7139885" calcext:value-type="float">
            <text:p>7139885</text:p>
          </table:table-cell>
          <table:table-cell office:value-type="float" office:value="2221558" calcext:value-type="float">
            <text:p>22215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9593678298717" calcext:value-type="float">
            <text:p>0.0699593678</text:p>
          </table:table-cell>
          <table:table-cell table:formula="of:=IF([.L42]&lt;&gt;0; 1; 0)" office:value-type="float" office:value="1" calcext:value-type="float">
            <text:p>1</text:p>
          </table:table-cell>
          <table:table-cell table:formula="of:=IF(AND([.M42]=1; [.L42]&gt;=[.E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3045" calcext:value-type="float">
            <text:p>0.000023045</text:p>
          </table:table-cell>
          <table:table-cell office:value-type="float" office:value="0.032815199" calcext:value-type="float">
            <text:p>0.032815199</text:p>
          </table:table-cell>
          <table:table-cell office:value-type="float" office:value="0.000009386" calcext:value-type="float">
            <text:p>0.00000938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95" calcext:value-type="float">
            <text:p>95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189243" calcext:value-type="float">
            <text:p>189243</text:p>
          </table:table-cell>
          <table:table-cell office:value-type="string" calcext:value-type="string">
            <text:p>?a</text:p>
          </table:table-cell>
          <table:table-cell office:value-type="float" office:value="0.00211026700430939" calcext:value-type="float">
            <text:p>0.002110267</text:p>
          </table:table-cell>
          <table:table-cell office:value-type="float" office:value="0.147286821705426" calcext:value-type="float">
            <text:p>0.1472868217</text:p>
          </table:table-cell>
          <table:table-cell office:value-type="float" office:value="0.0174011817740868" calcext:value-type="float">
            <text:p>0.0174011818</text:p>
          </table:table-cell>
          <table:table-cell table:formula="of:=IF([.L43]&lt;&gt;0; 1; 0)" office:value-type="float" office:value="1" calcext:value-type="float">
            <text:p>1</text:p>
          </table:table-cell>
          <table:table-cell table:formula="of:=IF(AND([.M43]=1; [.L43]&gt;=[.E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isLocatedIn&gt; <text:s/>?f <text:s text:c="2"/>=&gt; ?a <text:s/>&lt;graduatedFrom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8340944" calcext:value-type="float">
            <text:p>0.018340944</text:p>
          </table:table-cell>
          <table:table-cell office:value-type="float" office:value="0.000041593" calcext:value-type="float">
            <text:p>0.000041593</text:p>
          </table:table-cell>
          <table:table-cell office:value-type="float" office:value="0.000524629" calcext:value-type="float">
            <text:p>0.000524629</text:p>
          </table:table-cell>
          <table:table-cell office:value-type="float" office:value="482" calcext:value-type="float">
            <text:p>482</text:p>
          </table:table-cell>
          <table:table-cell office:value-type="float" office:value="11588480" calcext:value-type="float">
            <text:p>11588480</text:p>
          </table:table-cell>
          <table:table-cell office:value-type="float" office:value="918745" calcext:value-type="float">
            <text:p>91874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946597653406" calcext:value-type="float">
            <text:p>0.0153946598</text:p>
          </table:table-cell>
          <table:table-cell table:formula="of:=IF([.L44]&lt;&gt;0; 1; 0)" office:value-type="float" office:value="1" calcext:value-type="float">
            <text:p>1</text:p>
          </table:table-cell>
          <table:table-cell table:formula="of:=IF(AND([.M44]=1; [.L44]&gt;=[.E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 office:value-type="float" office:value="0.000059916" calcext:value-type="float">
            <text:p>0.000059916</text:p>
          </table:table-cell>
          <table:table-cell office:value-type="float" office:value="0.010670007" calcext:value-type="float">
            <text:p>0.010670007</text:p>
          </table:table-cell>
          <table:table-cell office:value-type="float" office:value="0.000024404" calcext:value-type="float">
            <text:p>0.000024404</text:p>
          </table:table-cell>
          <table:table-cell office:value-type="float" office:value="0.000533211" calcext:value-type="float">
            <text:p>0.000533211</text:p>
          </table:table-cell>
          <table:table-cell office:value-type="float" office:value="247" calcext:value-type="float">
            <text:p>247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463231" calcext:value-type="float">
            <text:p>463231</text:p>
          </table:table-cell>
          <table:table-cell office:value-type="string" calcext:value-type="string">
            <text:p>?b</text:p>
          </table:table-cell>
          <table:table-cell office:value-type="float" office:value="0.00548669421120441" calcext:value-type="float">
            <text:p>0.0054866942</text:p>
          </table:table-cell>
          <table:table-cell office:value-type="float" office:value="0.167004732927654" calcext:value-type="float">
            <text:p>0.1670047329</text:p>
          </table:table-cell>
          <table:table-cell office:value-type="float" office:value="0.0197307517478997" calcext:value-type="float">
            <text:p>0.0197307517</text:p>
          </table:table-cell>
          <table:table-cell table:formula="of:=IF([.L45]&lt;&gt;0; 1; 0)" office:value-type="float" office:value="1" calcext:value-type="float">
            <text:p>1</text:p>
          </table:table-cell>
          <table:table-cell table:formula="of:=IF(AND([.M45]=1; [.L45]&gt;=[.E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056763" calcext:value-type="float">
            <text:p>0.000056763</text:p>
          </table:table-cell>
          <table:table-cell office:value-type="float" office:value="0.015616658" calcext:value-type="float">
            <text:p>0.015616658</text:p>
          </table:table-cell>
          <table:table-cell office:value-type="float" office:value="0.00002312" calcext:value-type="float">
            <text:p>0.00002312</text:p>
          </table:table-cell>
          <table:table-cell office:value-type="float" office:value="0.000556029" calcext:value-type="float">
            <text:p>0.000556029</text:p>
          </table:table-cell>
          <table:table-cell office:value-type="float" office:value="234" calcext:value-type="float">
            <text:p>234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420841" calcext:value-type="float">
            <text:p>420841</text:p>
          </table:table-cell>
          <table:table-cell office:value-type="string" calcext:value-type="string">
            <text:p>?b</text:p>
          </table:table-cell>
          <table:table-cell office:value-type="float" office:value="0.00519792083166733" calcext:value-type="float">
            <text:p>0.0051979208</text:p>
          </table:table-cell>
          <table:table-cell office:value-type="float" office:value="0.137002341920375" calcext:value-type="float">
            <text:p>0.1370023419</text:p>
          </table:table-cell>
          <table:table-cell office:value-type="float" office:value="0.0161861232907859" calcext:value-type="float">
            <text:p>0.0161861233</text:p>
          </table:table-cell>
          <table:table-cell table:formula="of:=IF([.L46]&lt;&gt;0; 1; 0)" office:value-type="float" office:value="1" calcext:value-type="float">
            <text:p>1</text:p>
          </table:table-cell>
          <table:table-cell table:formula="of:=IF(AND([.M46]=1; [.L46]&gt;=[.E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12555" calcext:value-type="float">
            <text:p>0.000112555</text:p>
          </table:table-cell>
          <table:table-cell office:value-type="float" office:value="0.019530263" calcext:value-type="float">
            <text:p>0.019530263</text:p>
          </table:table-cell>
          <table:table-cell office:value-type="float" office:value="0.000045844" calcext:value-type="float">
            <text:p>0.000045844</text:p>
          </table:table-cell>
          <table:table-cell office:value-type="float" office:value="0.000561245" calcext:value-type="float">
            <text:p>0.000561245</text:p>
          </table:table-cell>
          <table:table-cell office:value-type="float" office:value="464" calcext:value-type="float">
            <text:p>464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826734" calcext:value-type="float">
            <text:p>826734</text:p>
          </table:table-cell>
          <table:table-cell office:value-type="string" calcext:value-type="string">
            <text:p>?b</text:p>
          </table:table-cell>
          <table:table-cell office:value-type="float" office:value="0.0103069883157848" calcext:value-type="float">
            <text:p>0.0103069883</text:p>
          </table:table-cell>
          <table:table-cell office:value-type="float" office:value="0.160498097544102" calcext:value-type="float">
            <text:p>0.1604980975</text:p>
          </table:table-cell>
          <table:table-cell office:value-type="float" office:value="0.0189620261841603" calcext:value-type="float">
            <text:p>0.0189620262</text:p>
          </table:table-cell>
          <table:table-cell table:formula="of:=IF([.L47]&lt;&gt;0; 1; 0)" office:value-type="float" office:value="1" calcext:value-type="float">
            <text:p>1</text:p>
          </table:table-cell>
          <table:table-cell table:formula="of:=IF(AND([.M47]=1; [.L47]&gt;=[.E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eaderOf&gt; <text:s/>?f <text:s/>?b <text:s/>&lt;isLocatedIn&gt; <text:s/>?f <text:s text:c="2"/>=&gt; ?a <text:s/>&lt;isLeaderOf&gt; <text:s/>?b</text:p>
          </table:table-cell>
          <table:table-cell office:value-type="float" office:value="0.000170288" calcext:value-type="float">
            <text:p>0.000170288</text:p>
          </table:table-cell>
          <table:table-cell office:value-type="float" office:value="0.07112462" calcext:value-type="float">
            <text:p>0.07112462</text:p>
          </table:table-cell>
          <table:table-cell table:number-columns-repeated="2" office:value-type="float" office:value="0.000575081" calcext:value-type="float">
            <text:p>0.000575081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220697" calcext:value-type="float">
            <text:p>122069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505845206034" calcext:value-type="float">
            <text:p>0.0140505845</text:p>
          </table:table-cell>
          <table:table-cell table:formula="of:=IF([.L48]&lt;&gt;0; 1; 0)" office:value-type="float" office:value="1" calcext:value-type="float">
            <text:p>1</text:p>
          </table:table-cell>
          <table:table-cell table:formula="of:=IF(AND([.M48]=1; [.L48]&gt;=[.E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wasBornIn&gt; <text:s/>?f <text:s text:c="2"/>=&gt; ?a <text:s/>&lt;isLeaderOf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5906788" calcext:value-type="float">
            <text:p>0.015906788</text:p>
          </table:table-cell>
          <table:table-cell office:value-type="float" office:value="0.000005631" calcext:value-type="float">
            <text:p>0.000005631</text:p>
          </table:table-cell>
          <table:table-cell office:value-type="float" office:value="0.000629549" calcext:value-type="float">
            <text:p>0.000629549</text:p>
          </table:table-cell>
          <table:table-cell office:value-type="float" office:value="157" calcext:value-type="float">
            <text:p>157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249385" calcext:value-type="float">
            <text:p>24938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642159768144" calcext:value-type="float">
            <text:p>0.016264216</text:p>
          </table:table-cell>
          <table:table-cell table:formula="of:=IF([.L49]&lt;&gt;0; 1; 0)" office:value-type="float" office:value="1" calcext:value-type="float">
            <text:p>1</text:p>
          </table:table-cell>
          <table:table-cell table:formula="of:=IF(AND([.M49]=1; [.L49]&gt;=[.E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nfluences&gt; <text:s/>?a <text:s/>?b <text:s/>&lt;influences&gt; <text:s/>?f <text:s text:c="2"/>=&gt; ?a <text:s/>&lt;isInterestedIn&gt; <text:s/>?b</text:p>
          </table:table-cell>
          <table:table-cell office:value-type="float" office:value="0.000001455" calcext:value-type="float">
            <text:p>0.000001455</text:p>
          </table:table-cell>
          <table:table-cell office:value-type="float" office:value="0.019047619" calcext:value-type="float">
            <text:p>0.019047619</text:p>
          </table:table-cell>
          <table:table-cell office:value-type="float" office:value="0.00005303" calcext:value-type="float">
            <text:p>0.00005303</text:p>
          </table:table-cell>
          <table:table-cell office:value-type="float" office:value="0.000630583" calcext:value-type="float">
            <text:p>0.000630583</text:p>
          </table:table-cell>
          <table:table-cell office:value-type="float" office:value="6" calcext:value-type="float">
            <text:p>6</text:p>
          </table:table-cell>
          <table:table-cell office:value-type="float" office:value="113144" calcext:value-type="float">
            <text:p>113144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592601457556" calcext:value-type="float">
            <text:p>0.0347592601</text:p>
          </table:table-cell>
          <table:table-cell table:formula="of:=IF([.L50]&lt;&gt;0; 1; 0)" office:value-type="float" office:value="1" calcext:value-type="float">
            <text:p>1</text:p>
          </table:table-cell>
          <table:table-cell table:formula="of:=IF(AND([.M50]=1; [.L50]&gt;=[.E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wasBornIn&gt; <text:s/>?f <text:s text:c="2"/>=&gt; ?a <text:s/>&lt;graduatedFrom&gt; <text:s/>?b</text:p>
          </table:table-cell>
          <table:table-cell office:value-type="float" office:value="0.000384482" calcext:value-type="float">
            <text:p>0.000384482</text:p>
          </table:table-cell>
          <table:table-cell office:value-type="float" office:value="0.060312024" calcext:value-type="float">
            <text:p>0.060312024</text:p>
          </table:table-cell>
          <table:table-cell office:value-type="float" office:value="0.000056845" calcext:value-type="float">
            <text:p>0.000056845</text:p>
          </table:table-cell>
          <table:table-cell office:value-type="float" office:value="0.000802543" calcext:value-type="float">
            <text:p>0.000802543</text:p>
          </table:table-cell>
          <table:table-cell office:value-type="float" office:value="1585" calcext:value-type="float">
            <text:p>1585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1974971" calcext:value-type="float">
            <text:p>197497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575213442339" calcext:value-type="float">
            <text:p>0.0230575213</text:p>
          </table:table-cell>
          <table:table-cell table:formula="of:=IF([.L51]&lt;&gt;0; 1; 0)" office:value-type="float" office:value="1" calcext:value-type="float">
            <text:p>1</text:p>
          </table:table-cell>
          <table:table-cell table:formula="of:=IF(AND([.M51]=1; [.L51]&gt;=[.E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131476" calcext:value-type="float">
            <text:p>0.000131476</text:p>
          </table:table-cell>
          <table:table-cell office:value-type="float" office:value="0.036171917" calcext:value-type="float">
            <text:p>0.036171917</text:p>
          </table:table-cell>
          <table:table-cell office:value-type="float" office:value="0.000029127" calcext:value-type="float">
            <text:p>0.000029127</text:p>
          </table:table-cell>
          <table:table-cell office:value-type="float" office:value="0.000810985" calcext:value-type="float">
            <text:p>0.000810985</text:p>
          </table:table-cell>
          <table:table-cell office:value-type="float" office:value="542" calcext:value-type="float">
            <text:p>542</text:p>
          </table:table-cell>
          <table:table-cell office:value-type="float" office:value="18608440" calcext:value-type="float">
            <text:p>18608440</text:p>
          </table:table-cell>
          <table:table-cell office:value-type="float" office:value="668323" calcext:value-type="float">
            <text:p>668323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0192727795703" calcext:value-type="float">
            <text:p>0.0690192728</text:p>
          </table:table-cell>
          <table:table-cell table:formula="of:=IF([.L52]&lt;&gt;0; 1; 0)" office:value-type="float" office:value="1" calcext:value-type="float">
            <text:p>1</text:p>
          </table:table-cell>
          <table:table-cell table:formula="of:=IF(AND([.M52]=1; [.L52]&gt;=[.E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56278" calcext:value-type="float">
            <text:p>0.000056278</text:p>
          </table:table-cell>
          <table:table-cell office:value-type="float" office:value="0.080138169" calcext:value-type="float">
            <text:p>0.080138169</text:p>
          </table:table-cell>
          <table:table-cell office:value-type="float" office:value="0.000091896" calcext:value-type="float">
            <text:p>0.000091896</text:p>
          </table:table-cell>
          <table:table-cell office:value-type="float" office:value="0.000840802" calcext:value-type="float">
            <text:p>0.000840802</text:p>
          </table:table-cell>
          <table:table-cell office:value-type="float" office:value="232" calcext:value-type="float">
            <text:p>232</text:p>
          </table:table-cell>
          <table:table-cell office:value-type="float" office:value="2524589" calcext:value-type="float">
            <text:p>2524589</text:p>
          </table:table-cell>
          <table:table-cell office:value-type="float" office:value="275927" calcext:value-type="float">
            <text:p>275927</text:p>
          </table:table-cell>
          <table:table-cell office:value-type="string" calcext:value-type="string">
            <text:p>?a</text:p>
          </table:table-cell>
          <table:table-cell office:value-type="float" office:value="0.00883103041376423" calcext:value-type="float">
            <text:p>0.0088310304</text:p>
          </table:table-cell>
          <table:table-cell office:value-type="float" office:value="0.133103843947217" calcext:value-type="float">
            <text:p>0.1331038439</text:p>
          </table:table-cell>
          <table:table-cell office:value-type="float" office:value="0.0145765929558635" calcext:value-type="float">
            <text:p>0.014576593</text:p>
          </table:table-cell>
          <table:table-cell table:formula="of:=IF([.L53]&lt;&gt;0; 1; 0)" office:value-type="float" office:value="1" calcext:value-type="float">
            <text:p>1</text:p>
          </table:table-cell>
          <table:table-cell table:formula="of:=IF(AND([.M53]=1; [.L53]&gt;=[.E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12153" calcext:value-type="float">
            <text:p>0.00012153</text:p>
          </table:table-cell>
          <table:table-cell office:value-type="float" office:value="0.021642404" calcext:value-type="float">
            <text:p>0.021642404</text:p>
          </table:table-cell>
          <table:table-cell office:value-type="float" office:value="0.000013261" calcext:value-type="float">
            <text:p>0.000013261</text:p>
          </table:table-cell>
          <table:table-cell office:value-type="float" office:value="0.001067088" calcext:value-type="float">
            <text:p>0.001067088</text:p>
          </table:table-cell>
          <table:table-cell office:value-type="float" office:value="501" calcext:value-type="float">
            <text:p>501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469502" calcext:value-type="float">
            <text:p>469502</text:p>
          </table:table-cell>
          <table:table-cell office:value-type="string" calcext:value-type="string">
            <text:p>?b</text:p>
          </table:table-cell>
          <table:table-cell office:value-type="float" office:value="0.0125087386397683" calcext:value-type="float">
            <text:p>0.0125087386</text:p>
          </table:table-cell>
          <table:table-cell office:value-type="float" office:value="0.388975155279503" calcext:value-type="float">
            <text:p>0.3889751553</text:p>
          </table:table-cell>
          <table:table-cell office:value-type="float" office:value="0.0142232002685608" calcext:value-type="float">
            <text:p>0.0142232003</text:p>
          </table:table-cell>
          <table:table-cell table:formula="of:=IF([.L54]&lt;&gt;0; 1; 0)" office:value-type="float" office:value="1" calcext:value-type="float">
            <text:p>1</text:p>
          </table:table-cell>
          <table:table-cell table:formula="of:=IF(AND([.M54]=1; [.L54]&gt;=[.E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4051" calcext:value-type="float">
            <text:p>0.00004051</text:p>
          </table:table-cell>
          <table:table-cell office:value-type="float" office:value="0.057685665" calcext:value-type="float">
            <text:p>0.057685665</text:p>
          </table:table-cell>
          <table:table-cell office:value-type="float" office:value="0.00000442" calcext:value-type="float">
            <text:p>0.00000442</text:p>
          </table:table-cell>
          <table:table-cell office:value-type="float" office:value="0.001106811" calcext:value-type="float">
            <text:p>0.001106811</text:p>
          </table:table-cell>
          <table:table-cell office:value-type="float" office:value="167" calcext:value-type="float">
            <text:p>167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150884" calcext:value-type="float">
            <text:p>150884</text:p>
          </table:table-cell>
          <table:table-cell office:value-type="string" calcext:value-type="string">
            <text:p>?a</text:p>
          </table:table-cell>
          <table:table-cell office:value-type="float" office:value="0.00416957954658943" calcext:value-type="float">
            <text:p>0.0041695795</text:p>
          </table:table-cell>
          <table:table-cell office:value-type="float" office:value="0.207196029776675" calcext:value-type="float">
            <text:p>0.2071960298</text:p>
          </table:table-cell>
          <table:table-cell office:value-type="float" office:value="0.00757629526298857" calcext:value-type="float">
            <text:p>0.0075762953</text:p>
          </table:table-cell>
          <table:table-cell table:formula="of:=IF([.L55]&lt;&gt;0; 1; 0)" office:value-type="float" office:value="1" calcext:value-type="float">
            <text:p>1</text:p>
          </table:table-cell>
          <table:table-cell table:formula="of:=IF(AND([.M55]=1; [.L55]&gt;=[.E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isLocatedIn&gt; <text:s/>?f <text:s text:c="2"/>=&gt; ?a <text:s/>&lt;worksAt&gt; <text:s/>?b</text:p>
          </table:table-cell>
          <table:table-cell office:value-type="float" office:value="0.000056763" calcext:value-type="float">
            <text:p>0.000056763</text:p>
          </table:table-cell>
          <table:table-cell office:value-type="float" office:value="0.054481956" calcext:value-type="float">
            <text:p>0.054481956</text:p>
          </table:table-cell>
          <table:table-cell office:value-type="float" office:value="0.000020192" calcext:value-type="float">
            <text:p>0.000020192</text:p>
          </table:table-cell>
          <table:table-cell office:value-type="float" office:value="0.001310939" calcext:value-type="float">
            <text:p>0.001310939</text:p>
          </table:table-cell>
          <table:table-cell office:value-type="float" office:value="234" calcext:value-type="float">
            <text:p>234</text:p>
          </table:table-cell>
          <table:table-cell office:value-type="float" office:value="11588480" calcext:value-type="float">
            <text:p>11588480</text:p>
          </table:table-cell>
          <table:table-cell office:value-type="float" office:value="178498" calcext:value-type="float">
            <text:p>17849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6874118612474" calcext:value-type="float">
            <text:p>0.0366874119</text:p>
          </table:table-cell>
          <table:table-cell table:formula="of:=IF([.L56]&lt;&gt;0; 1; 0)" office:value-type="float" office:value="1" calcext:value-type="float">
            <text:p>1</text:p>
          </table:table-cell>
          <table:table-cell table:formula="of:=IF(AND([.M56]=1; [.L56]&gt;=[.E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40694" calcext:value-type="float">
            <text:p>0.000140694</text:p>
          </table:table-cell>
          <table:table-cell office:value-type="float" office:value="0.318331504" calcext:value-type="float">
            <text:p>0.318331504</text:p>
          </table:table-cell>
          <table:table-cell office:value-type="float" office:value="0.00049129" calcext:value-type="float">
            <text:p>0.00049129</text:p>
          </table:table-cell>
          <table:table-cell office:value-type="float" office:value="0.001478841" calcext:value-type="float">
            <text:p>0.001478841</text:p>
          </table:table-cell>
          <table:table-cell office:value-type="float" office:value="580" calcext:value-type="float">
            <text:p>580</text:p>
          </table:table-cell>
          <table:table-cell office:value-type="float" office:value="1180566" calcext:value-type="float">
            <text:p>1180566</text:p>
          </table:table-cell>
          <table:table-cell office:value-type="float" office:value="392199" calcext:value-type="float">
            <text:p>39219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57]&lt;&gt;0; 1; 0)" office:value-type="float" office:value="0" calcext:value-type="float">
            <text:p>0</text:p>
          </table:table-cell>
          <table:table-cell table:formula="of:=IF(AND([.M57]=1; [.L57]&gt;=[.E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sKnownFor&gt; <text:s/>?b</text:p>
          </table:table-cell>
          <table:table-cell office:value-type="float" office:value="0.000001213" calcext:value-type="float">
            <text:p>0.000001213</text:p>
          </table:table-cell>
          <table:table-cell office:value-type="float" office:value="0.012658228" calcext:value-type="float">
            <text:p>0.012658228</text:p>
          </table:table-cell>
          <table:table-cell office:value-type="float" office:value="0.000014236" calcext:value-type="float">
            <text:p>0.000014236</text:p>
          </table:table-cell>
          <table:table-cell office:value-type="float" office:value="0.002025932" calcext:value-type="float">
            <text:p>0.002025932</text:p>
          </table:table-cell>
          <table:table-cell office:value-type="float" office:value="5" calcext:value-type="float">
            <text:p>5</text:p>
          </table:table-cell>
          <table:table-cell office:value-type="float" office:value="351229" calcext:value-type="float">
            <text:p>351229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?b</text:p>
          </table:table-cell>
          <table:table-cell table:style-name="ce5" office:value-type="float" office:value="0.000580922504937841" calcext:value-type="float">
            <text:p>5.81E-004</text:p>
          </table:table-cell>
          <table:table-cell office:value-type="float" office:value="0.454545454545455" calcext:value-type="float">
            <text:p>0.4545454545</text:p>
          </table:table-cell>
          <table:table-cell office:value-type="float" office:value="0.146305161424605" calcext:value-type="float">
            <text:p>0.1463051614</text:p>
          </table:table-cell>
          <table:table-cell table:formula="of:=IF([.L58]&lt;&gt;0; 1; 0)" office:value-type="float" office:value="1" calcext:value-type="float">
            <text:p>1</text:p>
          </table:table-cell>
          <table:table-cell table:formula="of:=IF(AND([.M58]=1; [.L58]&gt;=[.E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KnownFor&gt; <text:s/>?b <text:s text:c="2"/>=&gt; ?a <text:s/>&lt;isKnownFor&gt; <text:s/>?b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27848101" calcext:value-type="float">
            <text:p>0.027848101</text:p>
          </table:table-cell>
          <table:table-cell table:number-columns-repeated="2" office:value-type="float" office:value="0.002400175" calcext:value-type="float">
            <text:p>0.0024001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583" calcext:value-type="float">
            <text:p>4583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628203616576" calcext:value-type="float">
            <text:p>0.0351628204</text:p>
          </table:table-cell>
          <table:table-cell table:formula="of:=IF([.L59]&lt;&gt;0; 1; 0)" office:value-type="float" office:value="1" calcext:value-type="float">
            <text:p>1</text:p>
          </table:table-cell>
          <table:table-cell table:formula="of:=IF(AND([.M59]=1; [.L59]&gt;=[.E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0036615" calcext:value-type="float">
            <text:p>0.0000366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4" calcext:value-type="float">
            <text:p>4</text:p>
          </table:table-cell>
          <table:table-cell office:value-type="float" office:value="109245" calcext:value-type="float">
            <text:p>10924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?b</text:p>
          </table:table-cell>
          <table:table-cell table:style-name="ce5" office:value-type="float" office:value="0.000536840692524494" calcext:value-type="float">
            <text:p>5.37E-004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106231062125485" calcext:value-type="float">
            <text:p>0.1062310621</text:p>
          </table:table-cell>
          <table:table-cell table:formula="of:=IF([.L60]&lt;&gt;0; 1; 0)" office:value-type="float" office:value="1" calcext:value-type="float">
            <text:p>1</text:p>
          </table:table-cell>
          <table:table-cell table:formula="of:=IF(AND([.M60]=1; [.L60]&gt;=[.E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 office:value-type="float" office:value="0.000109402" calcext:value-type="float">
            <text:p>0.000109402</text:p>
          </table:table-cell>
          <table:table-cell office:value-type="float" office:value="0.511337868" calcext:value-type="float">
            <text:p>0.511337868</text:p>
          </table:table-cell>
          <table:table-cell office:value-type="float" office:value="0.000000055" calcext:value-type="float">
            <text:p>0.000000055</text:p>
          </table:table-cell>
          <table:table-cell office:value-type="float" office:value="0.002599334" calcext:value-type="float">
            <text:p>0.002599334</text:p>
          </table:table-cell>
          <table:table-cell office:value-type="float" office:value="451" calcext:value-type="float">
            <text:p>451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173506" calcext:value-type="float">
            <text:p>173506</text:p>
          </table:table-cell>
          <table:table-cell office:value-type="string" calcext:value-type="string">
            <text:p>?a</text:p>
          </table:table-cell>
          <table:table-cell table:style-name="ce5" office:value-type="float" office:value="0.000704984915511231" calcext:value-type="float">
            <text:p>7.05E-004</text:p>
          </table:table-cell>
          <table:table-cell office:value-type="float" office:value="3.608" calcext:value-type="float">
            <text:p>3.608</text:p>
          </table:table-cell>
          <table:table-cell office:value-type="float" office:value="0.17109918462839" calcext:value-type="float">
            <text:p>0.1710991846</text:p>
          </table:table-cell>
          <table:table-cell table:formula="of:=IF([.L61]&lt;&gt;0; 1; 0)" office:value-type="float" office:value="1" calcext:value-type="float">
            <text:p>1</text:p>
          </table:table-cell>
          <table:table-cell table:formula="of:=IF(AND([.M61]=1; [.L61]&gt;=[.E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27411" calcext:value-type="float">
            <text:p>0.000027411</text:p>
          </table:table-cell>
          <table:table-cell office:value-type="float" office:value="0.039032815" calcext:value-type="float">
            <text:p>0.039032815</text:p>
          </table:table-cell>
          <table:table-cell office:value-type="float" office:value="0.001044913" calcext:value-type="float">
            <text:p>0.001044913</text:p>
          </table:table-cell>
          <table:table-cell office:value-type="float" office:value="0.002986495" calcext:value-type="float">
            <text:p>0.002986495</text:p>
          </table:table-cell>
          <table:table-cell office:value-type="float" office:value="113" calcext:value-type="float">
            <text:p>113</text:p>
          </table:table-cell>
          <table:table-cell office:value-type="float" office:value="108143" calcext:value-type="float">
            <text:p>108143</text:p>
          </table:table-cell>
          <table:table-cell office:value-type="float" office:value="37837" calcext:value-type="float">
            <text:p>37837</text:p>
          </table:table-cell>
          <table:table-cell office:value-type="string" calcext:value-type="string">
            <text:p>?a</text:p>
          </table:table-cell>
          <table:table-cell office:value-type="float" office:value="0.0263096623981374" calcext:value-type="float">
            <text:p>0.0263096624</text:p>
          </table:table-cell>
          <table:table-cell office:value-type="float" office:value="0.0981754995655952" calcext:value-type="float">
            <text:p>0.0981754996</text:p>
          </table:table-cell>
          <table:table-cell office:value-type="float" office:value="0.0266982499400734" calcext:value-type="float">
            <text:p>0.0266982499</text:p>
          </table:table-cell>
          <table:table-cell table:formula="of:=IF([.L62]&lt;&gt;0; 1; 0)" office:value-type="float" office:value="1" calcext:value-type="float">
            <text:p>1</text:p>
          </table:table-cell>
          <table:table-cell table:formula="of:=IF(AND([.M62]=1; [.L62]&gt;=[.E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dealsWith&gt; <text:s/>?f <text:s/>?f <text:s/>&lt;participatedIn&gt; <text:s/>?a <text:s text:c="2"/>=&gt; ?a <text:s/>&lt;happenedIn&gt; <text:s/>?b</text:p>
          </table:table-cell>
          <table:table-cell office:value-type="float" office:value="0.000108189" calcext:value-type="float">
            <text:p>0.000108189</text:p>
          </table:table-cell>
          <table:table-cell office:value-type="float" office:value="0.039479508" calcext:value-type="float">
            <text:p>0.039479508</text:p>
          </table:table-cell>
          <table:table-cell office:value-type="float" office:value="0.002880058" calcext:value-type="float">
            <text:p>0.002880058</text:p>
          </table:table-cell>
          <table:table-cell office:value-type="float" office:value="0.003393545" calcext:value-type="float">
            <text:p>0.003393545</text:p>
          </table:table-cell>
          <table:table-cell office:value-type="float" office:value="446" calcext:value-type="float">
            <text:p>446</text:p>
          </table:table-cell>
          <table:table-cell office:value-type="float" office:value="154858" calcext:value-type="float">
            <text:p>154858</text:p>
          </table:table-cell>
          <table:table-cell office:value-type="float" office:value="131426" calcext:value-type="float">
            <text:p>13142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2184493839141" calcext:value-type="float">
            <text:p>0.6321844938</text:p>
          </table:table-cell>
          <table:table-cell table:formula="of:=IF([.L63]&lt;&gt;0; 1; 0)" office:value-type="float" office:value="1" calcext:value-type="float">
            <text:p>1</text:p>
          </table:table-cell>
          <table:table-cell table:formula="of:=IF(AND([.M63]=1; [.L63]&gt;=[.E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KnownFor&gt; <text:s/>?b <text:s text:c="2"/>=&gt; ?a <text:s/>&lt;isKnownFor&gt; <text:s/>?b</text:p>
          </table:table-cell>
          <table:table-cell office:value-type="float" office:value="0.000002426" calcext:value-type="float">
            <text:p>0.000002426</text:p>
          </table:table-cell>
          <table:table-cell office:value-type="float" office:value="0.025316456" calcext:value-type="float">
            <text:p>0.025316456</text:p>
          </table:table-cell>
          <table:table-cell table:number-columns-repeated="2" office:value-type="float" office:value="0.00392773" calcext:value-type="float">
            <text:p>0.003927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46" calcext:value-type="float">
            <text:p>25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024657279266" calcext:value-type="float">
            <text:p>0.0400024657</text:p>
          </table:table-cell>
          <table:table-cell table:formula="of:=IF([.L64]&lt;&gt;0; 1; 0)" office:value-type="float" office:value="1" calcext:value-type="float">
            <text:p>1</text:p>
          </table:table-cell>
          <table:table-cell table:formula="of:=IF(AND([.M64]=1; [.L64]&gt;=[.E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b <text:s/>&lt;happenedIn&gt; <text:s/>?f <text:s text:c="2"/>=&gt; ?a <text:s/>&lt;participatedIn&gt; <text:s/>?b</text:p>
          </table:table-cell>
          <table:table-cell office:value-type="float" office:value="0.000051183" calcext:value-type="float">
            <text:p>0.000051183</text:p>
          </table:table-cell>
          <table:table-cell office:value-type="float" office:value="0.014035788" calcext:value-type="float">
            <text:p>0.014035788</text:p>
          </table:table-cell>
          <table:table-cell office:value-type="float" office:value="0.004499414" calcext:value-type="float">
            <text:p>0.004499414</text:p>
          </table:table-cell>
          <table:table-cell office:value-type="float" office:value="0.005080787" calcext:value-type="float">
            <text:p>0.005080787</text:p>
          </table:table-cell>
          <table:table-cell office:value-type="float" office:value="211" calcext:value-type="float">
            <text:p>211</text:p>
          </table:table-cell>
          <table:table-cell office:value-type="float" office:value="46895" calcext:value-type="float">
            <text:p>46895</text:p>
          </table:table-cell>
          <table:table-cell office:value-type="float" office:value="41529" calcext:value-type="float">
            <text:p>4152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611435412385" calcext:value-type="float">
            <text:p>0.8956114354</text:p>
          </table:table-cell>
          <table:table-cell table:formula="of:=IF([.L65]&lt;&gt;0; 1; 0)" office:value-type="float" office:value="1" calcext:value-type="float">
            <text:p>1</text:p>
          </table:table-cell>
          <table:table-cell table:formula="of:=IF(AND([.M65]=1; [.L65]&gt;=[.E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075198" calcext:value-type="float">
            <text:p>0.000075198</text:p>
          </table:table-cell>
          <table:table-cell office:value-type="float" office:value="0.107081174" calcext:value-type="float">
            <text:p>0.107081174</text:p>
          </table:table-cell>
          <table:table-cell office:value-type="float" office:value="0.000725314" calcext:value-type="float">
            <text:p>0.000725314</text:p>
          </table:table-cell>
          <table:table-cell office:value-type="float" office:value="0.005115258" calcext:value-type="float">
            <text:p>0.005115258</text:p>
          </table:table-cell>
          <table:table-cell office:value-type="float" office:value="310" calcext:value-type="float">
            <text:p>310</text:p>
          </table:table-cell>
          <table:table-cell office:value-type="float" office:value="427401" calcext:value-type="float">
            <text:p>427401</text:p>
          </table:table-cell>
          <table:table-cell office:value-type="float" office:value="60603" calcext:value-type="float">
            <text:p>6060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874441832967" calcext:value-type="float">
            <text:p>0.2208744418</text:p>
          </table:table-cell>
          <table:table-cell table:formula="of:=IF([.L66]&lt;&gt;0; 1; 0)" office:value-type="float" office:value="1" calcext:value-type="float">
            <text:p>1</text:p>
          </table:table-cell>
          <table:table-cell table:formula="of:=IF(AND([.M66]=1; [.L66]&gt;=[.E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163496" calcext:value-type="float">
            <text:p>0.000163496</text:p>
          </table:table-cell>
          <table:table-cell office:value-type="float" office:value="0.028369391" calcext:value-type="float">
            <text:p>0.028369391</text:p>
          </table:table-cell>
          <table:table-cell office:value-type="float" office:value="0.001699488" calcext:value-type="float">
            <text:p>0.001699488</text:p>
          </table:table-cell>
          <table:table-cell office:value-type="float" office:value="0.005864388" calcext:value-type="float">
            <text:p>0.005864388</text:p>
          </table:table-cell>
          <table:table-cell office:value-type="float" office:value="674" calcext:value-type="float">
            <text:p>674</text:p>
          </table:table-cell>
          <table:table-cell office:value-type="float" office:value="396590" calcext:value-type="float">
            <text:p>396590</text:p>
          </table:table-cell>
          <table:table-cell office:value-type="float" office:value="114931" calcext:value-type="float">
            <text:p>114931</text:p>
          </table:table-cell>
          <table:table-cell office:value-type="string" calcext:value-type="string">
            <text:p>?b</text:p>
          </table:table-cell>
          <table:table-cell office:value-type="float" office:value="0.0259770292145225" calcext:value-type="float">
            <text:p>0.0259770292</text:p>
          </table:table-cell>
          <table:table-cell office:value-type="float" office:value="0.160629170638704" calcext:value-type="float">
            <text:p>0.1606291706</text:p>
          </table:table-cell>
          <table:table-cell office:value-type="float" office:value="0.0518509662784663" calcext:value-type="float">
            <text:p>0.0518509663</text:p>
          </table:table-cell>
          <table:table-cell table:formula="of:=IF([.L67]&lt;&gt;0; 1; 0)" office:value-type="float" office:value="1" calcext:value-type="float">
            <text:p>1</text:p>
          </table:table-cell>
          <table:table-cell table:formula="of:=IF(AND([.M67]=1; [.L67]&gt;=[.E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ppenedIn&gt; <text:s/>?b <text:s/>?a <text:s/>&lt;participatedIn&gt; <text:s/>?f <text:s text:c="2"/>=&gt; ?a <text:s/>&lt;hasCapital&gt; <text:s/>?b</text:p>
          </table:table-cell>
          <table:table-cell office:value-type="float" office:value="0.000012371" calcext:value-type="float">
            <text:p>0.000012371</text:p>
          </table:table-cell>
          <table:table-cell office:value-type="float" office:value="0.027991218" calcext:value-type="float">
            <text:p>0.027991218</text:p>
          </table:table-cell>
          <table:table-cell office:value-type="float" office:value="0.00336945" calcext:value-type="float">
            <text:p>0.00336945</text:p>
          </table:table-cell>
          <table:table-cell office:value-type="float" office:value="0.006717597" calcext:value-type="float">
            <text:p>0.006717597</text:p>
          </table:table-cell>
          <table:table-cell office:value-type="float" office:value="51" calcext:value-type="float">
            <text:p>51</text:p>
          </table:table-cell>
          <table:table-cell office:value-type="float" office:value="15136" calcext:value-type="float">
            <text:p>15136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089302066378" calcext:value-type="float">
            <text:p>0.0262089302</text:p>
          </table:table-cell>
          <table:table-cell table:formula="of:=IF([.L68]&lt;&gt;0; 1; 0)" office:value-type="float" office:value="1" calcext:value-type="float">
            <text:p>1</text:p>
          </table:table-cell>
          <table:table-cell table:formula="of:=IF(AND([.M68]=1; [.L68]&gt;=[.E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nfluences&gt; <text:s/>?a <text:s text:c="2"/>=&gt; ?a <text:s/>&lt;isInterestedIn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5396825" calcext:value-type="float">
            <text:p>0.025396825</text:p>
          </table:table-cell>
          <table:table-cell office:value-type="float" office:value="0.000345587" calcext:value-type="float">
            <text:p>0.000345587</text:p>
          </table:table-cell>
          <table:table-cell office:value-type="float" office:value="0.007011394" calcext:value-type="float">
            <text:p>0.007011394</text:p>
          </table:table-cell>
          <table:table-cell office:value-type="float" office:value="8" calcext:value-type="float">
            <text:p>8</text:p>
          </table:table-cell>
          <table:table-cell office:value-type="float" office:value="23149" calcext:value-type="float">
            <text:p>23149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69]&lt;&gt;0; 1; 0)" office:value-type="float" office:value="0" calcext:value-type="float">
            <text:p>0</text:p>
          </table:table-cell>
          <table:table-cell table:formula="of:=IF(AND([.M69]=1; [.L69]&gt;=[.E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a <text:s/>?e <text:s/>&lt;isLocatedIn&gt; <text:s/>?b <text:s text:c="2"/>=&gt; ?a <text:s/>&lt;hasCapital&gt; <text:s/>?b</text:p>
          </table:table-cell>
          <table:table-cell office:value-type="float" office:value="0.000078594" calcext:value-type="float">
            <text:p>0.000078594</text:p>
          </table:table-cell>
          <table:table-cell office:value-type="float" office:value="0.177826564" calcext:value-type="float">
            <text:p>0.177826564</text:p>
          </table:table-cell>
          <table:table-cell office:value-type="float" office:value="0.001463752" calcext:value-type="float">
            <text:p>0.001463752</text:p>
          </table:table-cell>
          <table:table-cell office:value-type="float" office:value="0.007451188" calcext:value-type="float">
            <text:p>0.007451188</text:p>
          </table:table-cell>
          <table:table-cell office:value-type="float" office:value="324" calcext:value-type="float">
            <text:p>324</text:p>
          </table:table-cell>
          <table:table-cell office:value-type="float" office:value="221349" calcext:value-type="float">
            <text:p>221349</text:p>
          </table:table-cell>
          <table:table-cell office:value-type="float" office:value="43483" calcext:value-type="float">
            <text:p>43483</text:p>
          </table:table-cell>
          <table:table-cell office:value-type="string" calcext:value-type="string">
            <text:p>?a</text:p>
          </table:table-cell>
          <table:table-cell office:value-type="float" office:value="0.00578726444583371" calcext:value-type="float">
            <text:p>0.0057872644</text:p>
          </table:table-cell>
          <table:table-cell office:value-type="float" office:value="0.379391100702576" calcext:value-type="float">
            <text:p>0.3793911007</text:p>
          </table:table-cell>
          <table:table-cell office:value-type="float" office:value="0.205586023019856" calcext:value-type="float">
            <text:p>0.205586023</text:p>
          </table:table-cell>
          <table:table-cell table:formula="of:=IF([.L70]&lt;&gt;0; 1; 0)" office:value-type="float" office:value="1" calcext:value-type="float">
            <text:p>1</text:p>
          </table:table-cell>
          <table:table-cell table:formula="of:=IF(AND([.M70]=1; [.L70]&gt;=[.E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282601" calcext:value-type="float">
            <text:p>0.000282601</text:p>
          </table:table-cell>
          <table:table-cell office:value-type="float" office:value="0.077496175" calcext:value-type="float">
            <text:p>0.077496175</text:p>
          </table:table-cell>
          <table:table-cell table:number-columns-repeated="2" office:value-type="float" office:value="0.007523021" calcext:value-type="float">
            <text:p>0.007523021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54858" calcext:value-type="float">
            <text:p>15485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538540756395" calcext:value-type="float">
            <text:p>1.4053854076</text:p>
          </table:table-cell>
          <table:table-cell table:formula="of:=IF([.L71]&lt;&gt;0; 1; 0)" office:value-type="float" office:value="1" calcext:value-type="float">
            <text:p>1</text:p>
          </table:table-cell>
          <table:table-cell table:formula="of:=IF(AND([.M71]=1; [.L71]&gt;=[.E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b <text:s/>?a <text:s/>&lt;happenedIn&gt; <text:s/>?e <text:s text:c="2"/>=&gt; ?a <text:s/>&lt;happenedIn&gt; <text:s/>?b</text:p>
          </table:table-cell>
          <table:table-cell office:value-type="float" office:value="0.000028381" calcext:value-type="float">
            <text:p>0.000028381</text:p>
          </table:table-cell>
          <table:table-cell office:value-type="float" office:value="0.010356732" calcext:value-type="float">
            <text:p>0.010356732</text:p>
          </table:table-cell>
          <table:table-cell table:number-columns-repeated="2" office:value-type="float" office:value="0.008031853" calcext:value-type="float">
            <text:p>0.00803185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4567" calcext:value-type="float">
            <text:p>145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973366916874" calcext:value-type="float">
            <text:p>0.4719733669</text:p>
          </table:table-cell>
          <table:table-cell table:formula="of:=IF([.L72]&lt;&gt;0; 1; 0)" office:value-type="float" office:value="1" calcext:value-type="float">
            <text:p>1</text:p>
          </table:table-cell>
          <table:table-cell table:formula="of:=IF(AND([.M72]=1; [.L72]&gt;=[.E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KnownFor&gt; <text:s/>?a <text:s/>?e <text:s/>&lt;isKnownFor&gt; <text:s/>?b <text:s text:c="2"/>=&gt; ?a <text:s/>&lt;isKnownFor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0253165" calcext:value-type="float">
            <text:p>0.020253165</text:p>
          </table:table-cell>
          <table:table-cell table:number-columns-repeated="2" office:value-type="float" office:value="0.009615385" calcext:value-type="float">
            <text:p>0.0096153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.0228571428571429" calcext:value-type="float">
            <text:p>0.0228571429</text:p>
          </table:table-cell>
          <table:table-cell office:value-type="float" office:value="0.0152766726943942" calcext:value-type="float">
            <text:p>0.0152766727</text:p>
          </table:table-cell>
          <table:table-cell table:formula="of:=IF([.L73]&lt;&gt;0; 1; 0)" office:value-type="float" office:value="1" calcext:value-type="float">
            <text:p>1</text:p>
          </table:table-cell>
          <table:table-cell table:formula="of:=IF(AND([.M73]=1; [.L73]&gt;=[.E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a <text:s/>?b <text:s/>&lt;isLocatedIn&gt; <text:s/>?f <text:s text:c="2"/>=&gt; ?a <text:s/>&lt;owns&gt; <text:s/>?b</text:p>
          </table:table-cell>
          <table:table-cell office:value-type="float" office:value="0.000080293" calcext:value-type="float">
            <text:p>0.000080293</text:p>
          </table:table-cell>
          <table:table-cell office:value-type="float" office:value="0.014359464" calcext:value-type="float">
            <text:p>0.014359464</text:p>
          </table:table-cell>
          <table:table-cell office:value-type="float" office:value="0.000250473" calcext:value-type="float">
            <text:p>0.000250473</text:p>
          </table:table-cell>
          <table:table-cell office:value-type="float" office:value="0.01029581" calcext:value-type="float">
            <text:p>0.01029581</text:p>
          </table:table-cell>
          <table:table-cell office:value-type="float" office:value="331" calcext:value-type="float">
            <text:p>331</text:p>
          </table:table-cell>
          <table:table-cell office:value-type="float" office:value="1321499" calcext:value-type="float">
            <text:p>1321499</text:p>
          </table:table-cell>
          <table:table-cell office:value-type="float" office:value="32149" calcext:value-type="float">
            <text:p>3214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466012327319" calcext:value-type="float">
            <text:p>0.2014660123</text:p>
          </table:table-cell>
          <table:table-cell table:formula="of:=IF([.L74]&lt;&gt;0; 1; 0)" office:value-type="float" office:value="1" calcext:value-type="float">
            <text:p>1</text:p>
          </table:table-cell>
          <table:table-cell table:formula="of:=IF(AND([.M74]=1; [.L74]&gt;=[.E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PoliticianOf&gt; <text:s/>?f <text:s/>?b <text:s/>&lt;isPoliticianOf&gt; <text:s/>?f <text:s text:c="2"/>=&gt; ?a <text:s/>&lt;holdsPoliticalPosition&gt; <text:s/>?b</text:p>
          </table:table-cell>
          <table:table-cell office:value-type="float" office:value="0.000235541" calcext:value-type="float">
            <text:p>0.000235541</text:p>
          </table:table-cell>
          <table:table-cell office:value-type="float" office:value="0.184635862" calcext:value-type="float">
            <text:p>0.184635862</text:p>
          </table:table-cell>
          <table:table-cell office:value-type="float" office:value="0.002822592" calcext:value-type="float">
            <text:p>0.002822592</text:p>
          </table:table-cell>
          <table:table-cell office:value-type="float" office:value="0.010735213" calcext:value-type="float">
            <text:p>0.010735213</text:p>
          </table:table-cell>
          <table:table-cell office:value-type="float" office:value="971" calcext:value-type="float">
            <text:p>971</text:p>
          </table:table-cell>
          <table:table-cell office:value-type="float" office:value="344010" calcext:value-type="float">
            <text:p>344010</text:p>
          </table:table-cell>
          <table:table-cell office:value-type="float" office:value="90450" calcext:value-type="float">
            <text:p>90450</text:p>
          </table:table-cell>
          <table:table-cell office:value-type="string" calcext:value-type="string">
            <text:p>?a</text:p>
          </table:table-cell>
          <table:table-cell office:value-type="float" office:value="0.261584051724138" calcext:value-type="float">
            <text:p>0.2615840517</text:p>
          </table:table-cell>
          <table:table-cell office:value-type="float" office:value="0.986788617886179" calcext:value-type="float">
            <text:p>0.9867886179</text:p>
          </table:table-cell>
          <table:table-cell office:value-type="float" office:value="0.0131606910894396" calcext:value-type="float">
            <text:p>0.0131606911</text:p>
          </table:table-cell>
          <table:table-cell table:formula="of:=IF([.L75]&lt;&gt;0; 1; 0)" office:value-type="float" office:value="1" calcext:value-type="float">
            <text:p>1</text:p>
          </table:table-cell>
          <table:table-cell table:formula="of:=IF(AND([.M75]=1; [.L75]&gt;=[.E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0252521" calcext:value-type="float">
            <text:p>0.000252521</text:p>
          </table:table-cell>
          <table:table-cell office:value-type="float" office:value="0.026230913" calcext:value-type="float">
            <text:p>0.026230913</text:p>
          </table:table-cell>
          <table:table-cell office:value-type="float" office:value="0.008632413" calcext:value-type="float">
            <text:p>0.008632413</text:p>
          </table:table-cell>
          <table:table-cell office:value-type="float" office:value="0.011278073" calcext:value-type="float">
            <text:p>0.011278073</text:p>
          </table:table-cell>
          <table:table-cell office:value-type="float" office:value="1041" calcext:value-type="float">
            <text:p>1041</text:p>
          </table:table-cell>
          <table:table-cell office:value-type="float" office:value="120592" calcext:value-type="float">
            <text:p>120592</text:p>
          </table:table-cell>
          <table:table-cell office:value-type="float" office:value="92303" calcext:value-type="float">
            <text:p>9230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76]&lt;&gt;0; 1; 0)" office:value-type="float" office:value="0" calcext:value-type="float">
            <text:p>0</text:p>
          </table:table-cell>
          <table:table-cell table:formula="of:=IF(AND([.M76]=1; [.L76]&gt;=[.E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011868165" calcext:value-type="float">
            <text:p>0.011868165</text:p>
          </table:table-cell>
          <table:table-cell office:value-type="float" office:value="0.009899533" calcext:value-type="float">
            <text:p>0.009899533</text:p>
          </table:table-cell>
          <table:table-cell office:value-type="float" office:value="0.011768821" calcext:value-type="float">
            <text:p>0.011768821</text:p>
          </table:table-cell>
          <table:table-cell office:value-type="float" office:value="471" calcext:value-type="float">
            <text:p>471</text:p>
          </table:table-cell>
          <table:table-cell office:value-type="float" office:value="47578" calcext:value-type="float">
            <text:p>47578</text:p>
          </table:table-cell>
          <table:table-cell office:value-type="float" office:value="40021" calcext:value-type="float">
            <text:p>4002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711567193275" calcext:value-type="float">
            <text:p>0.0326711567</text:p>
          </table:table-cell>
          <table:table-cell table:formula="of:=IF([.L77]&lt;&gt;0; 1; 0)" office:value-type="float" office:value="1" calcext:value-type="float">
            <text:p>1</text:p>
          </table:table-cell>
          <table:table-cell table:formula="of:=IF(AND([.M77]=1; [.L77]&gt;=[.E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actedIn&gt; <text:s/>?b <text:s/>?a <text:s/>&lt;isMarriedTo&gt; <text:s/>?f <text:s text:c="2"/>=&gt; ?a <text:s/>&lt;directed&gt; <text:s/>?b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011868165" calcext:value-type="float">
            <text:p>0.011868165</text:p>
          </table:table-cell>
          <table:table-cell office:value-type="float" office:value="0.009905988" calcext:value-type="float">
            <text:p>0.009905988</text:p>
          </table:table-cell>
          <table:table-cell office:value-type="float" office:value="0.011776472" calcext:value-type="float">
            <text:p>0.011776472</text:p>
          </table:table-cell>
          <table:table-cell office:value-type="float" office:value="471" calcext:value-type="float">
            <text:p>471</text:p>
          </table:table-cell>
          <table:table-cell office:value-type="float" office:value="47547" calcext:value-type="float">
            <text:p>47547</text:p>
          </table:table-cell>
          <table:table-cell office:value-type="float" office:value="39995" calcext:value-type="float">
            <text:p>3999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850839086306" calcext:value-type="float">
            <text:p>0.0326850839</text:p>
          </table:table-cell>
          <table:table-cell table:formula="of:=IF([.L78]&lt;&gt;0; 1; 0)" office:value-type="float" office:value="1" calcext:value-type="float">
            <text:p>1</text:p>
          </table:table-cell>
          <table:table-cell table:formula="of:=IF(AND([.M78]=1; [.L78]&gt;=[.E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KnownFor&gt; <text:s/>?b <text:s text:c="2"/>=&gt; ?a <text:s/>&lt;isInterestedIn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2698413" calcext:value-type="float">
            <text:p>0.012698413</text:p>
          </table:table-cell>
          <table:table-cell office:value-type="float" office:value="0.001571092" calcext:value-type="float">
            <text:p>0.001571092</text:p>
          </table:table-cell>
          <table:table-cell office:value-type="float" office:value="0.012987013" calcext:value-type="float">
            <text:p>0.012987013</text:p>
          </table:table-cell>
          <table:table-cell office:value-type="float" office:value="4" calcext:value-type="float">
            <text:p>4</text:p>
          </table:table-cell>
          <table:table-cell office:value-type="float" office:value="2546" calcext:value-type="float">
            <text:p>254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0157739672832" calcext:value-type="float">
            <text:p>0.3701577397</text:p>
          </table:table-cell>
          <table:table-cell table:formula="of:=IF([.L79]&lt;&gt;0; 1; 0)" office:value-type="float" office:value="1" calcext:value-type="float">
            <text:p>1</text:p>
          </table:table-cell>
          <table:table-cell table:formula="of:=IF(AND([.M79]=1; [.L79]&gt;=[.E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edited&gt; <text:s/>?b</text:p>
          </table:table-cell>
          <table:table-cell office:value-type="float" office:value="0.000017951" calcext:value-type="float">
            <text:p>0.000017951</text:p>
          </table:table-cell>
          <table:table-cell office:value-type="float" office:value="0.013005272" calcext:value-type="float">
            <text:p>0.013005272</text:p>
          </table:table-cell>
          <table:table-cell office:value-type="float" office:value="0.000283414" calcext:value-type="float">
            <text:p>0.000283414</text:p>
          </table:table-cell>
          <table:table-cell office:value-type="float" office:value="0.013023583" calcext:value-type="float">
            <text:p>0.013023583</text:p>
          </table:table-cell>
          <table:table-cell office:value-type="float" office:value="74" calcext:value-type="float">
            <text:p>74</text:p>
          </table:table-cell>
          <table:table-cell office:value-type="float" office:value="261102" calcext:value-type="float">
            <text:p>261102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0]&lt;&gt;0; 1; 0)" office:value-type="float" office:value="0" calcext:value-type="float">
            <text:p>0</text:p>
          </table:table-cell>
          <table:table-cell table:formula="of:=IF(AND([.M80]=1; [.L80]&gt;=[.E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1207784" calcext:value-type="float">
            <text:p>0.001207784</text:p>
          </table:table-cell>
          <table:table-cell office:value-type="float" office:value="0.215084885" calcext:value-type="float">
            <text:p>0.215084885</text:p>
          </table:table-cell>
          <table:table-cell table:number-columns-repeated="2" office:value-type="float" office:value="0.014175936" calcext:value-type="float">
            <text:p>0.014175936</text:p>
          </table:table-cell>
          <table:table-cell office:value-type="float" office:value="4979" calcext:value-type="float">
            <text:p>4979</text:p>
          </table:table-cell>
          <table:table-cell table:number-columns-repeated="2" office:value-type="float" office:value="351229" calcext:value-type="float">
            <text:p>35122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.578482630417102" calcext:value-type="float">
            <text:p>0.5784826304</text:p>
          </table:table-cell>
          <table:table-cell office:value-type="float" office:value="0.18619698817391" calcext:value-type="float">
            <text:p>0.1861969882</text:p>
          </table:table-cell>
          <table:table-cell table:formula="of:=IF([.L81]&lt;&gt;0; 1; 0)" office:value-type="float" office:value="1" calcext:value-type="float">
            <text:p>1</text:p>
          </table:table-cell>
          <table:table-cell table:formula="of:=IF(AND([.M81]=1; [.L81]&gt;=[.E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b <text:s/>?e <text:s/>&lt;participatedIn&gt; <text:s/>?a <text:s text:c="2"/>=&gt; ?a <text:s/>&lt;happenedIn&gt; <text:s/>?b</text:p>
          </table:table-cell>
          <table:table-cell office:value-type="float" office:value="0.00004803" calcext:value-type="float">
            <text:p>0.00004803</text:p>
          </table:table-cell>
          <table:table-cell office:value-type="float" office:value="0.017526777" calcext:value-type="float">
            <text:p>0.017526777</text:p>
          </table:table-cell>
          <table:table-cell office:value-type="float" office:value="0.011726384" calcext:value-type="float">
            <text:p>0.011726384</text:p>
          </table:table-cell>
          <table:table-cell office:value-type="float" office:value="0.014300159" calcext:value-type="float">
            <text:p>0.014300159</text:p>
          </table:table-cell>
          <table:table-cell office:value-type="float" office:value="198" calcext:value-type="float">
            <text:p>198</text:p>
          </table:table-cell>
          <table:table-cell office:value-type="float" office:value="16885" calcext:value-type="float">
            <text:p>16885</text:p>
          </table:table-cell>
          <table:table-cell office:value-type="float" office:value="13846" calcext:value-type="float">
            <text:p>1384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648249296719" calcext:value-type="float">
            <text:p>0.3216482493</text:p>
          </table:table-cell>
          <table:table-cell table:formula="of:=IF([.L82]&lt;&gt;0; 1; 0)" office:value-type="float" office:value="1" calcext:value-type="float">
            <text:p>1</text:p>
          </table:table-cell>
          <table:table-cell table:formula="of:=IF(AND([.M82]=1; [.L82]&gt;=[.E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office:value-type="float" office:value="0.000059674" calcext:value-type="float">
            <text:p>0.000059674</text:p>
          </table:table-cell>
          <table:table-cell table:number-columns-repeated="2" office:value-type="float" office:value="0.010626809" calcext:value-type="float">
            <text:p>0.010626809</text:p>
          </table:table-cell>
          <table:table-cell office:value-type="float" office:value="0.0149936" calcext:value-type="float">
            <text:p>0.0149936</text:p>
          </table:table-cell>
          <table:table-cell office:value-type="float" office:value="246" calcext:value-type="float">
            <text:p>246</text:p>
          </table:table-cell>
          <table:table-cell office:value-type="float" office:value="23149" calcext:value-type="float">
            <text:p>23149</text:p>
          </table:table-cell>
          <table:table-cell office:value-type="float" office:value="16407" calcext:value-type="float">
            <text:p>1640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3]&lt;&gt;0; 1; 0)" office:value-type="float" office:value="0" calcext:value-type="float">
            <text:p>0</text:p>
          </table:table-cell>
          <table:table-cell table:formula="of:=IF(AND([.M83]=1; [.L83]&gt;=[.E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a <text:s/>?e <text:s/>&lt;isLocatedIn&gt; <text:s/>?b <text:s text:c="2"/>=&gt; ?a <text:s/>&lt;dealsWith&gt; <text:s/>?b</text:p>
          </table:table-cell>
          <table:table-cell office:value-type="float" office:value="0.000051911" calcext:value-type="float">
            <text:p>0.000051911</text:p>
          </table:table-cell>
          <table:table-cell office:value-type="float" office:value="0.242630385" calcext:value-type="float">
            <text:p>0.242630385</text:p>
          </table:table-cell>
          <table:table-cell office:value-type="float" office:value="0.000966799" calcext:value-type="float">
            <text:p>0.000966799</text:p>
          </table:table-cell>
          <table:table-cell office:value-type="float" office:value="0.01610718" calcext:value-type="float">
            <text:p>0.01610718</text:p>
          </table:table-cell>
          <table:table-cell office:value-type="float" office:value="214" calcext:value-type="float">
            <text:p>214</text:p>
          </table:table-cell>
          <table:table-cell office:value-type="float" office:value="221349" calcext:value-type="float">
            <text:p>221349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?a</text:p>
          </table:table-cell>
          <table:table-cell office:value-type="float" office:value="0.00382245244261856" calcext:value-type="float">
            <text:p>0.0038224524</text:p>
          </table:table-cell>
          <table:table-cell office:value-type="float" office:value="1.64615384615385" calcext:value-type="float">
            <text:p>1.6461538462</text:p>
          </table:table-cell>
          <table:table-cell office:value-type="float" office:value="0.892024672911129" calcext:value-type="float">
            <text:p>0.8920246729</text:p>
          </table:table-cell>
          <table:table-cell table:formula="of:=IF([.L84]&lt;&gt;0; 1; 0)" office:value-type="float" office:value="1" calcext:value-type="float">
            <text:p>1</text:p>
          </table:table-cell>
          <table:table-cell table:formula="of:=IF(AND([.M84]=1; [.L84]&gt;=[.E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rected&gt; <text:s/>?b <text:s text:c="2"/>=&gt; ?a <text:s/>&lt;wroteMusicFor&gt; <text:s/>?b</text:p>
          </table:table-cell>
          <table:table-cell office:value-type="float" office:value="0.000067436" calcext:value-type="float">
            <text:p>0.000067436</text:p>
          </table:table-cell>
          <table:table-cell office:value-type="float" office:value="0.01242236" calcext:value-type="float">
            <text:p>0.01242236</text:p>
          </table:table-cell>
          <table:table-cell office:value-type="float" office:value="0.007004989" calcext:value-type="float">
            <text:p>0.007004989</text:p>
          </table:table-cell>
          <table:table-cell office:value-type="float" office:value="0.017881263" calcext:value-type="float">
            <text:p>0.017881263</text:p>
          </table:table-cell>
          <table:table-cell office:value-type="float" office:value="278" calcext:value-type="float">
            <text:p>278</text:p>
          </table:table-cell>
          <table:table-cell office:value-type="float" office:value="39686" calcext:value-type="float">
            <text:p>39686</text:p>
          </table:table-cell>
          <table:table-cell office:value-type="float" office:value="15547" calcext:value-type="float">
            <text:p>1554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5]&lt;&gt;0; 1; 0)" office:value-type="float" office:value="0" calcext:value-type="float">
            <text:p>0</text:p>
          </table:table-cell>
          <table:table-cell table:formula="of:=IF(AND([.M85]=1; [.L85]&gt;=[.E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onnectedTo&gt; <text:s/>?a <text:s/>?e <text:s/>&lt;isConnectedTo&gt; <text:s/>?b <text:s text:c="2"/>=&gt; ?a <text:s/>&lt;isConnectedTo&gt; <text:s/>?b</text:p>
          </table:table-cell>
          <table:table-cell office:value-type="float" office:value="0.00291115" calcext:value-type="float">
            <text:p>0.00291115</text:p>
          </table:table-cell>
          <table:table-cell office:value-type="float" office:value="0.413001583" calcext:value-type="float">
            <text:p>0.413001583</text:p>
          </table:table-cell>
          <table:table-cell table:number-columns-repeated="2" office:value-type="float" office:value="0.018498765" calcext:value-type="float">
            <text:p>0.018498765</text:p>
          </table:table-cell>
          <table:table-cell office:value-type="float" office:value="12001" calcext:value-type="float">
            <text:p>12001</text:p>
          </table:table-cell>
          <table:table-cell table:number-columns-repeated="2" office:value-type="float" office:value="648746" calcext:value-type="float">
            <text:p>6487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2.99875062468766" calcext:value-type="float">
            <text:p>2.9987506247</text:p>
          </table:table-cell>
          <table:table-cell office:value-type="float" office:value="0.277398364621117" calcext:value-type="float">
            <text:p>0.2773983646</text:p>
          </table:table-cell>
          <table:table-cell table:formula="of:=IF([.L86]&lt;&gt;0; 1; 0)" office:value-type="float" office:value="1" calcext:value-type="float">
            <text:p>1</text:p>
          </table:table-cell>
          <table:table-cell table:formula="of:=IF(AND([.M86]=1; [.L86]&gt;=[.E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22802" calcext:value-type="float">
            <text:p>0.000022802</text:p>
          </table:table-cell>
          <table:table-cell office:value-type="float" office:value="0.051591658" calcext:value-type="float">
            <text:p>0.051591658</text:p>
          </table:table-cell>
          <table:table-cell office:value-type="float" office:value="0.019001415" calcext:value-type="float">
            <text:p>0.019001415</text:p>
          </table:table-cell>
          <table:table-cell office:value-type="float" office:value="0.020289229" calcext:value-type="float">
            <text:p>0.020289229</text:p>
          </table:table-cell>
          <table:table-cell office:value-type="float" office:value="94" calcext:value-type="float">
            <text:p>94</text:p>
          </table:table-cell>
          <table:table-cell office:value-type="float" office:value="4947" calcext:value-type="float">
            <text:p>4947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616220559714" calcext:value-type="float">
            <text:p>0.0937616221</text:p>
          </table:table-cell>
          <table:table-cell table:formula="of:=IF([.L87]&lt;&gt;0; 1; 0)" office:value-type="float" office:value="1" calcext:value-type="float">
            <text:p>1</text:p>
          </table:table-cell>
          <table:table-cell table:formula="of:=IF(AND([.M87]=1; [.L87]&gt;=[.E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18436" calcext:value-type="float">
            <text:p>0.000018436</text:p>
          </table:table-cell>
          <table:table-cell office:value-type="float" office:value="0.0861678" calcext:value-type="float">
            <text:p>0.0861678</text:p>
          </table:table-cell>
          <table:table-cell office:value-type="float" office:value="0.002737161" calcext:value-type="float">
            <text:p>0.002737161</text:p>
          </table:table-cell>
          <table:table-cell office:value-type="float" office:value="0.020936639" calcext:value-type="float">
            <text:p>0.020936639</text:p>
          </table:table-cell>
          <table:table-cell office:value-type="float" office:value="76" calcext:value-type="float">
            <text:p>76</text:p>
          </table:table-cell>
          <table:table-cell office:value-type="float" office:value="27766" calcext:value-type="float">
            <text:p>27766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?a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201597658393804" calcext:value-type="float">
            <text:p>0.2015976584</text:p>
          </table:table-cell>
          <table:table-cell table:formula="of:=IF([.L88]&lt;&gt;0; 1; 0)" office:value-type="float" office:value="1" calcext:value-type="float">
            <text:p>1</text:p>
          </table:table-cell>
          <table:table-cell table:formula="of:=IF(AND([.M88]=1; [.L88]&gt;=[.E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ppenedIn&gt; <text:s/>?a <text:s/>?e <text:s/>&lt;happenedIn&gt; <text:s/>?b <text:s text:c="2"/>=&gt; ?a <text:s/>&lt;hasCapital&gt; <text:s/>?b</text:p>
          </table:table-cell>
          <table:table-cell office:value-type="float" office:value="0.000020134" calcext:value-type="float">
            <text:p>0.000020134</text:p>
          </table:table-cell>
          <table:table-cell office:value-type="float" office:value="0.045554336" calcext:value-type="float">
            <text:p>0.045554336</text:p>
          </table:table-cell>
          <table:table-cell office:value-type="float" office:value="0.005446552" calcext:value-type="float">
            <text:p>0.005446552</text:p>
          </table:table-cell>
          <table:table-cell office:value-type="float" office:value="0.021497021" calcext:value-type="float">
            <text:p>0.021497021</text:p>
          </table:table-cell>
          <table:table-cell office:value-type="float" office:value="83" calcext:value-type="float">
            <text:p>83</text:p>
          </table:table-cell>
          <table:table-cell office:value-type="float" office:value="15239" calcext:value-type="float">
            <text:p>15239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?a</text:p>
          </table:table-cell>
          <table:table-cell office:value-type="float" office:value="0.0167304978834912" calcext:value-type="float">
            <text:p>0.0167304979</text:p>
          </table:table-cell>
          <table:table-cell office:value-type="float" office:value="0.213917525773196" calcext:value-type="float">
            <text:p>0.2139175258</text:p>
          </table:table-cell>
          <table:table-cell office:value-type="float" office:value="0.128441407216039" calcext:value-type="float">
            <text:p>0.1284414072</text:p>
          </table:table-cell>
          <table:table-cell table:formula="of:=IF([.L89]&lt;&gt;0; 1; 0)" office:value-type="float" office:value="1" calcext:value-type="float">
            <text:p>1</text:p>
          </table:table-cell>
          <table:table-cell table:formula="of:=IF(AND([.M89]=1; [.L89]&gt;=[.E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2911" calcext:value-type="float">
            <text:p>0.000002911</text:p>
          </table:table-cell>
          <table:table-cell office:value-type="float" office:value="0.023668639" calcext:value-type="float">
            <text:p>0.023668639</text:p>
          </table:table-cell>
          <table:table-cell office:value-type="float" office:value="0.01659751" calcext:value-type="float">
            <text:p>0.01659751</text:p>
          </table:table-cell>
          <table:table-cell office:value-type="float" office:value="0.021505376" calcext:value-type="float">
            <text:p>0.021505376</text:p>
          </table:table-cell>
          <table:table-cell office:value-type="float" office:value="12" calcext:value-type="float">
            <text:p>12</text:p>
          </table:table-cell>
          <table:table-cell office:value-type="float" office:value="723" calcext:value-type="float">
            <text:p>72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338942551402" calcext:value-type="float">
            <text:p>0.0378338943</text:p>
          </table:table-cell>
          <table:table-cell table:formula="of:=IF([.L90]&lt;&gt;0; 1; 0)" office:value-type="float" office:value="1" calcext:value-type="float">
            <text:p>1</text:p>
          </table:table-cell>
          <table:table-cell table:formula="of:=IF(AND([.M90]=1; [.L90]&gt;=[.E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a <text:s/>?e <text:s/>&lt;participatedIn&gt; <text:s/>?b <text:s text:c="2"/>=&gt; ?a <text:s/>&lt;participatedIn&gt; <text:s/>?b</text:p>
          </table:table-cell>
          <table:table-cell office:value-type="float" office:value="0.000049485" calcext:value-type="float">
            <text:p>0.000049485</text:p>
          </table:table-cell>
          <table:table-cell office:value-type="float" office:value="0.013570146" calcext:value-type="float">
            <text:p>0.013570146</text:p>
          </table:table-cell>
          <table:table-cell table:number-columns-repeated="2" office:value-type="float" office:value="0.023960536" calcext:value-type="float">
            <text:p>0.02396053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8514" calcext:value-type="float">
            <text:p>851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983956270928" calcext:value-type="float">
            <text:p>0.3579839563</text:p>
          </table:table-cell>
          <table:table-cell table:formula="of:=IF([.L91]&lt;&gt;0; 1; 0)" office:value-type="float" office:value="1" calcext:value-type="float">
            <text:p>1</text:p>
          </table:table-cell>
          <table:table-cell table:formula="of:=IF(AND([.M91]=1; [.L91]&gt;=[.E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nfluences&gt; <text:s/>?f <text:s/>?a <text:s/>&lt;isInterestedIn&gt; <text:s/>?f <text:s text:c="2"/>=&gt; ?a <text:s/>&lt;isInterestedIn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2698413" calcext:value-type="float">
            <text:p>0.012698413</text:p>
          </table:table-cell>
          <table:table-cell table:number-columns-repeated="2" office:value-type="float" office:value="0.024096386" calcext:value-type="float">
            <text:p>0.0240963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508999209979" calcext:value-type="float">
            <text:p>0.1715089992</text:p>
          </table:table-cell>
          <table:table-cell table:formula="of:=IF([.L92]&lt;&gt;0; 1; 0)" office:value-type="float" office:value="1" calcext:value-type="float">
            <text:p>1</text:p>
          </table:table-cell>
          <table:table-cell table:formula="of:=IF(AND([.M92]=1; [.L92]&gt;=[.E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068891" calcext:value-type="float">
            <text:p>0.000068891</text:p>
          </table:table-cell>
          <table:table-cell office:value-type="float" office:value="0.011953868" calcext:value-type="float">
            <text:p>0.011953868</text:p>
          </table:table-cell>
          <table:table-cell office:value-type="float" office:value="0.00148918" calcext:value-type="float">
            <text:p>0.00148918</text:p>
          </table:table-cell>
          <table:table-cell office:value-type="float" office:value="0.024354687" calcext:value-type="float">
            <text:p>0.024354687</text:p>
          </table:table-cell>
          <table:table-cell office:value-type="float" office:value="284" calcext:value-type="float">
            <text:p>284</text:p>
          </table:table-cell>
          <table:table-cell office:value-type="float" office:value="190709" calcext:value-type="float">
            <text:p>190709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?b</text:p>
          </table:table-cell>
          <table:table-cell office:value-type="float" office:value="0.00438156656432726" calcext:value-type="float">
            <text:p>0.0043815666</text:p>
          </table:table-cell>
          <table:table-cell office:value-type="float" office:value="0.107575757575758" calcext:value-type="float">
            <text:p>0.1075757576</text:p>
          </table:table-cell>
          <table:table-cell office:value-type="float" office:value="0.08439750005977" calcext:value-type="float">
            <text:p>0.0843975001</text:p>
          </table:table-cell>
          <table:table-cell table:formula="of:=IF([.L93]&lt;&gt;0; 1; 0)" office:value-type="float" office:value="1" calcext:value-type="float">
            <text:p>1</text:p>
          </table:table-cell>
          <table:table-cell table:formula="of:=IF(AND([.M93]=1; [.L93]&gt;=[.E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3731343" calcext:value-type="float">
            <text:p>0.003731343</text:p>
          </table:table-cell>
          <table:table-cell office:value-type="float" office:value="0.024390244" calcext:value-type="float">
            <text:p>0.024390244</text:p>
          </table:table-cell>
          <table:table-cell office:value-type="float" office:value="4" calcext:value-type="float">
            <text:p>4</text:p>
          </table:table-cell>
          <table:table-cell office:value-type="float" office:value="1072" calcext:value-type="float">
            <text:p>107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7104190922" calcext:value-type="float">
            <text:p>0.1916710419</text:p>
          </table:table-cell>
          <table:table-cell table:formula="of:=IF([.L94]&lt;&gt;0; 1; 0)" office:value-type="float" office:value="1" calcext:value-type="float">
            <text:p>1</text:p>
          </table:table-cell>
          <table:table-cell table:formula="of:=IF(AND([.M94]=1; [.L94]&gt;=[.E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eaderOf&gt; <text:s/>?f <text:s/>?f <text:s/>&lt;isLocatedIn&gt; <text:s/>?b <text:s text:c="2"/>=&gt; ?a <text:s/>&lt;isLeaderOf&gt; <text:s/>?b</text:p>
          </table:table-cell>
          <table:table-cell office:value-type="float" office:value="0.000067679" calcext:value-type="float">
            <text:p>0.000067679</text:p>
          </table:table-cell>
          <table:table-cell office:value-type="float" office:value="0.028267477" calcext:value-type="float">
            <text:p>0.028267477</text:p>
          </table:table-cell>
          <table:table-cell table:number-columns-repeated="2" office:value-type="float" office:value="0.024953045" calcext:value-type="float">
            <text:p>0.024953045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181" calcext:value-type="float">
            <text:p>1118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929313453515" calcext:value-type="float">
            <text:p>0.4009293135</text:p>
          </table:table-cell>
          <table:table-cell table:formula="of:=IF([.L95]&lt;&gt;0; 1; 0)" office:value-type="float" office:value="1" calcext:value-type="float">
            <text:p>1</text:p>
          </table:table-cell>
          <table:table-cell table:formula="of:=IF(AND([.M95]=1; [.L95]&gt;=[.E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17465" calcext:value-type="float">
            <text:p>0.000017465</text:p>
          </table:table-cell>
          <table:table-cell office:value-type="float" office:value="0.039517014" calcext:value-type="float">
            <text:p>0.039517014</text:p>
          </table:table-cell>
          <table:table-cell office:value-type="float" office:value="0.027639155" calcext:value-type="float">
            <text:p>0.027639155</text:p>
          </table:table-cell>
          <table:table-cell office:value-type="float" office:value="0.028742515" calcext:value-type="float">
            <text:p>0.028742515</text:p>
          </table:table-cell>
          <table:table-cell office:value-type="float" office:value="72" calcext:value-type="float">
            <text:p>72</text:p>
          </table:table-cell>
          <table:table-cell office:value-type="float" office:value="2605" calcext:value-type="float">
            <text:p>2605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5714113527479" calcext:value-type="float">
            <text:p>0.0515714114</text:p>
          </table:table-cell>
          <table:table-cell table:formula="of:=IF([.L96]&lt;&gt;0; 1; 0)" office:value-type="float" office:value="1" calcext:value-type="float">
            <text:p>1</text:p>
          </table:table-cell>
          <table:table-cell table:formula="of:=IF(AND([.M96]=1; [.L96]&gt;=[.E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rected&gt; <text:s/>?b <text:s text:c="2"/>=&gt; ?a <text:s/>&lt;edited&gt; <text:s/>?b</text:p>
          </table:table-cell>
          <table:table-cell office:value-type="float" office:value="0.000035901" calcext:value-type="float">
            <text:p>0.000035901</text:p>
          </table:table-cell>
          <table:table-cell office:value-type="float" office:value="0.026010545" calcext:value-type="float">
            <text:p>0.026010545</text:p>
          </table:table-cell>
          <table:table-cell office:value-type="float" office:value="0.003729275" calcext:value-type="float">
            <text:p>0.003729275</text:p>
          </table:table-cell>
          <table:table-cell office:value-type="float" office:value="0.028788174" calcext:value-type="float">
            <text:p>0.028788174</text:p>
          </table:table-cell>
          <table:table-cell office:value-type="float" office:value="148" calcext:value-type="float">
            <text:p>148</text:p>
          </table:table-cell>
          <table:table-cell office:value-type="float" office:value="39686" calcext:value-type="float">
            <text:p>39686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97]&lt;&gt;0; 1; 0)" office:value-type="float" office:value="0" calcext:value-type="float">
            <text:p>0</text:p>
          </table:table-cell>
          <table:table-cell table:formula="of:=IF(AND([.M97]=1; [.L97]&gt;=[.E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KnownFor&gt; <text:s/>?b</text:p>
          </table:table-cell>
          <table:table-cell office:value-type="float" office:value="0.000001698" calcext:value-type="float">
            <text:p>0.000001698</text:p>
          </table:table-cell>
          <table:table-cell office:value-type="float" office:value="0.017721519" calcext:value-type="float">
            <text:p>0.017721519</text:p>
          </table:table-cell>
          <table:table-cell office:value-type="float" office:value="0.006183746" calcext:value-type="float">
            <text:p>0.006183746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7" calcext:value-type="float">
            <text:p>7</text:p>
          </table:table-cell>
          <table:table-cell office:value-type="float" office:value="1132" calcext:value-type="float">
            <text:p>113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0035626700504" calcext:value-type="float">
            <text:p>0.2800356267</text:p>
          </table:table-cell>
          <table:table-cell table:formula="of:=IF([.L98]&lt;&gt;0; 1; 0)" office:value-type="float" office:value="1" calcext:value-type="float">
            <text:p>1</text:p>
          </table:table-cell>
          <table:table-cell table:formula="of:=IF(AND([.M98]=1; [.L98]&gt;=[.E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KnownFor&gt; <text:s/>?b <text:s text:c="2"/>=&gt; ?a <text:s/>&lt;isInterestedIn&gt; <text:s/>?b</text:p>
          </table:table-cell>
          <table:table-cell office:value-type="float" office:value="0.000005822" calcext:value-type="float">
            <text:p>0.000005822</text:p>
          </table:table-cell>
          <table:table-cell office:value-type="float" office:value="0.076190476" calcext:value-type="float">
            <text:p>0.076190476</text:p>
          </table:table-cell>
          <table:table-cell office:value-type="float" office:value="0.005236744" calcext:value-type="float">
            <text:p>0.005236744</text:p>
          </table:table-cell>
          <table:table-cell office:value-type="float" office:value="0.029850746" calcext:value-type="float">
            <text:p>0.029850746</text:p>
          </table:table-cell>
          <table:table-cell office:value-type="float" office:value="24" calcext:value-type="float">
            <text:p>24</text:p>
          </table:table-cell>
          <table:table-cell office:value-type="float" office:value="4583" calcext:value-type="float">
            <text:p>458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17027068075" calcext:value-type="float">
            <text:p>1.4817027068</text:p>
          </table:table-cell>
          <table:table-cell table:formula="of:=IF([.L99]&lt;&gt;0; 1; 0)" office:value-type="float" office:value="1" calcext:value-type="float">
            <text:p>1</text:p>
          </table:table-cell>
          <table:table-cell table:formula="of:=IF(AND([.M99]=1; [.L99]&gt;=[.E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4124" calcext:value-type="float">
            <text:p>0.000004124</text:p>
          </table:table-cell>
          <table:table-cell office:value-type="float" office:value="0.033530572" calcext:value-type="float">
            <text:p>0.033530572</text:p>
          </table:table-cell>
          <table:table-cell office:value-type="float" office:value="0.026033691" calcext:value-type="float">
            <text:p>0.026033691</text:p>
          </table:table-cell>
          <table:table-cell office:value-type="float" office:value="0.029982363" calcext:value-type="float">
            <text:p>0.029982363</text:p>
          </table:table-cell>
          <table:table-cell office:value-type="float" office:value="17" calcext:value-type="float">
            <text:p>17</text:p>
          </table:table-cell>
          <table:table-cell office:value-type="float" office:value="653" calcext:value-type="float">
            <text:p>65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980168614487" calcext:value-type="float">
            <text:p>0.0535980169</text:p>
          </table:table-cell>
          <table:table-cell table:formula="of:=IF([.L100]&lt;&gt;0; 1; 0)" office:value-type="float" office:value="1" calcext:value-type="float">
            <text:p>1</text:p>
          </table:table-cell>
          <table:table-cell table:formula="of:=IF(AND([.M100]=1; [.L100]&gt;=[.E1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ConnectedTo&gt; <text:s/>?a <text:s/>?b <text:s/>&lt;isConnectedTo&gt; <text:s/>?f <text:s text:c="2"/>=&gt; ?a <text:s/>&lt;isConnectedTo&gt; <text:s/>?b</text:p>
          </table:table-cell>
          <table:table-cell office:value-type="float" office:value="0.001526528" calcext:value-type="float">
            <text:p>0.001526528</text:p>
          </table:table-cell>
          <table:table-cell office:value-type="float" office:value="0.216566866" calcext:value-type="float">
            <text:p>0.216566866</text:p>
          </table:table-cell>
          <table:table-cell office:value-type="float" office:value="0.029006416" calcext:value-type="float">
            <text:p>0.029006416</text:p>
          </table:table-cell>
          <table:table-cell office:value-type="float" office:value="0.030060283" calcext:value-type="float">
            <text:p>0.030060283</text:p>
          </table:table-cell>
          <table:table-cell office:value-type="float" office:value="6293" calcext:value-type="float">
            <text:p>6293</text:p>
          </table:table-cell>
          <table:table-cell office:value-type="float" office:value="216952" calcext:value-type="float">
            <text:p>216952</text:p>
          </table:table-cell>
          <table:table-cell office:value-type="float" office:value="209346" calcext:value-type="float">
            <text:p>2093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631547830049" calcext:value-type="float">
            <text:p>0.6496315478</text:p>
          </table:table-cell>
          <table:table-cell table:formula="of:=IF([.L101]&lt;&gt;0; 1; 0)" office:value-type="float" office:value="1" calcext:value-type="float">
            <text:p>1</text:p>
          </table:table-cell>
          <table:table-cell table:formula="of:=IF(AND([.M101]=1; [.L101]&gt;=[.E1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ppenedIn&gt; <text:s/>?b <text:s/>?a <text:s/>&lt;participatedIn&gt; <text:s/>?f <text:s text:c="2"/>=&gt; ?a <text:s/>&lt;dealsWith&gt; <text:s/>?b</text:p>
          </table:table-cell>
          <table:table-cell office:value-type="float" office:value="0.000017223" calcext:value-type="float">
            <text:p>0.000017223</text:p>
          </table:table-cell>
          <table:table-cell office:value-type="float" office:value="0.080498866" calcext:value-type="float">
            <text:p>0.080498866</text:p>
          </table:table-cell>
          <table:table-cell office:value-type="float" office:value="0.004690803" calcext:value-type="float">
            <text:p>0.004690803</text:p>
          </table:table-cell>
          <table:table-cell office:value-type="float" office:value="0.031113059" calcext:value-type="float">
            <text:p>0.031113059</text:p>
          </table:table-cell>
          <table:table-cell office:value-type="float" office:value="71" calcext:value-type="float">
            <text:p>71</text:p>
          </table:table-cell>
          <table:table-cell office:value-type="float" office:value="15136" calcext:value-type="float">
            <text:p>15136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993764960113" calcext:value-type="float">
            <text:p>0.147993765</text:p>
          </table:table-cell>
          <table:table-cell table:formula="of:=IF([.L102]&lt;&gt;0; 1; 0)" office:value-type="float" office:value="1" calcext:value-type="float">
            <text:p>1</text:p>
          </table:table-cell>
          <table:table-cell table:formula="of:=IF(AND([.M102]=1; [.L102]&gt;=[.E1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onnectedTo&gt; <text:s/>?f <text:s/>?b <text:s/>&lt;isConnectedTo&gt; <text:s/>?f <text:s text:c="2"/>=&gt; ?a <text:s/>&lt;isConnectedTo&gt; <text:s/>?b</text:p>
          </table:table-cell>
          <table:table-cell office:value-type="float" office:value="0.001658489" calcext:value-type="float">
            <text:p>0.001658489</text:p>
          </table:table-cell>
          <table:table-cell office:value-type="float" office:value="0.235288045" calcext:value-type="float">
            <text:p>0.235288045</text:p>
          </table:table-cell>
          <table:table-cell office:value-type="float" office:value="0.025236605" calcext:value-type="float">
            <text:p>0.025236605</text:p>
          </table:table-cell>
          <table:table-cell office:value-type="float" office:value="0.031461098" calcext:value-type="float">
            <text:p>0.031461098</text:p>
          </table:table-cell>
          <table:table-cell office:value-type="float" office:value="6837" calcext:value-type="float">
            <text:p>6837</text:p>
          </table:table-cell>
          <table:table-cell office:value-type="float" office:value="270916" calcext:value-type="float">
            <text:p>270916</text:p>
          </table:table-cell>
          <table:table-cell office:value-type="float" office:value="217316" calcext:value-type="float">
            <text:p>217316</text:p>
          </table:table-cell>
          <table:table-cell office:value-type="string" calcext:value-type="string">
            <text:p>?b</text:p>
          </table:table-cell>
          <table:table-cell office:value-type="float" office:value="2.54352678571429" calcext:value-type="float">
            <text:p>2.5435267857</text:p>
          </table:table-cell>
          <table:table-cell office:value-type="float" office:value="4.40528350515464" calcext:value-type="float">
            <text:p>4.4052835052</text:p>
          </table:table-cell>
          <table:table-cell office:value-type="float" office:value="0.606715692326687" calcext:value-type="float">
            <text:p>0.6067156923</text:p>
          </table:table-cell>
          <table:table-cell table:formula="of:=IF([.L103]&lt;&gt;0; 1; 0)" office:value-type="float" office:value="1" calcext:value-type="float">
            <text:p>1</text:p>
          </table:table-cell>
          <table:table-cell table:formula="of:=IF(AND([.M103]=1; [.L103]&gt;=[.E1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b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0172794" calcext:value-type="float">
            <text:p>0.000172794</text:p>
          </table:table-cell>
          <table:table-cell office:value-type="float" office:value="0.034188034" calcext:value-type="float">
            <text:p>0.034188034</text:p>
          </table:table-cell>
          <table:table-cell office:value-type="float" office:value="4" calcext:value-type="float">
            <text:p>4</text:p>
          </table:table-cell>
          <table:table-cell office:value-type="float" office:value="23149" calcext:value-type="float">
            <text:p>231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4]&lt;&gt;0; 1; 0)" office:value-type="float" office:value="0" calcext:value-type="float">
            <text:p>0</text:p>
          </table:table-cell>
          <table:table-cell table:formula="of:=IF(AND([.M104]=1; [.L104]&gt;=[.E1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18678" calcext:value-type="float">
            <text:p>0.000018678</text:p>
          </table:table-cell>
          <table:table-cell office:value-type="float" office:value="0.042261251" calcext:value-type="float">
            <text:p>0.042261251</text:p>
          </table:table-cell>
          <table:table-cell office:value-type="float" office:value="0.008289375" calcext:value-type="float">
            <text:p>0.008289375</text:p>
          </table:table-cell>
          <table:table-cell office:value-type="float" office:value="0.035337311" calcext:value-type="float">
            <text:p>0.035337311</text:p>
          </table:table-cell>
          <table:table-cell office:value-type="float" office:value="77" calcext:value-type="float">
            <text:p>77</text:p>
          </table:table-cell>
          <table:table-cell office:value-type="float" office:value="9289" calcext:value-type="float">
            <text:p>9289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984375365147" calcext:value-type="float">
            <text:p>2.4998437537</text:p>
          </table:table-cell>
          <table:table-cell table:formula="of:=IF([.L105]&lt;&gt;0; 1; 0)" office:value-type="float" office:value="1" calcext:value-type="float">
            <text:p>1</text:p>
          </table:table-cell>
          <table:table-cell table:formula="of:=IF(AND([.M105]=1; [.L105]&gt;=[.E1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13342" calcext:value-type="float">
            <text:p>0.000013342</text:p>
          </table:table-cell>
          <table:table-cell office:value-type="float" office:value="0.141025641" calcext:value-type="float">
            <text:p>0.141025641</text:p>
          </table:table-cell>
          <table:table-cell office:value-type="float" office:value="0.028720627" calcext:value-type="float">
            <text:p>0.028720627</text:p>
          </table:table-cell>
          <table:table-cell office:value-type="float" office:value="0.037619699" calcext:value-type="float">
            <text:p>0.037619699</text:p>
          </table:table-cell>
          <table:table-cell office:value-type="float" office:value="55" calcext:value-type="float">
            <text:p>55</text:p>
          </table:table-cell>
          <table:table-cell office:value-type="float" office:value="1915" calcext:value-type="float">
            <text:p>1915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3114004033554" calcext:value-type="float">
            <text:p>0.0943114004</text:p>
          </table:table-cell>
          <table:table-cell table:formula="of:=IF([.L106]&lt;&gt;0; 1; 0)" office:value-type="float" office:value="1" calcext:value-type="float">
            <text:p>1</text:p>
          </table:table-cell>
          <table:table-cell table:formula="of:=IF(AND([.M106]=1; [.L106]&gt;=[.E1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ppenedIn&gt; <text:s/>?e <text:s/>?e <text:s/>&lt;hasCapital&gt; <text:s/>?b <text:s text:c="2"/>=&gt; ?a <text:s/>&lt;happenedIn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3897495" calcext:value-type="float">
            <text:p>0.013897495</text:p>
          </table:table-cell>
          <table:table-cell table:number-columns-repeated="2" office:value-type="float" office:value="0.039035306" calcext:value-type="float">
            <text:p>0.03903530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022" calcext:value-type="float">
            <text:p>402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052373711636" calcext:value-type="float">
            <text:p>0.2190523737</text:p>
          </table:table-cell>
          <table:table-cell table:formula="of:=IF([.L107]&lt;&gt;0; 1; 0)" office:value-type="float" office:value="1" calcext:value-type="float">
            <text:p>1</text:p>
          </table:table-cell>
          <table:table-cell table:formula="of:=IF(AND([.M107]=1; [.L107]&gt;=[.E1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035173" calcext:value-type="float">
            <text:p>0.000035173</text:p>
          </table:table-cell>
          <table:table-cell office:value-type="float" office:value="0.079582876" calcext:value-type="float">
            <text:p>0.079582876</text:p>
          </table:table-cell>
          <table:table-cell office:value-type="float" office:value="0.00810962" calcext:value-type="float">
            <text:p>0.00810962</text:p>
          </table:table-cell>
          <table:table-cell office:value-type="float" office:value="0.039868023" calcext:value-type="float">
            <text:p>0.039868023</text:p>
          </table:table-cell>
          <table:table-cell office:value-type="float" office:value="145" calcext:value-type="float">
            <text:p>145</text:p>
          </table:table-cell>
          <table:table-cell office:value-type="float" office:value="17880" calcext:value-type="float">
            <text:p>17880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?a</text:p>
          </table:table-cell>
          <table:table-cell office:value-type="float" office:value="0.0196583514099783" calcext:value-type="float">
            <text:p>0.0196583514</text:p>
          </table:table-cell>
          <table:table-cell office:value-type="float" office:value="0.617021276595745" calcext:value-type="float">
            <text:p>0.6170212766</text:p>
          </table:table-cell>
          <table:table-cell office:value-type="float" office:value="0.444058967947131" calcext:value-type="float">
            <text:p>0.4440589679</text:p>
          </table:table-cell>
          <table:table-cell table:formula="of:=IF([.L108]&lt;&gt;0; 1; 0)" office:value-type="float" office:value="1" calcext:value-type="float">
            <text:p>1</text:p>
          </table:table-cell>
          <table:table-cell table:formula="of:=IF(AND([.M108]=1; [.L108]&gt;=[.E1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b <text:s/>&lt;happenedIn&gt; <text:s/>?e <text:s text:c="2"/>=&gt; ?a <text:s/>&lt;participatedIn&gt; <text:s/>?b</text:p>
          </table:table-cell>
          <table:table-cell office:value-type="float" office:value="0.000126139" calcext:value-type="float">
            <text:p>0.000126139</text:p>
          </table:table-cell>
          <table:table-cell office:value-type="float" office:value="0.034590567" calcext:value-type="float">
            <text:p>0.034590567</text:p>
          </table:table-cell>
          <table:table-cell office:value-type="float" office:value="0.035697124" calcext:value-type="float">
            <text:p>0.035697124</text:p>
          </table:table-cell>
          <table:table-cell office:value-type="float" office:value="0.040204113" calcext:value-type="float">
            <text:p>0.040204113</text:p>
          </table:table-cell>
          <table:table-cell office:value-type="float" office:value="520" calcext:value-type="float">
            <text:p>520</text:p>
          </table:table-cell>
          <table:table-cell office:value-type="float" office:value="14567" calcext:value-type="float">
            <text:p>14567</text:p>
          </table:table-cell>
          <table:table-cell office:value-type="float" office:value="12934" calcext:value-type="float">
            <text:p>1293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294335606497" calcext:value-type="float">
            <text:p>2.4629433561</text:p>
          </table:table-cell>
          <table:table-cell table:formula="of:=IF([.L109]&lt;&gt;0; 1; 0)" office:value-type="float" office:value="1" calcext:value-type="float">
            <text:p>1</text:p>
          </table:table-cell>
          <table:table-cell table:formula="of:=IF(AND([.M109]=1; [.L109]&gt;=[.E1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ppenedIn&gt; <text:s/>?a <text:s/>?e <text:s/>&lt;happenedIn&gt; <text:s/>?b <text:s text:c="2"/>=&gt; ?a <text:s/>&lt;dealsWith&gt; <text:s/>?b</text:p>
          </table:table-cell>
          <table:table-cell office:value-type="float" office:value="0.000019163" calcext:value-type="float">
            <text:p>0.000019163</text:p>
          </table:table-cell>
          <table:table-cell office:value-type="float" office:value="0.089569161" calcext:value-type="float">
            <text:p>0.089569161</text:p>
          </table:table-cell>
          <table:table-cell office:value-type="float" office:value="0.005184067" calcext:value-type="float">
            <text:p>0.005184067</text:p>
          </table:table-cell>
          <table:table-cell office:value-type="float" office:value="0.040784719" calcext:value-type="float">
            <text:p>0.040784719</text:p>
          </table:table-cell>
          <table:table-cell office:value-type="float" office:value="79" calcext:value-type="float">
            <text:p>79</text:p>
          </table:table-cell>
          <table:table-cell office:value-type="float" office:value="15239" calcext:value-type="float">
            <text:p>1523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?a</text:p>
          </table:table-cell>
          <table:table-cell office:value-type="float" office:value="0.0159242088288652" calcext:value-type="float">
            <text:p>0.0159242088</text:p>
          </table:table-cell>
          <table:table-cell office:value-type="float" office:value="0.681034482758621" calcext:value-type="float">
            <text:p>0.6810344828</text:p>
          </table:table-cell>
          <table:table-cell office:value-type="float" office:value="0.40891005546178" calcext:value-type="float">
            <text:p>0.4089100555</text:p>
          </table:table-cell>
          <table:table-cell table:formula="of:=IF([.L110]&lt;&gt;0; 1; 0)" office:value-type="float" office:value="1" calcext:value-type="float">
            <text:p>1</text:p>
          </table:table-cell>
          <table:table-cell table:formula="of:=IF(AND([.M110]=1; [.L110]&gt;=[.E1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018193" calcext:value-type="float">
            <text:p>0.000018193</text:p>
          </table:table-cell>
          <table:table-cell office:value-type="float" office:value="0.041163557" calcext:value-type="float">
            <text:p>0.041163557</text:p>
          </table:table-cell>
          <table:table-cell office:value-type="float" office:value="0.038481272" calcext:value-type="float">
            <text:p>0.038481272</text:p>
          </table:table-cell>
          <table:table-cell office:value-type="float" office:value="0.041006014" calcext:value-type="float">
            <text:p>0.041006014</text:p>
          </table:table-cell>
          <table:table-cell office:value-type="float" office:value="75" calcext:value-type="float">
            <text:p>75</text:p>
          </table:table-cell>
          <table:table-cell office:value-type="float" office:value="1949" calcext:value-type="float">
            <text:p>1949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499584221872" calcext:value-type="float">
            <text:p>0.1494995842</text:p>
          </table:table-cell>
          <table:table-cell table:formula="of:=IF([.L111]&lt;&gt;0; 1; 0)" office:value-type="float" office:value="1" calcext:value-type="float">
            <text:p>1</text:p>
          </table:table-cell>
          <table:table-cell table:formula="of:=IF(AND([.M111]=1; [.L111]&gt;=[.E1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064768" calcext:value-type="float">
            <text:p>0.000064768</text:p>
          </table:table-cell>
          <table:table-cell office:value-type="float" office:value="0.302721088" calcext:value-type="float">
            <text:p>0.302721088</text:p>
          </table:table-cell>
          <table:table-cell office:value-type="float" office:value="0.032438343" calcext:value-type="float">
            <text:p>0.032438343</text:p>
          </table:table-cell>
          <table:table-cell office:value-type="float" office:value="0.042815908" calcext:value-type="float">
            <text:p>0.042815908</text:p>
          </table:table-cell>
          <table:table-cell office:value-type="float" office:value="267" calcext:value-type="float">
            <text:p>267</text:p>
          </table:table-cell>
          <table:table-cell office:value-type="float" office:value="8231" calcext:value-type="float">
            <text:p>8231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?a</text:p>
          </table:table-cell>
          <table:table-cell office:value-type="float" office:value="1.8936170212766" calcext:value-type="float">
            <text:p>1.8936170213</text:p>
          </table:table-cell>
          <table:table-cell office:value-type="float" office:value="2.61764705882353" calcext:value-type="float">
            <text:p>2.6176470588</text:p>
          </table:table-cell>
          <table:table-cell office:value-type="float" office:value="0.416138763197587" calcext:value-type="float">
            <text:p>0.4161387632</text:p>
          </table:table-cell>
          <table:table-cell table:formula="of:=IF([.L112]&lt;&gt;0; 1; 0)" office:value-type="float" office:value="1" calcext:value-type="float">
            <text:p>1</text:p>
          </table:table-cell>
          <table:table-cell table:formula="of:=IF(AND([.M112]=1; [.L112]&gt;=[.E1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01176977" calcext:value-type="float">
            <text:p>0.001176977</text:p>
          </table:table-cell>
          <table:table-cell office:value-type="float" office:value="0.209598687" calcext:value-type="float">
            <text:p>0.209598687</text:p>
          </table:table-cell>
          <table:table-cell table:number-columns-repeated="2" office:value-type="float" office:value="0.042883405" calcext:value-type="float">
            <text:p>0.042883405</text:p>
          </table:table-cell>
          <table:table-cell office:value-type="float" office:value="4852" calcext:value-type="float">
            <text:p>4852</text:p>
          </table:table-cell>
          <table:table-cell table:number-columns-repeated="2" office:value-type="float" office:value="113144" calcext:value-type="float">
            <text:p>11314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0702741034188" calcext:value-type="float">
            <text:p>0.610702741</text:p>
          </table:table-cell>
          <table:table-cell table:formula="of:=IF([.L113]&lt;&gt;0; 1; 0)" office:value-type="float" office:value="1" calcext:value-type="float">
            <text:p>1</text:p>
          </table:table-cell>
          <table:table-cell table:formula="of:=IF(AND([.M113]=1; [.L113]&gt;=[.E1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b <text:s/>?e <text:s/>&lt;participatedIn&gt; <text:s/>?a <text:s text:c="2"/>=&gt; ?a <text:s/>&lt;happened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26998318" calcext:value-type="float">
            <text:p>0.026998318</text:p>
          </table:table-cell>
          <table:table-cell office:value-type="float" office:value="0.03582335" calcext:value-type="float">
            <text:p>0.03582335</text:p>
          </table:table-cell>
          <table:table-cell office:value-type="float" office:value="0.042903362" calcext:value-type="float">
            <text:p>0.042903362</text:p>
          </table:table-cell>
          <table:table-cell office:value-type="float" office:value="305" calcext:value-type="float">
            <text:p>305</text:p>
          </table:table-cell>
          <table:table-cell office:value-type="float" office:value="8514" calcext:value-type="float">
            <text:p>8514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8887121704692" calcext:value-type="float">
            <text:p>0.6288871217</text:p>
          </table:table-cell>
          <table:table-cell table:formula="of:=IF([.L114]&lt;&gt;0; 1; 0)" office:value-type="float" office:value="1" calcext:value-type="float">
            <text:p>1</text:p>
          </table:table-cell>
          <table:table-cell table:formula="of:=IF(AND([.M114]=1; [.L114]&gt;=[.E1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594104308" calcext:value-type="float">
            <text:p>0.594104308</text:p>
          </table:table-cell>
          <table:table-cell table:number-columns-repeated="2" office:value-type="float" office:value="0.04326288" calcext:value-type="float">
            <text:p>0.04326288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12112" calcext:value-type="float">
            <text:p>1211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4.03076923076923" calcext:value-type="float">
            <text:p>4.0307692308</text:p>
          </table:table-cell>
          <table:table-cell office:value-type="float" office:value="0.557544043258329" calcext:value-type="float">
            <text:p>0.5575440433</text:p>
          </table:table-cell>
          <table:table-cell table:formula="of:=IF([.L115]&lt;&gt;0; 1; 0)" office:value-type="float" office:value="1" calcext:value-type="float">
            <text:p>1</text:p>
          </table:table-cell>
          <table:table-cell table:formula="of:=IF(AND([.M115]=1; [.L115]&gt;=[.E1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LeaderOf&gt; <text:s/>?b</text:p>
          </table:table-cell>
          <table:table-cell office:value-type="float" office:value="0.000038327" calcext:value-type="float">
            <text:p>0.000038327</text:p>
          </table:table-cell>
          <table:table-cell office:value-type="float" office:value="0.016008105" calcext:value-type="float">
            <text:p>0.016008105</text:p>
          </table:table-cell>
          <table:table-cell office:value-type="float" office:value="0.000383478" calcext:value-type="float">
            <text:p>0.000383478</text:p>
          </table:table-cell>
          <table:table-cell office:value-type="float" office:value="0.043454345" calcext:value-type="float">
            <text:p>0.043454345</text:p>
          </table:table-cell>
          <table:table-cell office:value-type="float" office:value="158" calcext:value-type="float">
            <text:p>158</text:p>
          </table:table-cell>
          <table:table-cell office:value-type="float" office:value="412018" calcext:value-type="float">
            <text:p>412018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207717043948" calcext:value-type="float">
            <text:p>1.2720771704</text:p>
          </table:table-cell>
          <table:table-cell table:formula="of:=IF([.L116]&lt;&gt;0; 1; 0)" office:value-type="float" office:value="1" calcext:value-type="float">
            <text:p>1</text:p>
          </table:table-cell>
          <table:table-cell table:formula="of:=IF(AND([.M116]=1; [.L116]&gt;=[.E1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actedIn&gt; <text:s/>?b</text:p>
          </table:table-cell>
          <table:table-cell office:value-type="float" office:value="0.000309284" calcext:value-type="float">
            <text:p>0.000309284</text:p>
          </table:table-cell>
          <table:table-cell office:value-type="float" office:value="0.010572841" calcext:value-type="float">
            <text:p>0.010572841</text:p>
          </table:table-cell>
          <table:table-cell office:value-type="float" office:value="0.004883149" calcext:value-type="float">
            <text:p>0.004883149</text:p>
          </table:table-cell>
          <table:table-cell office:value-type="float" office:value="0.043935217" calcext:value-type="float">
            <text:p>0.043935217</text:p>
          </table:table-cell>
          <table:table-cell office:value-type="float" office:value="1275" calcext:value-type="float">
            <text:p>1275</text:p>
          </table:table-cell>
          <table:table-cell office:value-type="float" office:value="261102" calcext:value-type="float">
            <text:p>261102</text:p>
          </table:table-cell>
          <table:table-cell office:value-type="float" office:value="29020" calcext:value-type="float">
            <text:p>2902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7]&lt;&gt;0; 1; 0)" office:value-type="float" office:value="0" calcext:value-type="float">
            <text:p>0</text:p>
          </table:table-cell>
          <table:table-cell table:formula="of:=IF(AND([.M117]=1; [.L117]&gt;=[.E1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0854594" calcext:value-type="float">
            <text:p>0.000854594</text:p>
          </table:table-cell>
          <table:table-cell office:value-type="float" office:value="0.152187999" calcext:value-type="float">
            <text:p>0.152187999</text:p>
          </table:table-cell>
          <table:table-cell office:value-type="float" office:value="0.032248615" calcext:value-type="float">
            <text:p>0.032248615</text:p>
          </table:table-cell>
          <table:table-cell office:value-type="float" office:value="0.046521148" calcext:value-type="float">
            <text:p>0.046521148</text:p>
          </table:table-cell>
          <table:table-cell office:value-type="float" office:value="3523" calcext:value-type="float">
            <text:p>3523</text:p>
          </table:table-cell>
          <table:table-cell office:value-type="float" office:value="109245" calcext:value-type="float">
            <text:p>109245</text:p>
          </table:table-cell>
          <table:table-cell office:value-type="float" office:value="75729" calcext:value-type="float">
            <text:p>75729</text:p>
          </table:table-cell>
          <table:table-cell office:value-type="string" calcext:value-type="string">
            <text:p>?b</text:p>
          </table:table-cell>
          <table:table-cell office:value-type="float" office:value="0.472822439940947" calcext:value-type="float">
            <text:p>0.4728224399</text:p>
          </table:table-cell>
          <table:table-cell office:value-type="float" office:value="1.1926201760325" calcext:value-type="float">
            <text:p>1.192620176</text:p>
          </table:table-cell>
          <table:table-cell office:value-type="float" office:value="0.443426578042754" calcext:value-type="float">
            <text:p>0.443426578</text:p>
          </table:table-cell>
          <table:table-cell table:formula="of:=IF([.L118]&lt;&gt;0; 1; 0)" office:value-type="float" office:value="1" calcext:value-type="float">
            <text:p>1</text:p>
          </table:table-cell>
          <table:table-cell table:formula="of:=IF(AND([.M118]=1; [.L118]&gt;=[.E1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a <text:s text:c="2"/>=&gt; ?a <text:s/>&lt;owns&gt; <text:s/>?b</text:p>
          </table:table-cell>
          <table:table-cell office:value-type="float" office:value="0.000172714" calcext:value-type="float">
            <text:p>0.000172714</text:p>
          </table:table-cell>
          <table:table-cell office:value-type="float" office:value="0.030888031" calcext:value-type="float">
            <text:p>0.030888031</text:p>
          </table:table-cell>
          <table:table-cell office:value-type="float" office:value="0.000603101" calcext:value-type="float">
            <text:p>0.000603101</text:p>
          </table:table-cell>
          <table:table-cell office:value-type="float" office:value="0.048713738" calcext:value-type="float">
            <text:p>0.048713738</text:p>
          </table:table-cell>
          <table:table-cell office:value-type="float" office:value="712" calcext:value-type="float">
            <text:p>712</text:p>
          </table:table-cell>
          <table:table-cell office:value-type="float" office:value="1180566" calcext:value-type="float">
            <text:p>1180566</text:p>
          </table:table-cell>
          <table:table-cell office:value-type="float" office:value="14616" calcext:value-type="float">
            <text:p>1461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9]&lt;&gt;0; 1; 0)" office:value-type="float" office:value="0" calcext:value-type="float">
            <text:p>0</text:p>
          </table:table-cell>
          <table:table-cell table:formula="of:=IF(AND([.M119]=1; [.L119]&gt;=[.E1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31292" calcext:value-type="float">
            <text:p>0.000031292</text:p>
          </table:table-cell>
          <table:table-cell office:value-type="float" office:value="0.146258503" calcext:value-type="float">
            <text:p>0.146258503</text:p>
          </table:table-cell>
          <table:table-cell office:value-type="float" office:value="0.037521815" calcext:value-type="float">
            <text:p>0.037521815</text:p>
          </table:table-cell>
          <table:table-cell office:value-type="float" office:value="0.049444232" calcext:value-type="float">
            <text:p>0.049444232</text:p>
          </table:table-cell>
          <table:table-cell office:value-type="float" office:value="129" calcext:value-type="float">
            <text:p>129</text:p>
          </table:table-cell>
          <table:table-cell office:value-type="float" office:value="3438" calcext:value-type="float">
            <text:p>3438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6079557437657" calcext:value-type="float">
            <text:p>0.4960795574</text:p>
          </table:table-cell>
          <table:table-cell table:formula="of:=IF([.L120]&lt;&gt;0; 1; 0)" office:value-type="float" office:value="1" calcext:value-type="float">
            <text:p>1</text:p>
          </table:table-cell>
          <table:table-cell table:formula="of:=IF(AND([.M120]=1; [.L120]&gt;=[.E1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4852" calcext:value-type="float">
            <text:p>0.000004852</text:p>
          </table:table-cell>
          <table:table-cell office:value-type="float" office:value="0.022675737" calcext:value-type="float">
            <text:p>0.022675737</text:p>
          </table:table-cell>
          <table:table-cell office:value-type="float" office:value="0.010787487" calcext:value-type="float">
            <text:p>0.010787487</text:p>
          </table:table-cell>
          <table:table-cell office:value-type="float" office:value="0.052493438" calcext:value-type="float">
            <text:p>0.052493438</text:p>
          </table:table-cell>
          <table:table-cell office:value-type="float" office:value="20" calcext:value-type="float">
            <text:p>20</text:p>
          </table:table-cell>
          <table:table-cell office:value-type="float" office:value="1854" calcext:value-type="float">
            <text:p>185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?a</text:p>
          </table:table-cell>
          <table:table-cell office:value-type="float" office:value="0.0396825396825397" calcext:value-type="float">
            <text:p>0.0396825397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0.0996951766182536" calcext:value-type="float">
            <text:p>0.0996951766</text:p>
          </table:table-cell>
          <table:table-cell table:formula="of:=IF([.L121]&lt;&gt;0; 1; 0)" office:value-type="float" office:value="1" calcext:value-type="float">
            <text:p>1</text:p>
          </table:table-cell>
          <table:table-cell table:formula="of:=IF(AND([.M121]=1; [.L121]&gt;=[.E1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039782" calcext:value-type="float">
            <text:p>0.000039782</text:p>
          </table:table-cell>
          <table:table-cell office:value-type="float" office:value="0.185941043" calcext:value-type="float">
            <text:p>0.185941043</text:p>
          </table:table-cell>
          <table:table-cell office:value-type="float" office:value="0.040684694" calcext:value-type="float">
            <text:p>0.040684694</text:p>
          </table:table-cell>
          <table:table-cell office:value-type="float" office:value="0.054794521" calcext:value-type="float">
            <text:p>0.054794521</text:p>
          </table:table-cell>
          <table:table-cell office:value-type="float" office:value="164" calcext:value-type="float">
            <text:p>164</text:p>
          </table:table-cell>
          <table:table-cell office:value-type="float" office:value="4031" calcext:value-type="float">
            <text:p>4031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?a</text:p>
          </table:table-cell>
          <table:table-cell office:value-type="float" office:value="1.17985611510791" calcext:value-type="float">
            <text:p>1.1798561151</text:p>
          </table:table-cell>
          <table:table-cell office:value-type="float" office:value="1.62376237623762" calcext:value-type="float">
            <text:p>1.6237623762</text:p>
          </table:table-cell>
          <table:table-cell office:value-type="float" office:value="0.495289736945965" calcext:value-type="float">
            <text:p>0.4952897369</text:p>
          </table:table-cell>
          <table:table-cell table:formula="of:=IF([.L122]&lt;&gt;0; 1; 0)" office:value-type="float" office:value="1" calcext:value-type="float">
            <text:p>1</text:p>
          </table:table-cell>
          <table:table-cell table:formula="of:=IF(AND([.M122]=1; [.L122]&gt;=[.E1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25713" calcext:value-type="float">
            <text:p>0.000025713</text:p>
          </table:table-cell>
          <table:table-cell office:value-type="float" office:value="0.183708839" calcext:value-type="float">
            <text:p>0.183708839</text:p>
          </table:table-cell>
          <table:table-cell table:number-columns-repeated="2" office:value-type="float" office:value="0.05535248" calcext:value-type="float">
            <text:p>0.0553524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915" calcext:value-type="float">
            <text:p>191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405836512281" calcext:value-type="float">
            <text:p>0.2694058365</text:p>
          </table:table-cell>
          <table:table-cell table:formula="of:=IF([.L123]&lt;&gt;0; 1; 0)" office:value-type="float" office:value="1" calcext:value-type="float">
            <text:p>1</text:p>
          </table:table-cell>
          <table:table-cell table:formula="of:=IF(AND([.M123]=1; [.L123]&gt;=[.E1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ppenedIn&gt; <text:s/>?a <text:s/>?b <text:s/>&lt;participatedIn&gt; <text:s/>?e <text:s text:c="2"/>=&gt; ?a <text:s/>&lt;dealsWith&gt; <text:s/>?b</text:p>
          </table:table-cell>
          <table:table-cell office:value-type="float" office:value="0.000034446" calcext:value-type="float">
            <text:p>0.000034446</text:p>
          </table:table-cell>
          <table:table-cell office:value-type="float" office:value="0.160997732" calcext:value-type="float">
            <text:p>0.160997732</text:p>
          </table:table-cell>
          <table:table-cell office:value-type="float" office:value="0.009381607" calcext:value-type="float">
            <text:p>0.009381607</text:p>
          </table:table-cell>
          <table:table-cell office:value-type="float" office:value="0.056148675" calcext:value-type="float">
            <text:p>0.056148675</text:p>
          </table:table-cell>
          <table:table-cell office:value-type="float" office:value="142" calcext:value-type="float">
            <text:p>142</text:p>
          </table:table-cell>
          <table:table-cell office:value-type="float" office:value="15136" calcext:value-type="float">
            <text:p>15136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293541871481" calcext:value-type="float">
            <text:p>2.0529354187</text:p>
          </table:table-cell>
          <table:table-cell table:formula="of:=IF([.L124]&lt;&gt;0; 1; 0)" office:value-type="float" office:value="1" calcext:value-type="float">
            <text:p>1</text:p>
          </table:table-cell>
          <table:table-cell table:formula="of:=IF(AND([.M124]=1; [.L124]&gt;=[.E1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19649" calcext:value-type="float">
            <text:p>0.000019649</text:p>
          </table:table-cell>
          <table:table-cell office:value-type="float" office:value="0.140381282" calcext:value-type="float">
            <text:p>0.140381282</text:p>
          </table:table-cell>
          <table:table-cell office:value-type="float" office:value="0.051559516" calcext:value-type="float">
            <text:p>0.051559516</text:p>
          </table:table-cell>
          <table:table-cell office:value-type="float" office:value="0.056328234" calcext:value-type="float">
            <text:p>0.056328234</text:p>
          </table:table-cell>
          <table:table-cell office:value-type="float" office:value="81" calcext:value-type="float">
            <text:p>81</text:p>
          </table:table-cell>
          <table:table-cell office:value-type="float" office:value="1571" calcext:value-type="float">
            <text:p>1571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905000721605" calcext:value-type="float">
            <text:p>0.4329050007</text:p>
          </table:table-cell>
          <table:table-cell table:formula="of:=IF([.L125]&lt;&gt;0; 1; 0)" office:value-type="float" office:value="1" calcext:value-type="float">
            <text:p>1</text:p>
          </table:table-cell>
          <table:table-cell table:formula="of:=IF(AND([.M125]=1; [.L125]&gt;=[.E1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onnectedTo&gt; <text:s/>?b <text:s/>?a <text:s/>&lt;isConnectedTo&gt; <text:s/>?e <text:s text:c="2"/>=&gt; ?a <text:s/>&lt;isConnectedTo&gt; <text:s/>?b</text:p>
          </table:table-cell>
          <table:table-cell office:value-type="float" office:value="0.002967913" calcext:value-type="float">
            <text:p>0.002967913</text:p>
          </table:table-cell>
          <table:table-cell office:value-type="float" office:value="0.421054443" calcext:value-type="float">
            <text:p>0.421054443</text:p>
          </table:table-cell>
          <table:table-cell table:number-columns-repeated="2" office:value-type="float" office:value="0.056394963" calcext:value-type="float">
            <text:p>0.056394963</text:p>
          </table:table-cell>
          <table:table-cell office:value-type="float" office:value="12235" calcext:value-type="float">
            <text:p>12235</text:p>
          </table:table-cell>
          <table:table-cell table:number-columns-repeated="2" office:value-type="float" office:value="216952" calcext:value-type="float">
            <text:p>21695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573445891722" calcext:value-type="float">
            <text:p>1.0857344589</text:p>
          </table:table-cell>
          <table:table-cell table:formula="of:=IF([.L126]&lt;&gt;0; 1; 0)" office:value-type="float" office:value="1" calcext:value-type="float">
            <text:p>1</text:p>
          </table:table-cell>
          <table:table-cell table:formula="of:=IF(AND([.M126]=1; [.L126]&gt;=[.E1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0019163" calcext:value-type="float">
            <text:p>0.000019163</text:p>
          </table:table-cell>
          <table:table-cell office:value-type="float" office:value="0.089569161" calcext:value-type="float">
            <text:p>0.089569161</text:p>
          </table:table-cell>
          <table:table-cell office:value-type="float" office:value="0.039244908" calcext:value-type="float">
            <text:p>0.039244908</text:p>
          </table:table-cell>
          <table:table-cell office:value-type="float" office:value="0.056998557" calcext:value-type="float">
            <text:p>0.056998557</text:p>
          </table:table-cell>
          <table:table-cell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123503006287" calcext:value-type="float">
            <text:p>0.219123503</text:p>
          </table:table-cell>
          <table:table-cell table:formula="of:=IF([.L127]&lt;&gt;0; 1; 0)" office:value-type="float" office:value="1" calcext:value-type="float">
            <text:p>1</text:p>
          </table:table-cell>
          <table:table-cell table:formula="of:=IF(AND([.M127]=1; [.L127]&gt;=[.E1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f <text:s/>&lt;isLocatedIn&gt; <text:s/>?b <text:s text:c="2"/>=&gt; ?a <text:s/>&lt;isLeaderOf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5906788" calcext:value-type="float">
            <text:p>0.015906788</text:p>
          </table:table-cell>
          <table:table-cell office:value-type="float" office:value="0.002411415" calcext:value-type="float">
            <text:p>0.002411415</text:p>
          </table:table-cell>
          <table:table-cell office:value-type="float" office:value="0.058083611" calcext:value-type="float">
            <text:p>0.058083611</text:p>
          </table:table-cell>
          <table:table-cell office:value-type="float" office:value="157" calcext:value-type="float">
            <text:p>157</text:p>
          </table:table-cell>
          <table:table-cell office:value-type="float" office:value="65107" calcext:value-type="float">
            <text:p>65107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2321003206" calcext:value-type="float">
            <text:p>1.6423210032</text:p>
          </table:table-cell>
          <table:table-cell table:formula="of:=IF([.L128]&lt;&gt;0; 1; 0)" office:value-type="float" office:value="1" calcext:value-type="float">
            <text:p>1</text:p>
          </table:table-cell>
          <table:table-cell table:formula="of:=IF(AND([.M128]=1; [.L128]&gt;=[.E1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29594" calcext:value-type="float">
            <text:p>0.000029594</text:p>
          </table:table-cell>
          <table:table-cell office:value-type="float" office:value="0.211438475" calcext:value-type="float">
            <text:p>0.211438475</text:p>
          </table:table-cell>
          <table:table-cell table:number-columns-repeated="2" office:value-type="float" office:value="0.058457115" calcext:value-type="float">
            <text:p>0.05845711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357753925493" calcext:value-type="float">
            <text:p>0.3363577539</text:p>
          </table:table-cell>
          <table:table-cell table:formula="of:=IF([.L129]&lt;&gt;0; 1; 0)" office:value-type="float" office:value="1" calcext:value-type="float">
            <text:p>1</text:p>
          </table:table-cell>
          <table:table-cell table:formula="of:=IF(AND([.M129]=1; [.L129]&gt;=[.E1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apital&gt; <text:s/>?b <text:s/>?a <text:s/>&lt;isLocatedIn&gt; <text:s/>?f <text:s text:c="2"/>=&gt; ?a <text:s/>&lt;hasCapital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11525796" calcext:value-type="float">
            <text:p>0.011525796</text:p>
          </table:table-cell>
          <table:table-cell office:value-type="float" office:value="0.000053638" calcext:value-type="float">
            <text:p>0.000053638</text:p>
          </table:table-cell>
          <table:table-cell office:value-type="float" office:value="0.061046512" calcext:value-type="float">
            <text:p>0.061046512</text:p>
          </table:table-cell>
          <table:table-cell office:value-type="float" office:value="21" calcext:value-type="float">
            <text:p>21</text:p>
          </table:table-cell>
          <table:table-cell office:value-type="float" office:value="391510" calcext:value-type="float">
            <text:p>3915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299842323393" calcext:value-type="float">
            <text:p>1.1729984232</text:p>
          </table:table-cell>
          <table:table-cell table:formula="of:=IF([.L130]&lt;&gt;0; 1; 0)" office:value-type="float" office:value="1" calcext:value-type="float">
            <text:p>1</text:p>
          </table:table-cell>
          <table:table-cell table:formula="of:=IF(AND([.M130]=1; [.L130]&gt;=[.E1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f <text:s/>&lt;isLocatedIn&gt; <text:s/>?b <text:s text:c="2"/>=&gt; ?a <text:s/>&lt;livesIn&gt; <text:s/>?b</text:p>
          </table:table-cell>
          <table:table-cell office:value-type="float" office:value="0.000167377" calcext:value-type="float">
            <text:p>0.000167377</text:p>
          </table:table-cell>
          <table:table-cell office:value-type="float" office:value="0.023064581" calcext:value-type="float">
            <text:p>0.023064581</text:p>
          </table:table-cell>
          <table:table-cell office:value-type="float" office:value="0.010597939" calcext:value-type="float">
            <text:p>0.010597939</text:p>
          </table:table-cell>
          <table:table-cell office:value-type="float" office:value="0.062201388" calcext:value-type="float">
            <text:p>0.062201388</text:p>
          </table:table-cell>
          <table:table-cell office:value-type="float" office:value="690" calcext:value-type="float">
            <text:p>690</text:p>
          </table:table-cell>
          <table:table-cell office:value-type="float" office:value="65107" calcext:value-type="float">
            <text:p>65107</text:p>
          </table:table-cell>
          <table:table-cell office:value-type="float" office:value="11093" calcext:value-type="float">
            <text:p>1109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42440070526" calcext:value-type="float">
            <text:p>2.6042440071</text:p>
          </table:table-cell>
          <table:table-cell table:formula="of:=IF([.L131]&lt;&gt;0; 1; 0)" office:value-type="float" office:value="1" calcext:value-type="float">
            <text:p>1</text:p>
          </table:table-cell>
          <table:table-cell table:formula="of:=IF(AND([.M131]=1; [.L131]&gt;=[.E1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00015767" calcext:value-type="float">
            <text:p>0.000015767</text:p>
          </table:table-cell>
          <table:table-cell office:value-type="float" office:value="0.073696145" calcext:value-type="float">
            <text:p>0.073696145</text:p>
          </table:table-cell>
          <table:table-cell office:value-type="float" office:value="0.024952015" calcext:value-type="float">
            <text:p>0.024952015</text:p>
          </table:table-cell>
          <table:table-cell office:value-type="float" office:value="0.062862669" calcext:value-type="float">
            <text:p>0.062862669</text:p>
          </table:table-cell>
          <table:table-cell office:value-type="float" office:value="65" calcext:value-type="float">
            <text:p>65</text:p>
          </table:table-cell>
          <table:table-cell office:value-type="float" office:value="2605" calcext:value-type="float">
            <text:p>260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6232339654526" calcext:value-type="float">
            <text:p>0.089623234</text:p>
          </table:table-cell>
          <table:table-cell table:formula="of:=IF([.L132]&lt;&gt;0; 1; 0)" office:value-type="float" office:value="1" calcext:value-type="float">
            <text:p>1</text:p>
          </table:table-cell>
          <table:table-cell table:formula="of:=IF(AND([.M132]=1; [.L132]&gt;=[.E1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apital&gt; <text:s/>?b <text:s/>?e <text:s/>&lt;isLocatedIn&gt; <text:s/>?a <text:s text:c="2"/>=&gt; ?a <text:s/>&lt;hasCapital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11525796" calcext:value-type="float">
            <text:p>0.011525796</text:p>
          </table:table-cell>
          <table:table-cell office:value-type="float" office:value="0.02297593" calcext:value-type="float">
            <text:p>0.02297593</text:p>
          </table:table-cell>
          <table:table-cell office:value-type="float" office:value="0.062874251" calcext:value-type="float">
            <text:p>0.062874251</text:p>
          </table:table-cell>
          <table:table-cell office:value-type="float" office:value="21" calcext:value-type="float">
            <text:p>21</text:p>
          </table:table-cell>
          <table:table-cell office:value-type="float" office:value="914" calcext:value-type="float">
            <text:p>91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299842323393" calcext:value-type="float">
            <text:p>1.1729984232</text:p>
          </table:table-cell>
          <table:table-cell table:formula="of:=IF([.L133]&lt;&gt;0; 1; 0)" office:value-type="float" office:value="1" calcext:value-type="float">
            <text:p>1</text:p>
          </table:table-cell>
          <table:table-cell table:formula="of:=IF(AND([.M133]=1; [.L133]&gt;=[.E1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edited&gt; <text:s/>?b</text:p>
          </table:table-cell>
          <table:table-cell office:value-type="float" office:value="0.000016495" calcext:value-type="float">
            <text:p>0.000016495</text:p>
          </table:table-cell>
          <table:table-cell office:value-type="float" office:value="0.011950791" calcext:value-type="float">
            <text:p>0.011950791</text:p>
          </table:table-cell>
          <table:table-cell office:value-type="float" office:value="0.007350557" calcext:value-type="float">
            <text:p>0.007350557</text:p>
          </table:table-cell>
          <table:table-cell office:value-type="float" office:value="0.064823642" calcext:value-type="float">
            <text:p>0.064823642</text:p>
          </table:table-cell>
          <table:table-cell office:value-type="float" office:value="68" calcext:value-type="float">
            <text:p>68</text:p>
          </table:table-cell>
          <table:table-cell office:value-type="float" office:value="9251" calcext:value-type="float">
            <text:p>925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4]&lt;&gt;0; 1; 0)" office:value-type="float" office:value="0" calcext:value-type="float">
            <text:p>0</text:p>
          </table:table-cell>
          <table:table-cell table:formula="of:=IF(AND([.M134]=1; [.L134]&gt;=[.E1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20134" calcext:value-type="float">
            <text:p>0.000020134</text:p>
          </table:table-cell>
          <table:table-cell office:value-type="float" office:value="0.094104308" calcext:value-type="float">
            <text:p>0.094104308</text:p>
          </table:table-cell>
          <table:table-cell office:value-type="float" office:value="0.004642058" calcext:value-type="float">
            <text:p>0.004642058</text:p>
          </table:table-cell>
          <table:table-cell office:value-type="float" office:value="0.064996085" calcext:value-type="float">
            <text:p>0.064996085</text:p>
          </table:table-cell>
          <table:table-cell office:value-type="float" office:value="83" calcext:value-type="float">
            <text:p>83</text:p>
          </table:table-cell>
          <table:table-cell office:value-type="float" office:value="17880" calcext:value-type="float">
            <text:p>17880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?a</text:p>
          </table:table-cell>
          <table:table-cell office:value-type="float" office:value="0.0112527114967462" calcext:value-type="float">
            <text:p>0.0112527115</text:p>
          </table:table-cell>
          <table:table-cell office:value-type="float" office:value="0.864583333333333" calcext:value-type="float">
            <text:p>0.8645833333</text:p>
          </table:table-cell>
          <table:table-cell office:value-type="float" office:value="0.622224868520747" calcext:value-type="float">
            <text:p>0.6222248685</text:p>
          </table:table-cell>
          <table:table-cell table:formula="of:=IF([.L135]&lt;&gt;0; 1; 0)" office:value-type="float" office:value="1" calcext:value-type="float">
            <text:p>1</text:p>
          </table:table-cell>
          <table:table-cell table:formula="of:=IF(AND([.M135]=1; [.L135]&gt;=[.E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b <text:s text:c="2"/>=&gt; ?a <text:s/>&lt;isLeaderOf&gt; <text:s/>?b</text:p>
          </table:table-cell>
          <table:table-cell office:value-type="float" office:value="0.000050698" calcext:value-type="float">
            <text:p>0.000050698</text:p>
          </table:table-cell>
          <table:table-cell office:value-type="float" office:value="0.021175279" calcext:value-type="float">
            <text:p>0.021175279</text:p>
          </table:table-cell>
          <table:table-cell office:value-type="float" office:value="0.000497792" calcext:value-type="float">
            <text:p>0.000497792</text:p>
          </table:table-cell>
          <table:table-cell office:value-type="float" office:value="0.065435191" calcext:value-type="float">
            <text:p>0.065435191</text:p>
          </table:table-cell>
          <table:table-cell office:value-type="float" office:value="209" calcext:value-type="float">
            <text:p>209</text:p>
          </table:table-cell>
          <table:table-cell office:value-type="float" office:value="419854" calcext:value-type="float">
            <text:p>419854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6]&lt;&gt;0; 1; 0)" office:value-type="float" office:value="0" calcext:value-type="float">
            <text:p>0</text:p>
          </table:table-cell>
          <table:table-cell table:formula="of:=IF(AND([.M136]=1; [.L136]&gt;=[.E1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diedIn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0706115" calcext:value-type="float">
            <text:p>0.010706115</text:p>
          </table:table-cell>
          <table:table-cell office:value-type="float" office:value="0.0084904" calcext:value-type="float">
            <text:p>0.0084904</text:p>
          </table:table-cell>
          <table:table-cell office:value-type="float" office:value="0.06561394" calcext:value-type="float">
            <text:p>0.06561394</text:p>
          </table:table-cell>
          <table:table-cell office:value-type="float" office:value="482" calcext:value-type="float">
            <text:p>482</text:p>
          </table:table-cell>
          <table:table-cell office:value-type="float" office:value="56770" calcext:value-type="float">
            <text:p>56770</text:p>
          </table:table-cell>
          <table:table-cell office:value-type="float" office:value="7346" calcext:value-type="float">
            <text:p>734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326125966335" calcext:value-type="float">
            <text:p>1.8032612597</text:p>
          </table:table-cell>
          <table:table-cell table:formula="of:=IF([.L137]&lt;&gt;0; 1; 0)" office:value-type="float" office:value="1" calcext:value-type="float">
            <text:p>1</text:p>
          </table:table-cell>
          <table:table-cell table:formula="of:=IF(AND([.M137]=1; [.L137]&gt;=[.E1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270957" calcext:value-type="float">
            <text:p>0.000270957</text:p>
          </table:table-cell>
          <table:table-cell office:value-type="float" office:value="0.0743032" calcext:value-type="float">
            <text:p>0.0743032</text:p>
          </table:table-cell>
          <table:table-cell table:number-columns-repeated="2" office:value-type="float" office:value="0.066153391" calcext:value-type="float">
            <text:p>0.066153391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16885" calcext:value-type="float">
            <text:p>1688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42930206016" calcext:value-type="float">
            <text:p>1.5442930206</text:p>
          </table:table-cell>
          <table:table-cell table:formula="of:=IF([.L138]&lt;&gt;0; 1; 0)" office:value-type="float" office:value="1" calcext:value-type="float">
            <text:p>1</text:p>
          </table:table-cell>
          <table:table-cell table:formula="of:=IF(AND([.M138]=1; [.L138]&gt;=[.E1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091936" calcext:value-type="float">
            <text:p>0.000091936</text:p>
          </table:table-cell>
          <table:table-cell office:value-type="float" office:value="0.429705215" calcext:value-type="float">
            <text:p>0.429705215</text:p>
          </table:table-cell>
          <table:table-cell office:value-type="float" office:value="0.013413555" calcext:value-type="float">
            <text:p>0.013413555</text:p>
          </table:table-cell>
          <table:table-cell office:value-type="float" office:value="0.070590427" calcext:value-type="float">
            <text:p>0.070590427</text:p>
          </table:table-cell>
          <table:table-cell office:value-type="float" office:value="379" calcext:value-type="float">
            <text:p>379</text:p>
          </table:table-cell>
          <table:table-cell office:value-type="float" office:value="28255" calcext:value-type="float">
            <text:p>28255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?a</text:p>
          </table:table-cell>
          <table:table-cell office:value-type="float" office:value="0.181600383325347" calcext:value-type="float">
            <text:p>0.1816003833</text:p>
          </table:table-cell>
          <table:table-cell office:value-type="float" office:value="3.54205607476635" calcext:value-type="float">
            <text:p>3.5420560748</text:p>
          </table:table-cell>
          <table:table-cell office:value-type="float" office:value="1.59937980679266" calcext:value-type="float">
            <text:p>1.5993798068</text:p>
          </table:table-cell>
          <table:table-cell table:formula="of:=IF([.L139]&lt;&gt;0; 1; 0)" office:value-type="float" office:value="1" calcext:value-type="float">
            <text:p>1</text:p>
          </table:table-cell>
          <table:table-cell table:formula="of:=IF(AND([.M139]=1; [.L139]&gt;=[.E1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iedIn&gt; <text:s/>?b <text:s/>?e <text:s/>&lt;isPoliticianOf&gt; <text:s/>?a <text:s text:c="2"/>=&gt; ?a <text:s/>&lt;hasCapital&gt; <text:s/>?b</text:p>
          </table:table-cell>
          <table:table-cell office:value-type="float" office:value="0.000006307" calcext:value-type="float">
            <text:p>0.000006307</text:p>
          </table:table-cell>
          <table:table-cell office:value-type="float" office:value="0.014270033" calcext:value-type="float">
            <text:p>0.014270033</text:p>
          </table:table-cell>
          <table:table-cell office:value-type="float" office:value="0.041467305" calcext:value-type="float">
            <text:p>0.041467305</text:p>
          </table:table-cell>
          <table:table-cell office:value-type="float" office:value="0.073239437" calcext:value-type="float">
            <text:p>0.073239437</text:p>
          </table:table-cell>
          <table:table-cell office:value-type="float" office:value="26" calcext:value-type="float">
            <text:p>26</text:p>
          </table:table-cell>
          <table:table-cell office:value-type="float" office:value="627" calcext:value-type="float">
            <text:p>6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856233831839" calcext:value-type="float">
            <text:p>0.3268562338</text:p>
          </table:table-cell>
          <table:table-cell table:formula="of:=IF([.L140]&lt;&gt;0; 1; 0)" office:value-type="float" office:value="1" calcext:value-type="float">
            <text:p>1</text:p>
          </table:table-cell>
          <table:table-cell table:formula="of:=IF(AND([.M140]=1; [.L140]&gt;=[.E1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15767" calcext:value-type="float">
            <text:p>0.000015767</text:p>
          </table:table-cell>
          <table:table-cell office:value-type="float" office:value="0.112651646" calcext:value-type="float">
            <text:p>0.112651646</text:p>
          </table:table-cell>
          <table:table-cell office:value-type="float" office:value="0.067708333" calcext:value-type="float">
            <text:p>0.067708333</text:p>
          </table:table-cell>
          <table:table-cell office:value-type="float" office:value="0.074798619" calcext:value-type="float">
            <text:p>0.074798619</text:p>
          </table:table-cell>
          <table:table-cell office:value-type="float" office:value="65" calcext:value-type="float">
            <text:p>65</text:p>
          </table:table-cell>
          <table:table-cell office:value-type="float" office:value="960" calcext:value-type="float">
            <text:p>960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103959069967" calcext:value-type="float">
            <text:p>0.3171039591</text:p>
          </table:table-cell>
          <table:table-cell table:formula="of:=IF([.L141]&lt;&gt;0; 1; 0)" office:value-type="float" office:value="1" calcext:value-type="float">
            <text:p>1</text:p>
          </table:table-cell>
          <table:table-cell table:formula="of:=IF(AND([.M141]=1; [.L141]&gt;=[.E1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30322" calcext:value-type="float">
            <text:p>0.000030322</text:p>
          </table:table-cell>
          <table:table-cell office:value-type="float" office:value="0.320512821" calcext:value-type="float">
            <text:p>0.320512821</text:p>
          </table:table-cell>
          <table:table-cell office:value-type="float" office:value="0.059894586" calcext:value-type="float">
            <text:p>0.059894586</text:p>
          </table:table-cell>
          <table:table-cell office:value-type="float" office:value="0.075483092" calcext:value-type="float">
            <text:p>0.075483092</text:p>
          </table:table-cell>
          <table:table-cell office:value-type="float" office:value="125" calcext:value-type="float">
            <text:p>125</text:p>
          </table:table-cell>
          <table:table-cell office:value-type="float" office:value="2087" calcext:value-type="float">
            <text:p>2087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242679160849" calcext:value-type="float">
            <text:p>0.2122426792</text:p>
          </table:table-cell>
          <table:table-cell table:formula="of:=IF([.L142]&lt;&gt;0; 1; 0)" office:value-type="float" office:value="1" calcext:value-type="float">
            <text:p>1</text:p>
          </table:table-cell>
          <table:table-cell table:formula="of:=IF(AND([.M142]=1; [.L142]&gt;=[.E1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004803" calcext:value-type="float">
            <text:p>0.00004803</text:p>
          </table:table-cell>
          <table:table-cell office:value-type="float" office:value="0.224489796" calcext:value-type="float">
            <text:p>0.224489796</text:p>
          </table:table-cell>
          <table:table-cell office:value-type="float" office:value="0.057591623" calcext:value-type="float">
            <text:p>0.057591623</text:p>
          </table:table-cell>
          <table:table-cell office:value-type="float" office:value="0.076952973" calcext:value-type="float">
            <text:p>0.076952973</text:p>
          </table:table-cell>
          <table:table-cell office:value-type="float" office:value="198" calcext:value-type="float">
            <text:p>198</text:p>
          </table:table-cell>
          <table:table-cell office:value-type="float" office:value="3438" calcext:value-type="float">
            <text:p>3438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780429050425" calcext:value-type="float">
            <text:p>1.1478042905</text:p>
          </table:table-cell>
          <table:table-cell table:formula="of:=IF([.L143]&lt;&gt;0; 1; 0)" office:value-type="float" office:value="1" calcext:value-type="float">
            <text:p>1</text:p>
          </table:table-cell>
          <table:table-cell table:formula="of:=IF(AND([.M143]=1; [.L143]&gt;=[.E1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415289" calcext:value-type="float">
            <text:p>0.000415289</text:p>
          </table:table-cell>
          <table:table-cell office:value-type="float" office:value="0.057226902" calcext:value-type="float">
            <text:p>0.057226902</text:p>
          </table:table-cell>
          <table:table-cell office:value-type="float" office:value="0.004155158" calcext:value-type="float">
            <text:p>0.004155158</text:p>
          </table:table-cell>
          <table:table-cell office:value-type="float" office:value="0.077051172" calcext:value-type="float">
            <text:p>0.077051172</text:p>
          </table:table-cell>
          <table:table-cell office:value-type="float" office:value="1712" calcext:value-type="float">
            <text:p>1712</text:p>
          </table:table-cell>
          <table:table-cell office:value-type="float" office:value="412018" calcext:value-type="float">
            <text:p>412018</text:p>
          </table:table-cell>
          <table:table-cell office:value-type="float" office:value="22219" calcext:value-type="float">
            <text:p>2221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967634326925" calcext:value-type="float">
            <text:p>2.3296763433</text:p>
          </table:table-cell>
          <table:table-cell table:formula="of:=IF([.L144]&lt;&gt;0; 1; 0)" office:value-type="float" office:value="1" calcext:value-type="float">
            <text:p>1</text:p>
          </table:table-cell>
          <table:table-cell table:formula="of:=IF(AND([.M144]=1; [.L144]&gt;=[.E1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participatedIn&gt; <text:s/>?a <text:s text:c="2"/>=&gt; ?a <text:s/>&lt;happenedIn&gt; <text:s/>?b</text:p>
          </table:table-cell>
          <table:table-cell office:value-type="float" office:value="0.000237724" calcext:value-type="float">
            <text:p>0.000237724</text:p>
          </table:table-cell>
          <table:table-cell office:value-type="float" office:value="0.086748694" calcext:value-type="float">
            <text:p>0.086748694</text:p>
          </table:table-cell>
          <table:table-cell office:value-type="float" office:value="0.065189916" calcext:value-type="float">
            <text:p>0.065189916</text:p>
          </table:table-cell>
          <table:table-cell office:value-type="float" office:value="0.07824976" calcext:value-type="float">
            <text:p>0.07824976</text:p>
          </table:table-cell>
          <table:table-cell office:value-type="float" office:value="980" calcext:value-type="float">
            <text:p>980</text:p>
          </table:table-cell>
          <table:table-cell office:value-type="float" office:value="15033" calcext:value-type="float">
            <text:p>15033</text:p>
          </table:table-cell>
          <table:table-cell office:value-type="float" office:value="12524" calcext:value-type="float">
            <text:p>1252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5]&lt;&gt;0; 1; 0)" office:value-type="float" office:value="0" calcext:value-type="float">
            <text:p>0</text:p>
          </table:table-cell>
          <table:table-cell table:formula="of:=IF(AND([.M145]=1; [.L145]&gt;=[.E1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wroteMusicFor&gt; <text:s/>?b</text:p>
          </table:table-cell>
          <table:table-cell office:value-type="float" office:value="0.000309041" calcext:value-type="float">
            <text:p>0.000309041</text:p>
          </table:table-cell>
          <table:table-cell office:value-type="float" office:value="0.05692837" calcext:value-type="float">
            <text:p>0.05692837</text:p>
          </table:table-cell>
          <table:table-cell office:value-type="float" office:value="0.004879319" calcext:value-type="float">
            <text:p>0.004879319</text:p>
          </table:table-cell>
          <table:table-cell office:value-type="float" office:value="0.079466068" calcext:value-type="float">
            <text:p>0.079466068</text:p>
          </table:table-cell>
          <table:table-cell office:value-type="float" office:value="1274" calcext:value-type="float">
            <text:p>1274</text:p>
          </table:table-cell>
          <table:table-cell office:value-type="float" office:value="261102" calcext:value-type="float">
            <text:p>261102</text:p>
          </table:table-cell>
          <table:table-cell office:value-type="float" office:value="16032" calcext:value-type="float">
            <text:p>1603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6]&lt;&gt;0; 1; 0)" office:value-type="float" office:value="0" calcext:value-type="float">
            <text:p>0</text:p>
          </table:table-cell>
          <table:table-cell table:formula="of:=IF(AND([.M146]=1; [.L146]&gt;=[.E1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ppenedIn&gt; <text:s/>?f <text:s/>?f <text:s/>&lt;isLocatedIn&gt; <text:s/>?a <text:s text:c="2"/>=&gt; ?a <text:s/>&lt;participatedIn&gt; <text:s/>?b</text:p>
          </table:table-cell>
          <table:table-cell office:value-type="float" office:value="0.000215892" calcext:value-type="float">
            <text:p>0.000215892</text:p>
          </table:table-cell>
          <table:table-cell office:value-type="float" office:value="0.059203087" calcext:value-type="float">
            <text:p>0.059203087</text:p>
          </table:table-cell>
          <table:table-cell office:value-type="float" office:value="0.070916335" calcext:value-type="float">
            <text:p>0.070916335</text:p>
          </table:table-cell>
          <table:table-cell office:value-type="float" office:value="0.083599474" calcext:value-type="float">
            <text:p>0.083599474</text:p>
          </table:table-cell>
          <table:table-cell office:value-type="float" office:value="890" calcext:value-type="float">
            <text:p>890</text:p>
          </table:table-cell>
          <table:table-cell office:value-type="float" office:value="12550" calcext:value-type="float">
            <text:p>12550</text:p>
          </table:table-cell>
          <table:table-cell office:value-type="float" office:value="10646" calcext:value-type="float">
            <text:p>106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854509112393" calcext:value-type="float">
            <text:p>1.4485450911</text:p>
          </table:table-cell>
          <table:table-cell table:formula="of:=IF([.L147]&lt;&gt;0; 1; 0)" office:value-type="float" office:value="1" calcext:value-type="float">
            <text:p>1</text:p>
          </table:table-cell>
          <table:table-cell table:formula="of:=IF(AND([.M147]=1; [.L147]&gt;=[.E1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f <text:s/>&lt;isLocatedIn&gt; <text:s/>?b <text:s text:c="2"/>=&gt; ?a <text:s/>&lt;diedIn&gt; <text:s/>?b</text:p>
          </table:table-cell>
          <table:table-cell office:value-type="float" office:value="0.000151125" calcext:value-type="float">
            <text:p>0.000151125</text:p>
          </table:table-cell>
          <table:table-cell office:value-type="float" office:value="0.013837987" calcext:value-type="float">
            <text:p>0.013837987</text:p>
          </table:table-cell>
          <table:table-cell office:value-type="float" office:value="0.009568864" calcext:value-type="float">
            <text:p>0.009568864</text:p>
          </table:table-cell>
          <table:table-cell office:value-type="float" office:value="0.084912089" calcext:value-type="float">
            <text:p>0.084912089</text:p>
          </table:table-cell>
          <table:table-cell office:value-type="float" office:value="623" calcext:value-type="float">
            <text:p>623</text:p>
          </table:table-cell>
          <table:table-cell office:value-type="float" office:value="65107" calcext:value-type="float">
            <text:p>65107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6016407262" calcext:value-type="float">
            <text:p>2.9160164073</text:p>
          </table:table-cell>
          <table:table-cell table:formula="of:=IF([.L148]&lt;&gt;0; 1; 0)" office:value-type="float" office:value="1" calcext:value-type="float">
            <text:p>1</text:p>
          </table:table-cell>
          <table:table-cell table:formula="of:=IF(AND([.M148]=1; [.L148]&gt;=[.E1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livesIn&gt; <text:s/>?b</text:p>
          </table:table-cell>
          <table:table-cell office:value-type="float" office:value="0.000086114" calcext:value-type="float">
            <text:p>0.000086114</text:p>
          </table:table-cell>
          <table:table-cell office:value-type="float" office:value="0.01186656" calcext:value-type="float">
            <text:p>0.01186656</text:p>
          </table:table-cell>
          <table:table-cell office:value-type="float" office:value="0.003516558" calcext:value-type="float">
            <text:p>0.003516558</text:p>
          </table:table-cell>
          <table:table-cell office:value-type="float" office:value="0.086165049" calcext:value-type="float">
            <text:p>0.086165049</text:p>
          </table:table-cell>
          <table:table-cell office:value-type="float" office:value="355" calcext:value-type="float">
            <text:p>355</text:p>
          </table:table-cell>
          <table:table-cell office:value-type="float" office:value="100951" calcext:value-type="float">
            <text:p>100951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140648953296" calcext:value-type="float">
            <text:p>0.7714064895</text:p>
          </table:table-cell>
          <table:table-cell table:formula="of:=IF([.L149]&lt;&gt;0; 1; 0)" office:value-type="float" office:value="1" calcext:value-type="float">
            <text:p>1</text:p>
          </table:table-cell>
          <table:table-cell table:formula="of:=IF(AND([.M149]=1; [.L149]&gt;=[.E1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isLeaderOf&gt; <text:s/>?b</text:p>
          </table:table-cell>
          <table:table-cell office:value-type="float" office:value="0.000049728" calcext:value-type="float">
            <text:p>0.000049728</text:p>
          </table:table-cell>
          <table:table-cell office:value-type="float" office:value="0.02077001" calcext:value-type="float">
            <text:p>0.02077001</text:p>
          </table:table-cell>
          <table:table-cell office:value-type="float" office:value="0.003611062" calcext:value-type="float">
            <text:p>0.003611062</text:p>
          </table:table-cell>
          <table:table-cell office:value-type="float" office:value="0.089833479" calcext:value-type="float">
            <text:p>0.089833479</text:p>
          </table:table-cell>
          <table:table-cell office:value-type="float" office:value="205" calcext:value-type="float">
            <text:p>205</text:p>
          </table:table-cell>
          <table:table-cell office:value-type="float" office:value="56770" calcext:value-type="float">
            <text:p>56770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099108755556" calcext:value-type="float">
            <text:p>2.3809910876</text:p>
          </table:table-cell>
          <table:table-cell table:formula="of:=IF([.L150]&lt;&gt;0; 1; 0)" office:value-type="float" office:value="1" calcext:value-type="float">
            <text:p>1</text:p>
          </table:table-cell>
          <table:table-cell table:formula="of:=IF(AND([.M150]=1; [.L150]&gt;=[.E1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11886" calcext:value-type="float">
            <text:p>0.000011886</text:p>
          </table:table-cell>
          <table:table-cell office:value-type="float" office:value="0.068723703" calcext:value-type="float">
            <text:p>0.068723703</text:p>
          </table:table-cell>
          <table:table-cell office:value-type="float" office:value="0.067400275" calcext:value-type="float">
            <text:p>0.067400275</text:p>
          </table:table-cell>
          <table:table-cell office:value-type="float" office:value="0.090740741" calcext:value-type="float">
            <text:p>0.090740741</text:p>
          </table:table-cell>
          <table:table-cell office:value-type="float" office:value="49" calcext:value-type="float">
            <text:p>49</text:p>
          </table:table-cell>
          <table:table-cell office:value-type="float" office:value="727" calcext:value-type="float">
            <text:p>72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645672170157" calcext:value-type="float">
            <text:p>0.3166456722</text:p>
          </table:table-cell>
          <table:table-cell table:formula="of:=IF([.L151]&lt;&gt;0; 1; 0)" office:value-type="float" office:value="1" calcext:value-type="float">
            <text:p>1</text:p>
          </table:table-cell>
          <table:table-cell table:formula="of:=IF(AND([.M151]=1; [.L151]&gt;=[.E1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graduatedFrom&gt; <text:s/>?b <text:s/>?a <text:s/>&lt;hasAcademicAdvisor&gt; <text:s/>?f <text:s text:c="2"/>=&gt; ?a <text:s/>&lt;worksAt&gt; <text:s/>?b</text:p>
          </table:table-cell>
          <table:table-cell office:value-type="float" office:value="0.000014797" calcext:value-type="float">
            <text:p>0.000014797</text:p>
          </table:table-cell>
          <table:table-cell office:value-type="float" office:value="0.014202561" calcext:value-type="float">
            <text:p>0.014202561</text:p>
          </table:table-cell>
          <table:table-cell office:value-type="float" office:value="0.038461538" calcext:value-type="float">
            <text:p>0.038461538</text:p>
          </table:table-cell>
          <table:table-cell office:value-type="float" office:value="0.09077381" calcext:value-type="float">
            <text:p>0.09077381</text:p>
          </table:table-cell>
          <table:table-cell office:value-type="float" office:value="61" calcext:value-type="float">
            <text:p>61</text:p>
          </table:table-cell>
          <table:table-cell office:value-type="float" office:value="1586" calcext:value-type="float">
            <text:p>158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318040937206" calcext:value-type="float">
            <text:p>0.9833180409</text:p>
          </table:table-cell>
          <table:table-cell table:formula="of:=IF([.L152]&lt;&gt;0; 1; 0)" office:value-type="float" office:value="1" calcext:value-type="float">
            <text:p>1</text:p>
          </table:table-cell>
          <table:table-cell table:formula="of:=IF(AND([.M152]=1; [.L152]&gt;=[.E1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onnectedTo&gt; <text:s/>?a <text:s/>?e <text:s/>&lt;isLocatedIn&gt; <text:s/>?b <text:s text:c="2"/>=&gt; ?a <text:s/>&lt;isConnectedTo&gt; <text:s/>?b</text:p>
          </table:table-cell>
          <table:table-cell office:value-type="float" office:value="0.000099699" calcext:value-type="float">
            <text:p>0.000099699</text:p>
          </table:table-cell>
          <table:table-cell office:value-type="float" office:value="0.014144126" calcext:value-type="float">
            <text:p>0.014144126</text:p>
          </table:table-cell>
          <table:table-cell office:value-type="float" office:value="0.027976312" calcext:value-type="float">
            <text:p>0.027976312</text:p>
          </table:table-cell>
          <table:table-cell office:value-type="float" office:value="0.091864104" calcext:value-type="float">
            <text:p>0.091864104</text:p>
          </table:table-cell>
          <table:table-cell office:value-type="float" office:value="411" calcext:value-type="float">
            <text:p>411</text:p>
          </table:table-cell>
          <table:table-cell office:value-type="float" office:value="14691" calcext:value-type="float">
            <text:p>14691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729436877026" calcext:value-type="float">
            <text:p>4.5672943688</text:p>
          </table:table-cell>
          <table:table-cell table:formula="of:=IF([.L153]&lt;&gt;0; 1; 0)" office:value-type="float" office:value="1" calcext:value-type="float">
            <text:p>1</text:p>
          </table:table-cell>
          <table:table-cell table:formula="of:=IF(AND([.M153]=1; [.L153]&gt;=[.E1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10673" calcext:value-type="float">
            <text:p>0.000010673</text:p>
          </table:table-cell>
          <table:table-cell office:value-type="float" office:value="0.06171108" calcext:value-type="float">
            <text:p>0.06171108</text:p>
          </table:table-cell>
          <table:table-cell office:value-type="float" office:value="0.064801178" calcext:value-type="float">
            <text:p>0.064801178</text:p>
          </table:table-cell>
          <table:table-cell office:value-type="float" office:value="0.093617021" calcext:value-type="float">
            <text:p>0.093617021</text:p>
          </table:table-cell>
          <table:table-cell office:value-type="float" office:value="44" calcext:value-type="float">
            <text:p>44</text:p>
          </table:table-cell>
          <table:table-cell office:value-type="float" office:value="679" calcext:value-type="float">
            <text:p>67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334889295651" calcext:value-type="float">
            <text:p>0.2843348893</text:p>
          </table:table-cell>
          <table:table-cell table:formula="of:=IF([.L154]&lt;&gt;0; 1; 0)" office:value-type="float" office:value="1" calcext:value-type="float">
            <text:p>1</text:p>
          </table:table-cell>
          <table:table-cell table:formula="of:=IF(AND([.M154]=1; [.L154]&gt;=[.E1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ppenedIn&gt; <text:s/>?a <text:s text:c="2"/>=&gt; ?a <text:s/>&lt;participatedIn&gt; <text:s/>?b</text:p>
          </table:table-cell>
          <table:table-cell office:value-type="float" office:value="0.000237724" calcext:value-type="float">
            <text:p>0.000237724</text:p>
          </table:table-cell>
          <table:table-cell office:value-type="float" office:value="0.065189916" calcext:value-type="float">
            <text:p>0.065189916</text:p>
          </table:table-cell>
          <table:table-cell office:value-type="float" office:value="0.086748694" calcext:value-type="float">
            <text:p>0.086748694</text:p>
          </table:table-cell>
          <table:table-cell office:value-type="float" office:value="0.101491301" calcext:value-type="float">
            <text:p>0.101491301</text:p>
          </table:table-cell>
          <table:table-cell office:value-type="float" office:value="980" calcext:value-type="float">
            <text:p>980</text:p>
          </table:table-cell>
          <table:table-cell office:value-type="float" office:value="11297" calcext:value-type="float">
            <text:p>11297</text:p>
          </table:table-cell>
          <table:table-cell office:value-type="float" office:value="9656" calcext:value-type="float">
            <text:p>965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55]&lt;&gt;0; 1; 0)" office:value-type="float" office:value="0" calcext:value-type="float">
            <text:p>0</text:p>
          </table:table-cell>
          <table:table-cell table:formula="of:=IF(AND([.M155]=1; [.L155]&gt;=[.E1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000011158" calcext:value-type="float">
            <text:p>0.000011158</text:p>
          </table:table-cell>
          <table:table-cell office:value-type="float" office:value="0.025246981" calcext:value-type="float">
            <text:p>0.025246981</text:p>
          </table:table-cell>
          <table:table-cell office:value-type="float" office:value="0.033236994" calcext:value-type="float">
            <text:p>0.033236994</text:p>
          </table:table-cell>
          <table:table-cell office:value-type="float" office:value="0.102449889" calcext:value-type="float">
            <text:p>0.102449889</text:p>
          </table:table-cell>
          <table:table-cell office:value-type="float" office:value="46" calcext:value-type="float">
            <text:p>46</text:p>
          </table:table-cell>
          <table:table-cell office:value-type="float" office:value="1384" calcext:value-type="float">
            <text:p>138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405625296711" calcext:value-type="float">
            <text:p>6.524056253</text:p>
          </table:table-cell>
          <table:table-cell table:formula="of:=IF([.L156]&lt;&gt;0; 1; 0)" office:value-type="float" office:value="1" calcext:value-type="float">
            <text:p>1</text:p>
          </table:table-cell>
          <table:table-cell table:formula="of:=IF(AND([.M156]=1; [.L156]&gt;=[.E1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13584" calcext:value-type="float">
            <text:p>0.000013584</text:p>
          </table:table-cell>
          <table:table-cell office:value-type="float" office:value="0.143589744" calcext:value-type="float">
            <text:p>0.143589744</text:p>
          </table:table-cell>
          <table:table-cell office:value-type="float" office:value="0.097053726" calcext:value-type="float">
            <text:p>0.097053726</text:p>
          </table:table-cell>
          <table:table-cell office:value-type="float" office:value="0.103703704" calcext:value-type="float">
            <text:p>0.103703704</text:p>
          </table:table-cell>
          <table:table-cell office:value-type="float" office:value="56" calcext:value-type="float">
            <text:p>56</text:p>
          </table:table-cell>
          <table:table-cell office:value-type="float" office:value="577" calcext:value-type="float">
            <text:p>57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57]&lt;&gt;0; 1; 0)" office:value-type="float" office:value="0" calcext:value-type="float">
            <text:p>0</text:p>
          </table:table-cell>
          <table:table-cell table:formula="of:=IF(AND([.M157]=1; [.L157]&gt;=[.E1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1352116" calcext:value-type="float">
            <text:p>0.001352116</text:p>
          </table:table-cell>
          <table:table-cell office:value-type="float" office:value="0.186321701" calcext:value-type="float">
            <text:p>0.186321701</text:p>
          </table:table-cell>
          <table:table-cell table:number-columns-repeated="2" office:value-type="float" office:value="0.103965382" calcext:value-type="float">
            <text:p>0.103965382</text:p>
          </table:table-cell>
          <table:table-cell office:value-type="float" office:value="5574" calcext:value-type="float">
            <text:p>5574</text:p>
          </table:table-cell>
          <table:table-cell table:number-columns-repeated="2" office:value-type="float" office:value="53614" calcext:value-type="float">
            <text:p>5361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745027263374" calcext:value-type="float">
            <text:p>2.4974502726</text:p>
          </table:table-cell>
          <table:table-cell table:formula="of:=IF([.L158]&lt;&gt;0; 1; 0)" office:value-type="float" office:value="1" calcext:value-type="float">
            <text:p>1</text:p>
          </table:table-cell>
          <table:table-cell table:formula="of:=IF(AND([.M158]=1; [.L158]&gt;=[.E1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000133902" calcext:value-type="float">
            <text:p>0.000133902</text:p>
          </table:table-cell>
          <table:table-cell office:value-type="float" office:value="0.018451665" calcext:value-type="float">
            <text:p>0.018451665</text:p>
          </table:table-cell>
          <table:table-cell office:value-type="float" office:value="0.013129103" calcext:value-type="float">
            <text:p>0.013129103</text:p>
          </table:table-cell>
          <table:table-cell office:value-type="float" office:value="0.106811146" calcext:value-type="float">
            <text:p>0.106811146</text:p>
          </table:table-cell>
          <table:table-cell office:value-type="float" office:value="552" calcext:value-type="float">
            <text:p>552</text:p>
          </table:table-cell>
          <table:table-cell office:value-type="float" office:value="42044" calcext:value-type="float">
            <text:p>42044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98075292825" calcext:value-type="float">
            <text:p>0.1669807529</text:p>
          </table:table-cell>
          <table:table-cell table:formula="of:=IF([.L159]&lt;&gt;0; 1; 0)" office:value-type="float" office:value="1" calcext:value-type="float">
            <text:p>1</text:p>
          </table:table-cell>
          <table:table-cell table:formula="of:=IF(AND([.M159]=1; [.L159]&gt;=[.E1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ppenedIn&gt; <text:s/>?f <text:s/>?b <text:s/>&lt;hasCapital&gt; <text:s/>?f <text:s text:c="2"/>=&gt; ?a <text:s/>&lt;happenedIn&gt; <text:s/>?b</text:p>
          </table:table-cell>
          <table:table-cell office:value-type="float" office:value="0.000038812" calcext:value-type="float">
            <text:p>0.000038812</text:p>
          </table:table-cell>
          <table:table-cell office:value-type="float" office:value="0.014163052" calcext:value-type="float">
            <text:p>0.014163052</text:p>
          </table:table-cell>
          <table:table-cell table:number-columns-repeated="2" office:value-type="float" office:value="0.118694362" calcext:value-type="float">
            <text:p>0.11869436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633985165672" calcext:value-type="float">
            <text:p>0.1696339852</text:p>
          </table:table-cell>
          <table:table-cell table:formula="of:=IF([.L160]&lt;&gt;0; 1; 0)" office:value-type="float" office:value="1" calcext:value-type="float">
            <text:p>1</text:p>
          </table:table-cell>
          <table:table-cell table:formula="of:=IF(AND([.M160]=1; [.L160]&gt;=[.E1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livesIn&gt; <text:s/>?b</text:p>
          </table:table-cell>
          <table:table-cell office:value-type="float" office:value="0.000423294" calcext:value-type="float">
            <text:p>0.000423294</text:p>
          </table:table-cell>
          <table:table-cell office:value-type="float" office:value="0.058329991" calcext:value-type="float">
            <text:p>0.058329991</text:p>
          </table:table-cell>
          <table:table-cell office:value-type="float" office:value="0.030738066" calcext:value-type="float">
            <text:p>0.030738066</text:p>
          </table:table-cell>
          <table:table-cell office:value-type="float" office:value="0.118885407" calcext:value-type="float">
            <text:p>0.118885407</text:p>
          </table:table-cell>
          <table:table-cell office:value-type="float" office:value="1745" calcext:value-type="float">
            <text:p>1745</text:p>
          </table:table-cell>
          <table:table-cell office:value-type="float" office:value="56770" calcext:value-type="float">
            <text:p>56770</text:p>
          </table:table-cell>
          <table:table-cell office:value-type="float" office:value="14678" calcext:value-type="float">
            <text:p>1467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339567739997" calcext:value-type="float">
            <text:p>3.5233956774</text:p>
          </table:table-cell>
          <table:table-cell table:formula="of:=IF([.L161]&lt;&gt;0; 1; 0)" office:value-type="float" office:value="1" calcext:value-type="float">
            <text:p>1</text:p>
          </table:table-cell>
          <table:table-cell table:formula="of:=IF(AND([.M161]=1; [.L161]&gt;=[.E1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12857" calcext:value-type="float">
            <text:p>0.000012857</text:p>
          </table:table-cell>
          <table:table-cell office:value-type="float" office:value="0.018307427" calcext:value-type="float">
            <text:p>0.018307427</text:p>
          </table:table-cell>
          <table:table-cell office:value-type="float" office:value="0.002289516" calcext:value-type="float">
            <text:p>0.002289516</text:p>
          </table:table-cell>
          <table:table-cell office:value-type="float" office:value="0.124413146" calcext:value-type="float">
            <text:p>0.124413146</text:p>
          </table:table-cell>
          <table:table-cell office:value-type="float" office:value="53" calcext:value-type="float">
            <text:p>53</text:p>
          </table:table-cell>
          <table:table-cell office:value-type="float" office:value="23149" calcext:value-type="float">
            <text:p>2314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2]&lt;&gt;0; 1; 0)" office:value-type="float" office:value="0" calcext:value-type="float">
            <text:p>0</text:p>
          </table:table-cell>
          <table:table-cell table:formula="of:=IF(AND([.M162]=1; [.L162]&gt;=[.E1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039297" calcext:value-type="float">
            <text:p>0.000039297</text:p>
          </table:table-cell>
          <table:table-cell office:value-type="float" office:value="0.415384615" calcext:value-type="float">
            <text:p>0.415384615</text:p>
          </table:table-cell>
          <table:table-cell office:value-type="float" office:value="0.103119032" calcext:value-type="float">
            <text:p>0.103119032</text:p>
          </table:table-cell>
          <table:table-cell office:value-type="float" office:value="0.129392971" calcext:value-type="float">
            <text:p>0.129392971</text:p>
          </table:table-cell>
          <table:table-cell office:value-type="float" office:value="162" calcext:value-type="float">
            <text:p>162</text:p>
          </table:table-cell>
          <table:table-cell office:value-type="float" office:value="1571" calcext:value-type="float">
            <text:p>1571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2068991247168" calcext:value-type="float">
            <text:p>0.7920689912</text:p>
          </table:table-cell>
          <table:table-cell table:formula="of:=IF([.L163]&lt;&gt;0; 1; 0)" office:value-type="float" office:value="1" calcext:value-type="float">
            <text:p>1</text:p>
          </table:table-cell>
          <table:table-cell table:formula="of:=IF(AND([.M163]=1; [.L163]&gt;=[.E1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046817" calcext:value-type="float">
            <text:p>0.000046817</text:p>
          </table:table-cell>
          <table:table-cell office:value-type="float" office:value="0.019554205" calcext:value-type="float">
            <text:p>0.019554205</text:p>
          </table:table-cell>
          <table:table-cell office:value-type="float" office:value="0.001194632" calcext:value-type="float">
            <text:p>0.001194632</text:p>
          </table:table-cell>
          <table:table-cell office:value-type="float" office:value="0.1321013" calcext:value-type="float">
            <text:p>0.1321013</text:p>
          </table:table-cell>
          <table:table-cell office:value-type="float" office:value="193" calcext:value-type="float">
            <text:p>193</text:p>
          </table:table-cell>
          <table:table-cell office:value-type="float" office:value="161556" calcext:value-type="float">
            <text:p>161556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4]&lt;&gt;0; 1; 0)" office:value-type="float" office:value="0" calcext:value-type="float">
            <text:p>0</text:p>
          </table:table-cell>
          <table:table-cell table:formula="of:=IF(AND([.M164]=1; [.L164]&gt;=[.E1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0501161" calcext:value-type="float">
            <text:p>0.000501161</text:p>
          </table:table-cell>
          <table:table-cell office:value-type="float" office:value="0.012788135" calcext:value-type="float">
            <text:p>0.012788135</text:p>
          </table:table-cell>
          <table:table-cell office:value-type="float" office:value="0.049138997" calcext:value-type="float">
            <text:p>0.049138997</text:p>
          </table:table-cell>
          <table:table-cell office:value-type="float" office:value="0.133075684" calcext:value-type="float">
            <text:p>0.133075684</text:p>
          </table:table-cell>
          <table:table-cell office:value-type="float" office:value="2066" calcext:value-type="float">
            <text:p>2066</text:p>
          </table:table-cell>
          <table:table-cell office:value-type="float" office:value="42044" calcext:value-type="float">
            <text:p>42044</text:p>
          </table:table-cell>
          <table:table-cell office:value-type="float" office:value="15525" calcext:value-type="float">
            <text:p>1552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483451504436" calcext:value-type="float">
            <text:p>0.2044834515</text:p>
          </table:table-cell>
          <table:table-cell table:formula="of:=IF([.L165]&lt;&gt;0; 1; 0)" office:value-type="float" office:value="1" calcext:value-type="float">
            <text:p>1</text:p>
          </table:table-cell>
          <table:table-cell table:formula="of:=IF(AND([.M165]=1; [.L165]&gt;=[.E1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2353" calcext:value-type="float">
            <text:p>0.00002353</text:p>
          </table:table-cell>
          <table:table-cell office:value-type="float" office:value="0.248717949" calcext:value-type="float">
            <text:p>0.248717949</text:p>
          </table:table-cell>
          <table:table-cell office:value-type="float" office:value="0.101041667" calcext:value-type="float">
            <text:p>0.101041667</text:p>
          </table:table-cell>
          <table:table-cell office:value-type="float" office:value="0.133977901" calcext:value-type="float">
            <text:p>0.133977901</text:p>
          </table:table-cell>
          <table:table-cell office:value-type="float" office:value="97" calcext:value-type="float">
            <text:p>97</text:p>
          </table:table-cell>
          <table:table-cell office:value-type="float" office:value="960" calcext:value-type="float">
            <text:p>96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4263531796144" calcext:value-type="float">
            <text:p>0.4742635318</text:p>
          </table:table-cell>
          <table:table-cell table:formula="of:=IF([.L166]&lt;&gt;0; 1; 0)" office:value-type="float" office:value="1" calcext:value-type="float">
            <text:p>1</text:p>
          </table:table-cell>
          <table:table-cell table:formula="of:=IF(AND([.M166]=1; [.L166]&gt;=[.E1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ppenedIn&gt; <text:s/>?f <text:s/>?f <text:s/>&lt;isLocatedIn&gt; <text:s/>?b <text:s text:c="2"/>=&gt; ?a <text:s/>&lt;happenedIn&gt; <text:s/>?b</text:p>
          </table:table-cell>
          <table:table-cell office:value-type="float" office:value="0.000441245" calcext:value-type="float">
            <text:p>0.000441245</text:p>
          </table:table-cell>
          <table:table-cell office:value-type="float" office:value="0.161016199" calcext:value-type="float">
            <text:p>0.161016199</text:p>
          </table:table-cell>
          <table:table-cell table:number-columns-repeated="2" office:value-type="float" office:value="0.144940239" calcext:value-type="float">
            <text:p>0.144940239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12550" calcext:value-type="float">
            <text:p>1255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147845479501" calcext:value-type="float">
            <text:p>2.5214784548</text:p>
          </table:table-cell>
          <table:table-cell table:formula="of:=IF([.L167]&lt;&gt;0; 1; 0)" office:value-type="float" office:value="1" calcext:value-type="float">
            <text:p>1</text:p>
          </table:table-cell>
          <table:table-cell table:formula="of:=IF(AND([.M167]=1; [.L167]&gt;=[.E1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apital&gt; <text:s/>?b <text:s/>?a <text:s/>&lt;livesIn&gt; <text:s/>?e <text:s text:c="2"/>=&gt; ?a <text:s/>&lt;livesIn&gt; <text:s/>?b</text:p>
          </table:table-cell>
          <table:table-cell office:value-type="float" office:value="0.000333541" calcext:value-type="float">
            <text:p>0.000333541</text:p>
          </table:table-cell>
          <table:table-cell office:value-type="float" office:value="0.045962027" calcext:value-type="float">
            <text:p>0.045962027</text:p>
          </table:table-cell>
          <table:table-cell table:number-columns-repeated="2" office:value-type="float" office:value="0.145764868" calcext:value-type="float">
            <text:p>0.145764868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9433" calcext:value-type="float">
            <text:p>943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838652071326" calcext:value-type="float">
            <text:p>1.7783865207</text:p>
          </table:table-cell>
          <table:table-cell table:formula="of:=IF([.L168]&lt;&gt;0; 1; 0)" office:value-type="float" office:value="1" calcext:value-type="float">
            <text:p>1</text:p>
          </table:table-cell>
          <table:table-cell table:formula="of:=IF(AND([.M168]=1; [.L168]&gt;=[.E1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29778" calcext:value-type="float">
            <text:p>0.000129778</text:p>
          </table:table-cell>
          <table:table-cell office:value-type="float" office:value="0.017883407" calcext:value-type="float">
            <text:p>0.017883407</text:p>
          </table:table-cell>
          <table:table-cell office:value-type="float" office:value="0.004515606" calcext:value-type="float">
            <text:p>0.004515606</text:p>
          </table:table-cell>
          <table:table-cell office:value-type="float" office:value="0.14898357" calcext:value-type="float">
            <text:p>0.14898357</text:p>
          </table:table-cell>
          <table:table-cell office:value-type="float" office:value="535" calcext:value-type="float">
            <text:p>535</text:p>
          </table:table-cell>
          <table:table-cell office:value-type="float" office:value="118478" calcext:value-type="float">
            <text:p>118478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546108534428" calcext:value-type="float">
            <text:p>4.6754610853</text:p>
          </table:table-cell>
          <table:table-cell table:formula="of:=IF([.L169]&lt;&gt;0; 1; 0)" office:value-type="float" office:value="1" calcext:value-type="float">
            <text:p>1</text:p>
          </table:table-cell>
          <table:table-cell table:formula="of:=IF(AND([.M169]=1; [.L169]&gt;=[.E1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13584" calcext:value-type="float">
            <text:p>0.000013584</text:p>
          </table:table-cell>
          <table:table-cell office:value-type="float" office:value="0.097053726" calcext:value-type="float">
            <text:p>0.097053726</text:p>
          </table:table-cell>
          <table:table-cell office:value-type="float" office:value="0.143589744" calcext:value-type="float">
            <text:p>0.143589744</text:p>
          </table:table-cell>
          <table:table-cell office:value-type="float" office:value="0.152588556" calcext:value-type="float">
            <text:p>0.152588556</text:p>
          </table:table-cell>
          <table:table-cell office:value-type="float" office:value="56" calcext:value-type="float">
            <text:p>56</text:p>
          </table:table-cell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0]&lt;&gt;0; 1; 0)" office:value-type="float" office:value="0" calcext:value-type="float">
            <text:p>0</text:p>
          </table:table-cell>
          <table:table-cell table:formula="of:=IF(AND([.M170]=1; [.L170]&gt;=[.E1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33621" calcext:value-type="float">
            <text:p>0.00033621</text:p>
          </table:table-cell>
          <table:table-cell office:value-type="float" office:value="0.046329723" calcext:value-type="float">
            <text:p>0.046329723</text:p>
          </table:table-cell>
          <table:table-cell table:number-columns-repeated="2" office:value-type="float" office:value="0.15971422" calcext:value-type="float">
            <text:p>0.15971422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8678" calcext:value-type="float">
            <text:p>867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3075097388728" calcext:value-type="float">
            <text:p>0.7830750974</text:p>
          </table:table-cell>
          <table:table-cell table:formula="of:=IF([.L171]&lt;&gt;0; 1; 0)" office:value-type="float" office:value="1" calcext:value-type="float">
            <text:p>1</text:p>
          </table:table-cell>
          <table:table-cell table:formula="of:=IF(AND([.M171]=1; [.L171]&gt;=[.E1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0655" calcext:value-type="float">
            <text:p>0.00000655</text:p>
          </table:table-cell>
          <table:table-cell office:value-type="float" office:value="0.085714286" calcext:value-type="float">
            <text:p>0.085714286</text:p>
          </table:table-cell>
          <table:table-cell office:value-type="float" office:value="0.02385159" calcext:value-type="float">
            <text:p>0.02385159</text:p>
          </table:table-cell>
          <table:table-cell office:value-type="float" office:value="0.159763314" calcext:value-type="float">
            <text:p>0.159763314</text:p>
          </table:table-cell>
          <table:table-cell office:value-type="float" office:value="27" calcext:value-type="float">
            <text:p>27</text:p>
          </table:table-cell>
          <table:table-cell office:value-type="float" office:value="1132" calcext:value-type="float">
            <text:p>113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544368392418" calcext:value-type="float">
            <text:p>5.7354436839</text:p>
          </table:table-cell>
          <table:table-cell table:formula="of:=IF([.L172]&lt;&gt;0; 1; 0)" office:value-type="float" office:value="1" calcext:value-type="float">
            <text:p>1</text:p>
          </table:table-cell>
          <table:table-cell table:formula="of:=IF(AND([.M172]=1; [.L172]&gt;=[.E1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46429" calcext:value-type="float">
            <text:p>0.00046429</text:p>
          </table:table-cell>
          <table:table-cell office:value-type="float" office:value="0.011847285" calcext:value-type="float">
            <text:p>0.011847285</text:p>
          </table:table-cell>
          <table:table-cell office:value-type="float" office:value="0.063979142" calcext:value-type="float">
            <text:p>0.063979142</text:p>
          </table:table-cell>
          <table:table-cell office:value-type="float" office:value="0.16097561" calcext:value-type="float">
            <text:p>0.16097561</text:p>
          </table:table-cell>
          <table:table-cell office:value-type="float" office:value="1914" calcext:value-type="float">
            <text:p>1914</text:p>
          </table:table-cell>
          <table:table-cell office:value-type="float" office:value="29916" calcext:value-type="float">
            <text:p>29916</text:p>
          </table:table-cell>
          <table:table-cell office:value-type="float" office:value="11890" calcext:value-type="float">
            <text:p>1189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3]&lt;&gt;0; 1; 0)" office:value-type="float" office:value="0" calcext:value-type="float">
            <text:p>0</text:p>
          </table:table-cell>
          <table:table-cell table:formula="of:=IF(AND([.M173]=1; [.L173]&gt;=[.E1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f <text:s/>&lt;isLocatedIn&gt; <text:s/>?b <text:s text:c="2"/>=&gt; ?a <text:s/>&lt;isCitizenOf&gt; <text:s/>?b</text:p>
          </table:table-cell>
          <table:table-cell office:value-type="float" office:value="0.0004558" calcext:value-type="float">
            <text:p>0.0004558</text:p>
          </table:table-cell>
          <table:table-cell office:value-type="float" office:value="0.043134914" calcext:value-type="float">
            <text:p>0.043134914</text:p>
          </table:table-cell>
          <table:table-cell office:value-type="float" office:value="0.028860184" calcext:value-type="float">
            <text:p>0.028860184</text:p>
          </table:table-cell>
          <table:table-cell office:value-type="float" office:value="0.161149228" calcext:value-type="float">
            <text:p>0.161149228</text:p>
          </table:table-cell>
          <table:table-cell office:value-type="float" office:value="1879" calcext:value-type="float">
            <text:p>1879</text:p>
          </table:table-cell>
          <table:table-cell office:value-type="float" office:value="65107" calcext:value-type="float">
            <text:p>65107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0444065133952" calcext:value-type="float">
            <text:p>6.8044406513</text:p>
          </table:table-cell>
          <table:table-cell table:formula="of:=IF([.L174]&lt;&gt;0; 1; 0)" office:value-type="float" office:value="1" calcext:value-type="float">
            <text:p>1</text:p>
          </table:table-cell>
          <table:table-cell table:formula="of:=IF(AND([.M174]=1; [.L174]&gt;=[.E1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a <text:s/>?e <text:s/>&lt;isCitizenOf&gt; <text:s/>?b <text:s text:c="2"/>=&gt; ?a <text:s/>&lt;dealsWith&gt; <text:s/>?b</text:p>
          </table:table-cell>
          <table:table-cell office:value-type="float" office:value="0.00000849" calcext:value-type="float">
            <text:p>0.00000849</text:p>
          </table:table-cell>
          <table:table-cell office:value-type="float" office:value="0.03968254" calcext:value-type="float">
            <text:p>0.03968254</text:p>
          </table:table-cell>
          <table:table-cell office:value-type="float" office:value="0.073221757" calcext:value-type="float">
            <text:p>0.073221757</text:p>
          </table:table-cell>
          <table:table-cell office:value-type="float" office:value="0.16509434" calcext:value-type="float">
            <text:p>0.16509434</text:p>
          </table:table-cell>
          <table:table-cell office:value-type="float" office:value="35" calcext:value-type="float">
            <text:p>35</text:p>
          </table:table-cell>
          <table:table-cell office:value-type="float" office:value="478" calcext:value-type="float">
            <text:p>47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?a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291666666666667" calcext:value-type="float">
            <text:p>0.2916666667</text:p>
          </table:table-cell>
          <table:table-cell office:value-type="float" office:value="0.29059537200707" calcext:value-type="float">
            <text:p>0.290595372</text:p>
          </table:table-cell>
          <table:table-cell table:formula="of:=IF([.L175]&lt;&gt;0; 1; 0)" office:value-type="float" office:value="1" calcext:value-type="float">
            <text:p>1</text:p>
          </table:table-cell>
          <table:table-cell table:formula="of:=IF(AND([.M175]=1; [.L175]&gt;=[.E1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23287" calcext:value-type="float">
            <text:p>0.000023287</text:p>
          </table:table-cell>
          <table:table-cell table:number-columns-repeated="2" office:value-type="float" office:value="0.108843537" calcext:value-type="float">
            <text:p>0.108843537</text:p>
          </table:table-cell>
          <table:table-cell office:value-type="float" office:value="0.168421053" calcext:value-type="float">
            <text:p>0.168421053</text:p>
          </table:table-cell>
          <table:table-cell office:value-type="float" office:value="96" calcext:value-type="float">
            <text:p>96</text:p>
          </table:table-cell>
          <table:table-cell office:value-type="float" office:value="882" calcext:value-type="float">
            <text:p>88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6]&lt;&gt;0; 1; 0)" office:value-type="float" office:value="0" calcext:value-type="float">
            <text:p>0</text:p>
          </table:table-cell>
          <table:table-cell table:formula="of:=IF(AND([.M176]=1; [.L176]&gt;=[.E1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15142399" calcext:value-type="float">
            <text:p>0.015142399</text:p>
          </table:table-cell>
          <table:table-cell office:value-type="float" office:value="0.045896657" calcext:value-type="float">
            <text:p>0.045896657</text:p>
          </table:table-cell>
          <table:table-cell office:value-type="float" office:value="0.170943396" calcext:value-type="float">
            <text:p>0.170943396</text:p>
          </table:table-cell>
          <table:table-cell office:value-type="float" office:value="453" calcext:value-type="float">
            <text:p>453</text:p>
          </table:table-cell>
          <table:table-cell office:value-type="float" office:value="9870" calcext:value-type="float">
            <text:p>9870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7]&lt;&gt;0; 1; 0)" office:value-type="float" office:value="0" calcext:value-type="float">
            <text:p>0</text:p>
          </table:table-cell>
          <table:table-cell table:formula="of:=IF(AND([.M177]=1; [.L177]&gt;=[.E1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118862" calcext:value-type="float">
            <text:p>0.000118862</text:p>
          </table:table-cell>
          <table:table-cell office:value-type="float" office:value="0.114086147" calcext:value-type="float">
            <text:p>0.114086147</text:p>
          </table:table-cell>
          <table:table-cell office:value-type="float" office:value="0.018645358" calcext:value-type="float">
            <text:p>0.018645358</text:p>
          </table:table-cell>
          <table:table-cell office:value-type="float" office:value="0.172961525" calcext:value-type="float">
            <text:p>0.172961525</text:p>
          </table:table-cell>
          <table:table-cell office:value-type="float" office:value="490" calcext:value-type="float">
            <text:p>490</text:p>
          </table:table-cell>
          <table:table-cell office:value-type="float" office:value="26280" calcext:value-type="float">
            <text:p>26280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8]&lt;&gt;0; 1; 0)" office:value-type="float" office:value="0" calcext:value-type="float">
            <text:p>0</text:p>
          </table:table-cell>
          <table:table-cell table:formula="of:=IF(AND([.M178]=1; [.L178]&gt;=[.E1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118862" calcext:value-type="float">
            <text:p>0.000118862</text:p>
          </table:table-cell>
          <table:table-cell office:value-type="float" office:value="0.018645358" calcext:value-type="float">
            <text:p>0.018645358</text:p>
          </table:table-cell>
          <table:table-cell office:value-type="float" office:value="0.114086147" calcext:value-type="float">
            <text:p>0.114086147</text:p>
          </table:table-cell>
          <table:table-cell office:value-type="float" office:value="0.173083716" calcext:value-type="float">
            <text:p>0.173083716</text:p>
          </table:table-cell>
          <table:table-cell office:value-type="float" office:value="490" calcext:value-type="float">
            <text:p>490</text:p>
          </table:table-cell>
          <table:table-cell office:value-type="float" office:value="4295" calcext:value-type="float">
            <text:p>4295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9]&lt;&gt;0; 1; 0)" office:value-type="float" office:value="0" calcext:value-type="float">
            <text:p>0</text:p>
          </table:table-cell>
          <table:table-cell table:formula="of:=IF(AND([.M179]=1; [.L179]&gt;=[.E1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23287" calcext:value-type="float">
            <text:p>0.000023287</text:p>
          </table:table-cell>
          <table:table-cell office:value-type="float" office:value="0.022351572" calcext:value-type="float">
            <text:p>0.022351572</text:p>
          </table:table-cell>
          <table:table-cell office:value-type="float" office:value="0.08428446" calcext:value-type="float">
            <text:p>0.08428446</text:p>
          </table:table-cell>
          <table:table-cell office:value-type="float" office:value="0.179104478" calcext:value-type="float">
            <text:p>0.179104478</text:p>
          </table:table-cell>
          <table:table-cell office:value-type="float" office:value="96" calcext:value-type="float">
            <text:p>96</text:p>
          </table:table-cell>
          <table:table-cell office:value-type="float" office:value="1139" calcext:value-type="float">
            <text:p>113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524266064203" calcext:value-type="float">
            <text:p>0.8995242661</text:p>
          </table:table-cell>
          <table:table-cell table:formula="of:=IF([.L180]&lt;&gt;0; 1; 0)" office:value-type="float" office:value="1" calcext:value-type="float">
            <text:p>1</text:p>
          </table:table-cell>
          <table:table-cell table:formula="of:=IF(AND([.M180]=1; [.L180]&gt;=[.E1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isPoliticianOf&gt; <text:s/>?b</text:p>
          </table:table-cell>
          <table:table-cell office:value-type="float" office:value="0.000068164" calcext:value-type="float">
            <text:p>0.000068164</text:p>
          </table:table-cell>
          <table:table-cell office:value-type="float" office:value="0.074953321" calcext:value-type="float">
            <text:p>0.074953321</text:p>
          </table:table-cell>
          <table:table-cell office:value-type="float" office:value="0.004949797" calcext:value-type="float">
            <text:p>0.004949797</text:p>
          </table:table-cell>
          <table:table-cell office:value-type="float" office:value="0.179552716" calcext:value-type="float">
            <text:p>0.179552716</text:p>
          </table:table-cell>
          <table:table-cell office:value-type="float" office:value="281" calcext:value-type="float">
            <text:p>281</text:p>
          </table:table-cell>
          <table:table-cell office:value-type="float" office:value="56770" calcext:value-type="float">
            <text:p>56770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792483504586" calcext:value-type="float">
            <text:p>6.047924835</text:p>
          </table:table-cell>
          <table:table-cell table:formula="of:=IF([.L181]&lt;&gt;0; 1; 0)" office:value-type="float" office:value="1" calcext:value-type="float">
            <text:p>1</text:p>
          </table:table-cell>
          <table:table-cell table:formula="of:=IF(AND([.M181]=1; [.L181]&gt;=[.E1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299581" calcext:value-type="float">
            <text:p>0.000299581</text:p>
          </table:table-cell>
          <table:table-cell office:value-type="float" office:value="0.028351048" calcext:value-type="float">
            <text:p>0.028351048</text:p>
          </table:table-cell>
          <table:table-cell office:value-type="float" office:value="0.031351543" calcext:value-type="float">
            <text:p>0.031351543</text:p>
          </table:table-cell>
          <table:table-cell office:value-type="float" office:value="0.189649877" calcext:value-type="float">
            <text:p>0.189649877</text:p>
          </table:table-cell>
          <table:table-cell office:value-type="float" office:value="1235" calcext:value-type="float">
            <text:p>1235</text:p>
          </table:table-cell>
          <table:table-cell office:value-type="float" office:value="39392" calcext:value-type="float">
            <text:p>39392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879774412007" calcext:value-type="float">
            <text:p>2.3887977441</text:p>
          </table:table-cell>
          <table:table-cell table:formula="of:=IF([.L182]&lt;&gt;0; 1; 0)" office:value-type="float" office:value="1" calcext:value-type="float">
            <text:p>1</text:p>
          </table:table-cell>
          <table:table-cell table:formula="of:=IF(AND([.M182]=1; [.L182]&gt;=[.E1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KnownFor&gt; <text:s/>?a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table:number-columns-repeated="2" office:value-type="float" office:value="0.010126582" calcext:value-type="float">
            <text:p>0.010126582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3]&lt;&gt;0; 1; 0)" office:value-type="float" office:value="0" calcext:value-type="float">
            <text:p>0</text:p>
          </table:table-cell>
          <table:table-cell table:formula="of:=IF(AND([.M183]=1; [.L183]&gt;=[.E1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0501161" calcext:value-type="float">
            <text:p>0.000501161</text:p>
          </table:table-cell>
          <table:table-cell office:value-type="float" office:value="0.047427745" calcext:value-type="float">
            <text:p>0.047427745</text:p>
          </table:table-cell>
          <table:table-cell office:value-type="float" office:value="0.020465374" calcext:value-type="float">
            <text:p>0.020465374</text:p>
          </table:table-cell>
          <table:table-cell office:value-type="float" office:value="0.193899578" calcext:value-type="float">
            <text:p>0.193899578</text:p>
          </table:table-cell>
          <table:table-cell office:value-type="float" office:value="2066" calcext:value-type="float">
            <text:p>2066</text:p>
          </table:table-cell>
          <table:table-cell office:value-type="float" office:value="100951" calcext:value-type="float">
            <text:p>100951</text:p>
          </table:table-cell>
          <table:table-cell office:value-type="float" office:value="10655" calcext:value-type="float">
            <text:p>1065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792386866876" calcext:value-type="float">
            <text:p>2.4079238687</text:p>
          </table:table-cell>
          <table:table-cell table:formula="of:=IF([.L184]&lt;&gt;0; 1; 0)" office:value-type="float" office:value="1" calcext:value-type="float">
            <text:p>1</text:p>
          </table:table-cell>
          <table:table-cell table:formula="of:=IF(AND([.M184]=1; [.L184]&gt;=[.E1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owns&gt; <text:s/>?f <text:s/>?b <text:s/>&lt;owns&gt; <text:s/>?f <text:s text:c="2"/>=&gt; ?a <text:s/>&lt;dealsWith&gt; <text:s/>?b</text:p>
          </table:table-cell>
          <table:table-cell office:value-type="float" office:value="0.000023045" calcext:value-type="float">
            <text:p>0.000023045</text:p>
          </table:table-cell>
          <table:table-cell office:value-type="float" office:value="0.107709751" calcext:value-type="float">
            <text:p>0.107709751</text:p>
          </table:table-cell>
          <table:table-cell office:value-type="float" office:value="0.008153807" calcext:value-type="float">
            <text:p>0.008153807</text:p>
          </table:table-cell>
          <table:table-cell office:value-type="float" office:value="0.200421941" calcext:value-type="float">
            <text:p>0.200421941</text:p>
          </table:table-cell>
          <table:table-cell office:value-type="float" office:value="95" calcext:value-type="float">
            <text:p>95</text:p>
          </table:table-cell>
          <table:table-cell office:value-type="float" office:value="11651" calcext:value-type="float">
            <text:p>1165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?a</text:p>
          </table:table-cell>
          <table:table-cell office:value-type="float" office:value="0.012829169480081" calcext:value-type="float">
            <text:p>0.0128291695</text:p>
          </table:table-cell>
          <table:table-cell office:value-type="float" office:value="1.97916666666667" calcext:value-type="float">
            <text:p>1.9791666667</text:p>
          </table:table-cell>
          <table:table-cell office:value-type="float" office:value="1.83054242043006" calcext:value-type="float">
            <text:p>1.8305424204</text:p>
          </table:table-cell>
          <table:table-cell table:formula="of:=IF([.L185]&lt;&gt;0; 1; 0)" office:value-type="float" office:value="1" calcext:value-type="float">
            <text:p>1</text:p>
          </table:table-cell>
          <table:table-cell table:formula="of:=IF(AND([.M185]=1; [.L185]&gt;=[.E1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27168" calcext:value-type="float">
            <text:p>0.000027168</text:p>
          </table:table-cell>
          <table:table-cell office:value-type="float" office:value="0.026076834" calcext:value-type="float">
            <text:p>0.026076834</text:p>
          </table:table-cell>
          <table:table-cell office:value-type="float" office:value="0.105263158" calcext:value-type="float">
            <text:p>0.105263158</text:p>
          </table:table-cell>
          <table:table-cell office:value-type="float" office:value="0.201077199" calcext:value-type="float">
            <text:p>0.201077199</text:p>
          </table:table-cell>
          <table:table-cell office:value-type="float" office:value="112" calcext:value-type="float">
            <text:p>112</text:p>
          </table:table-cell>
          <table:table-cell office:value-type="float" office:value="1064" calcext:value-type="float">
            <text:p>106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94449770749" calcext:value-type="float">
            <text:p>1.0494449771</text:p>
          </table:table-cell>
          <table:table-cell table:formula="of:=IF([.L186]&lt;&gt;0; 1; 0)" office:value-type="float" office:value="1" calcext:value-type="float">
            <text:p>1</text:p>
          </table:table-cell>
          <table:table-cell table:formula="of:=IF(AND([.M186]=1; [.L186]&gt;=[.E1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eaderOf&gt; <text:s/>?f <text:s/>?f <text:s/>&lt;isLocatedIn&gt; <text:s/>?b <text:s text:c="2"/>=&gt; ?a <text:s/>&lt;livesIn&gt; <text:s/>?b</text:p>
          </table:table-cell>
          <table:table-cell office:value-type="float" office:value="0.00011959" calcext:value-type="float">
            <text:p>0.00011959</text:p>
          </table:table-cell>
          <table:table-cell office:value-type="float" office:value="0.016479476" calcext:value-type="float">
            <text:p>0.016479476</text:p>
          </table:table-cell>
          <table:table-cell office:value-type="float" office:value="0.044092657" calcext:value-type="float">
            <text:p>0.044092657</text:p>
          </table:table-cell>
          <table:table-cell office:value-type="float" office:value="0.201388889" calcext:value-type="float">
            <text:p>0.201388889</text:p>
          </table:table-cell>
          <table:table-cell office:value-type="float" office:value="493" calcext:value-type="float">
            <text:p>493</text:p>
          </table:table-cell>
          <table:table-cell office:value-type="float" office:value="11181" calcext:value-type="float">
            <text:p>11181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369109225511" calcext:value-type="float">
            <text:p>4.3336910923</text:p>
          </table:table-cell>
          <table:table-cell table:formula="of:=IF([.L187]&lt;&gt;0; 1; 0)" office:value-type="float" office:value="1" calcext:value-type="float">
            <text:p>1</text:p>
          </table:table-cell>
          <table:table-cell table:formula="of:=IF(AND([.M187]=1; [.L187]&gt;=[.E1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150882" calcext:value-type="float">
            <text:p>0.000150882</text:p>
          </table:table-cell>
          <table:table-cell office:value-type="float" office:value="0.16591091" calcext:value-type="float">
            <text:p>0.16591091</text:p>
          </table:table-cell>
          <table:table-cell office:value-type="float" office:value="0.001509643" calcext:value-type="float">
            <text:p>0.001509643</text:p>
          </table:table-cell>
          <table:table-cell office:value-type="float" office:value="0.205551884" calcext:value-type="float">
            <text:p>0.205551884</text:p>
          </table:table-cell>
          <table:table-cell office:value-type="float" office:value="622" calcext:value-type="float">
            <text:p>622</text:p>
          </table:table-cell>
          <table:table-cell office:value-type="float" office:value="412018" calcext:value-type="float">
            <text:p>412018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3098645359581" calcext:value-type="float">
            <text:p>7.1309864536</text:p>
          </table:table-cell>
          <table:table-cell table:formula="of:=IF([.L188]&lt;&gt;0; 1; 0)" office:value-type="float" office:value="1" calcext:value-type="float">
            <text:p>1</text:p>
          </table:table-cell>
          <table:table-cell table:formula="of:=IF(AND([.M188]=1; [.L188]&gt;=[.E1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owns&gt; <text:s/>?b</text:p>
          </table:table-cell>
          <table:table-cell office:value-type="float" office:value="0.00009509" calcext:value-type="float">
            <text:p>0.00009509</text:p>
          </table:table-cell>
          <table:table-cell office:value-type="float" office:value="0.01700577" calcext:value-type="float">
            <text:p>0.01700577</text:p>
          </table:table-cell>
          <table:table-cell office:value-type="float" office:value="0.001501329" calcext:value-type="float">
            <text:p>0.001501329</text:p>
          </table:table-cell>
          <table:table-cell office:value-type="float" office:value="0.216934145" calcext:value-type="float">
            <text:p>0.216934145</text:p>
          </table:table-cell>
          <table:table-cell office:value-type="float" office:value="392" calcext:value-type="float">
            <text:p>392</text:p>
          </table:table-cell>
          <table:table-cell office:value-type="float" office:value="261102" calcext:value-type="float">
            <text:p>261102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9]&lt;&gt;0; 1; 0)" office:value-type="float" office:value="0" calcext:value-type="float">
            <text:p>0</text:p>
          </table:table-cell>
          <table:table-cell table:formula="of:=IF(AND([.M189]=1; [.L189]&gt;=[.E1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46429" calcext:value-type="float">
            <text:p>0.00046429</text:p>
          </table:table-cell>
          <table:table-cell office:value-type="float" office:value="0.063979142" calcext:value-type="float">
            <text:p>0.063979142</text:p>
          </table:table-cell>
          <table:table-cell office:value-type="float" office:value="0.011847285" calcext:value-type="float">
            <text:p>0.011847285</text:p>
          </table:table-cell>
          <table:table-cell office:value-type="float" office:value="0.221322849" calcext:value-type="float">
            <text:p>0.221322849</text:p>
          </table:table-cell>
          <table:table-cell office:value-type="float" office:value="1914" calcext:value-type="float">
            <text:p>1914</text:p>
          </table:table-cell>
          <table:table-cell office:value-type="float" office:value="161556" calcext:value-type="float">
            <text:p>161556</text:p>
          </table:table-cell>
          <table:table-cell office:value-type="float" office:value="8648" calcext:value-type="float">
            <text:p>864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0]&lt;&gt;0; 1; 0)" office:value-type="float" office:value="0" calcext:value-type="float">
            <text:p>0</text:p>
          </table:table-cell>
          <table:table-cell table:formula="of:=IF(AND([.M190]=1; [.L190]&gt;=[.E1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ConnectedTo&gt; <text:s/>?a <text:s text:c="2"/>=&gt; ?a <text:s/>&lt;isConnectedTo&gt; <text:s/>?b</text:p>
          </table:table-cell>
          <table:table-cell office:value-type="float" office:value="0.001372493" calcext:value-type="float">
            <text:p>0.001372493</text:p>
          </table:table-cell>
          <table:table-cell table:number-columns-repeated="2" office:value-type="float" office:value="0.19471402" calcext:value-type="float">
            <text:p>0.19471402</text:p>
          </table:table-cell>
          <table:table-cell office:value-type="float" office:value="0.223530341" calcext:value-type="float">
            <text:p>0.223530341</text:p>
          </table:table-cell>
          <table:table-cell office:value-type="float" office:value="5658" calcext:value-type="float">
            <text:p>5658</text:p>
          </table:table-cell>
          <table:table-cell office:value-type="float" office:value="29058" calcext:value-type="float">
            <text:p>29058</text:p>
          </table:table-cell>
          <table:table-cell office:value-type="float" office:value="25312" calcext:value-type="float">
            <text:p>2531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1]&lt;&gt;0; 1; 0)" office:value-type="float" office:value="0" calcext:value-type="float">
            <text:p>0</text:p>
          </table:table-cell>
          <table:table-cell table:formula="of:=IF(AND([.M191]=1; [.L191]&gt;=[.E1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10188" calcext:value-type="float">
            <text:p>0.000010188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039179104" calcext:value-type="float">
            <text:p>0.039179104</text:p>
          </table:table-cell>
          <table:table-cell office:value-type="float" office:value="0.225806452" calcext:value-type="float">
            <text:p>0.225806452</text:p>
          </table:table-cell>
          <table:table-cell office:value-type="float" office:value="42" calcext:value-type="float">
            <text:p>42</text:p>
          </table:table-cell>
          <table:table-cell office:value-type="float" office:value="1072" calcext:value-type="float">
            <text:p>107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180128610428" calcext:value-type="float">
            <text:p>8.9218012861</text:p>
          </table:table-cell>
          <table:table-cell table:formula="of:=IF([.L192]&lt;&gt;0; 1; 0)" office:value-type="float" office:value="1" calcext:value-type="float">
            <text:p>1</text:p>
          </table:table-cell>
          <table:table-cell table:formula="of:=IF(AND([.M192]=1; [.L192]&gt;=[.E1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1185952" calcext:value-type="float">
            <text:p>0.001185952</text:p>
          </table:table-cell>
          <table:table-cell office:value-type="float" office:value="0.108593767" calcext:value-type="float">
            <text:p>0.108593767</text:p>
          </table:table-cell>
          <table:table-cell office:value-type="float" office:value="0.030261953" calcext:value-type="float">
            <text:p>0.030261953</text:p>
          </table:table-cell>
          <table:table-cell office:value-type="float" office:value="0.228063628" calcext:value-type="float">
            <text:p>0.228063628</text:p>
          </table:table-cell>
          <table:table-cell office:value-type="float" office:value="4889" calcext:value-type="float">
            <text:p>4889</text:p>
          </table:table-cell>
          <table:table-cell office:value-type="float" office:value="161556" calcext:value-type="float">
            <text:p>161556</text:p>
          </table:table-cell>
          <table:table-cell office:value-type="float" office:value="21437" calcext:value-type="float">
            <text:p>2143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3]&lt;&gt;0; 1; 0)" office:value-type="float" office:value="0" calcext:value-type="float">
            <text:p>0</text:p>
          </table:table-cell>
          <table:table-cell table:formula="of:=IF(AND([.M193]=1; [.L193]&gt;=[.E1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1185952" calcext:value-type="float">
            <text:p>0.001185952</text:p>
          </table:table-cell>
          <table:table-cell office:value-type="float" office:value="0.030261953" calcext:value-type="float">
            <text:p>0.030261953</text:p>
          </table:table-cell>
          <table:table-cell office:value-type="float" office:value="0.108593767" calcext:value-type="float">
            <text:p>0.108593767</text:p>
          </table:table-cell>
          <table:table-cell office:value-type="float" office:value="0.22814877" calcext:value-type="float">
            <text:p>0.22814877</text:p>
          </table:table-cell>
          <table:table-cell office:value-type="float" office:value="4889" calcext:value-type="float">
            <text:p>4889</text:p>
          </table:table-cell>
          <table:table-cell office:value-type="float" office:value="45021" calcext:value-type="float">
            <text:p>45021</text:p>
          </table:table-cell>
          <table:table-cell office:value-type="float" office:value="21429" calcext:value-type="float">
            <text:p>214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4]&lt;&gt;0; 1; 0)" office:value-type="float" office:value="0" calcext:value-type="float">
            <text:p>0</text:p>
          </table:table-cell>
          <table:table-cell table:formula="of:=IF(AND([.M194]=1; [.L194]&gt;=[.E1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088298" calcext:value-type="float">
            <text:p>0.000088298</text:p>
          </table:table-cell>
          <table:table-cell office:value-type="float" office:value="0.412698413" calcext:value-type="float">
            <text:p>0.412698413</text:p>
          </table:table-cell>
          <table:table-cell office:value-type="float" office:value="0.15255658" calcext:value-type="float">
            <text:p>0.15255658</text:p>
          </table:table-cell>
          <table:table-cell office:value-type="float" office:value="0.232439336" calcext:value-type="float">
            <text:p>0.232439336</text:p>
          </table:table-cell>
          <table:table-cell office:value-type="float" office:value="364" calcext:value-type="float">
            <text:p>364</text:p>
          </table:table-cell>
          <table:table-cell office:value-type="float" office:value="2386" calcext:value-type="float">
            <text:p>2386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?a</text:p>
          </table:table-cell>
          <table:table-cell office:value-type="float" office:value="2.98360655737705" calcext:value-type="float">
            <text:p>2.9836065574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687830687830688" calcext:value-type="float">
            <text:p>0.6878306878</text:p>
          </table:table-cell>
          <table:table-cell table:formula="of:=IF([.L195]&lt;&gt;0; 1; 0)" office:value-type="float" office:value="1" calcext:value-type="float">
            <text:p>1</text:p>
          </table:table-cell>
          <table:table-cell table:formula="of:=IF(AND([.M195]=1; [.L195]&gt;=[.E1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133902" calcext:value-type="float">
            <text:p>0.000133902</text:p>
          </table:table-cell>
          <table:table-cell office:value-type="float" office:value="0.012671885" calcext:value-type="float">
            <text:p>0.012671885</text:p>
          </table:table-cell>
          <table:table-cell office:value-type="float" office:value="0.063609127" calcext:value-type="float">
            <text:p>0.063609127</text:p>
          </table:table-cell>
          <table:table-cell office:value-type="float" office:value="0.232518955" calcext:value-type="float">
            <text:p>0.232518955</text:p>
          </table:table-cell>
          <table:table-cell office:value-type="float" office:value="552" calcext:value-type="float">
            <text:p>552</text:p>
          </table:table-cell>
          <table:table-cell office:value-type="float" office:value="8678" calcext:value-type="float">
            <text:p>8678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340197502403" calcext:value-type="float">
            <text:p>1.273401975</text:p>
          </table:table-cell>
          <table:table-cell table:formula="of:=IF([.L196]&lt;&gt;0; 1; 0)" office:value-type="float" office:value="1" calcext:value-type="float">
            <text:p>1</text:p>
          </table:table-cell>
          <table:table-cell table:formula="of:=IF(AND([.M196]=1; [.L196]&gt;=[.E1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718752" calcext:value-type="float">
            <text:p>0.000718752</text:p>
          </table:table-cell>
          <table:table-cell office:value-type="float" office:value="0.068019559" calcext:value-type="float">
            <text:p>0.068019559</text:p>
          </table:table-cell>
          <table:table-cell office:value-type="float" office:value="0.055265416" calcext:value-type="float">
            <text:p>0.055265416</text:p>
          </table:table-cell>
          <table:table-cell office:value-type="float" office:value="0.232738984" calcext:value-type="float">
            <text:p>0.232738984</text:p>
          </table:table-cell>
          <table:table-cell office:value-type="float" office:value="2963" calcext:value-type="float">
            <text:p>2963</text:p>
          </table:table-cell>
          <table:table-cell office:value-type="float" office:value="53614" calcext:value-type="float">
            <text:p>53614</text:p>
          </table:table-cell>
          <table:table-cell office:value-type="float" office:value="12731" calcext:value-type="float">
            <text:p>1273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060542284113" calcext:value-type="float">
            <text:p>5.4206054228</text:p>
          </table:table-cell>
          <table:table-cell table:formula="of:=IF([.L197]&lt;&gt;0; 1; 0)" office:value-type="float" office:value="1" calcext:value-type="float">
            <text:p>1</text:p>
          </table:table-cell>
          <table:table-cell table:formula="of:=IF(AND([.M197]=1; [.L197]&gt;=[.E1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24985" calcext:value-type="float">
            <text:p>0.000024985</text:p>
          </table:table-cell>
          <table:table-cell office:value-type="float" office:value="0.027473993" calcext:value-type="float">
            <text:p>0.027473993</text:p>
          </table:table-cell>
          <table:table-cell office:value-type="float" office:value="0.003442974" calcext:value-type="float">
            <text:p>0.003442974</text:p>
          </table:table-cell>
          <table:table-cell office:value-type="float" office:value="0.237327189" calcext:value-type="float">
            <text:p>0.237327189</text:p>
          </table:table-cell>
          <table:table-cell office:value-type="float" office:value="103" calcext:value-type="float">
            <text:p>103</text:p>
          </table:table-cell>
          <table:table-cell office:value-type="float" office:value="29916" calcext:value-type="float">
            <text:p>2991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8]&lt;&gt;0; 1; 0)" office:value-type="float" office:value="0" calcext:value-type="float">
            <text:p>0</text:p>
          </table:table-cell>
          <table:table-cell table:formula="of:=IF(AND([.M198]=1; [.L198]&gt;=[.E1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apital&gt; <text:s/>?b <text:s/>?a <text:s/>&lt;isCitizenOf&gt; <text:s/>?e <text:s text:c="2"/>=&gt; ?a <text:s/>&lt;diedIn&gt; <text:s/>?b</text:p>
          </table:table-cell>
          <table:table-cell office:value-type="float" office:value="0.000299581" calcext:value-type="float">
            <text:p>0.000299581</text:p>
          </table:table-cell>
          <table:table-cell office:value-type="float" office:value="0.027431643" calcext:value-type="float">
            <text:p>0.027431643</text:p>
          </table:table-cell>
          <table:table-cell office:value-type="float" office:value="0.029373989" calcext:value-type="float">
            <text:p>0.029373989</text:p>
          </table:table-cell>
          <table:table-cell office:value-type="float" office:value="0.237408689" calcext:value-type="float">
            <text:p>0.237408689</text:p>
          </table:table-cell>
          <table:table-cell office:value-type="float" office:value="1235" calcext:value-type="float">
            <text:p>1235</text:p>
          </table:table-cell>
          <table:table-cell office:value-type="float" office:value="42044" calcext:value-type="float">
            <text:p>42044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561297794389" calcext:value-type="float">
            <text:p>0.3585612978</text:p>
          </table:table-cell>
          <table:table-cell table:formula="of:=IF([.L199]&lt;&gt;0; 1; 0)" office:value-type="float" office:value="1" calcext:value-type="float">
            <text:p>1</text:p>
          </table:table-cell>
          <table:table-cell table:formula="of:=IF(AND([.M199]=1; [.L199]&gt;=[.E1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owns&gt; <text:s/>?f <text:s text:c="2"/>=&gt; ?a <text:s/>&lt;hasCapital&gt; <text:s/>?b</text:p>
          </table:table-cell>
          <table:table-cell office:value-type="float" office:value="0.000008005" calcext:value-type="float">
            <text:p>0.000008005</text:p>
          </table:table-cell>
          <table:table-cell office:value-type="float" office:value="0.018111965" calcext:value-type="float">
            <text:p>0.018111965</text:p>
          </table:table-cell>
          <table:table-cell office:value-type="float" office:value="0.002795662" calcext:value-type="float">
            <text:p>0.002795662</text:p>
          </table:table-cell>
          <table:table-cell office:value-type="float" office:value="0.237410072" calcext:value-type="float">
            <text:p>0.237410072</text:p>
          </table:table-cell>
          <table:table-cell office:value-type="float" office:value="33" calcext:value-type="float">
            <text:p>33</text:p>
          </table:table-cell>
          <table:table-cell office:value-type="float" office:value="11804" calcext:value-type="float">
            <text:p>1180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851395284597" calcext:value-type="float">
            <text:p>1.6385139528</text:p>
          </table:table-cell>
          <table:table-cell table:formula="of:=IF([.L200]&lt;&gt;0; 1; 0)" office:value-type="float" office:value="1" calcext:value-type="float">
            <text:p>1</text:p>
          </table:table-cell>
          <table:table-cell table:formula="of:=IF(AND([.M200]=1; [.L200]&gt;=[.E2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000013342" calcext:value-type="float">
            <text:p>0.000013342</text:p>
          </table:table-cell>
          <table:table-cell office:value-type="float" office:value="0.062358277" calcext:value-type="float">
            <text:p>0.062358277</text:p>
          </table:table-cell>
          <table:table-cell office:value-type="float" office:value="0.021113244" calcext:value-type="float">
            <text:p>0.021113244</text:p>
          </table:table-cell>
          <table:table-cell office:value-type="float" office:value="0.238095238" calcext:value-type="float">
            <text:p>0.238095238</text:p>
          </table:table-cell>
          <table:table-cell office:value-type="float" office:value="55" calcext:value-type="float">
            <text:p>55</text:p>
          </table:table-cell>
          <table:table-cell office:value-type="float" office:value="2605" calcext:value-type="float">
            <text:p>260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4398625299119" calcext:value-type="float">
            <text:p>83.4398625299</text:p>
          </table:table-cell>
          <table:table-cell table:formula="of:=IF([.L201]&lt;&gt;0; 1; 0)" office:value-type="float" office:value="1" calcext:value-type="float">
            <text:p>1</text:p>
          </table:table-cell>
          <table:table-cell table:formula="of:=IF(AND([.M201]=1; [.L201]&gt;=[.E2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orksAt&gt; <text:s/>?f <text:s text:c="2"/>=&gt; ?a <text:s/>&lt;isCitizenOf&gt; <text:s/>?b</text:p>
          </table:table-cell>
          <table:table-cell office:value-type="float" office:value="0.000228021" calcext:value-type="float">
            <text:p>0.000228021</text:p>
          </table:table-cell>
          <table:table-cell office:value-type="float" office:value="0.021578935" calcext:value-type="float">
            <text:p>0.021578935</text:p>
          </table:table-cell>
          <table:table-cell office:value-type="float" office:value="0.125216465" calcext:value-type="float">
            <text:p>0.125216465</text:p>
          </table:table-cell>
          <table:table-cell office:value-type="float" office:value="0.243334196" calcext:value-type="float">
            <text:p>0.243334196</text:p>
          </table:table-cell>
          <table:table-cell office:value-type="float" office:value="940" calcext:value-type="float">
            <text:p>940</text:p>
          </table:table-cell>
          <table:table-cell office:value-type="float" office:value="7507" calcext:value-type="float">
            <text:p>7507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7172433864992" calcext:value-type="float">
            <text:p>6.5717243386</text:p>
          </table:table-cell>
          <table:table-cell table:formula="of:=IF([.L202]&lt;&gt;0; 1; 0)" office:value-type="float" office:value="1" calcext:value-type="float">
            <text:p>1</text:p>
          </table:table-cell>
          <table:table-cell table:formula="of:=IF(AND([.M202]=1; [.L202]&gt;=[.E2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856777" calcext:value-type="float">
            <text:p>0.000856777</text:p>
          </table:table-cell>
          <table:table-cell office:value-type="float" office:value="0.081081702" calcext:value-type="float">
            <text:p>0.081081702</text:p>
          </table:table-cell>
          <table:table-cell office:value-type="float" office:value="0.029811442" calcext:value-type="float">
            <text:p>0.029811442</text:p>
          </table:table-cell>
          <table:table-cell office:value-type="float" office:value="0.251405794" calcext:value-type="float">
            <text:p>0.251405794</text:p>
          </table:table-cell>
          <table:table-cell office:value-type="float" office:value="3532" calcext:value-type="float">
            <text:p>3532</text:p>
          </table:table-cell>
          <table:table-cell office:value-type="float" office:value="118478" calcext:value-type="float">
            <text:p>118478</text:p>
          </table:table-cell>
          <table:table-cell office:value-type="float" office:value="14049" calcext:value-type="float">
            <text:p>1404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7342966840009" calcext:value-type="float">
            <text:p>7.5734296684</text:p>
          </table:table-cell>
          <table:table-cell table:formula="of:=IF([.L203]&lt;&gt;0; 1; 0)" office:value-type="float" office:value="1" calcext:value-type="float">
            <text:p>1</text:p>
          </table:table-cell>
          <table:table-cell table:formula="of:=IF(AND([.M203]=1; [.L203]&gt;=[.E2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011639013" calcext:value-type="float">
            <text:p>0.011639013</text:p>
          </table:table-cell>
          <table:table-cell office:value-type="float" office:value="0.017515711" calcext:value-type="float">
            <text:p>0.017515711</text:p>
          </table:table-cell>
          <table:table-cell office:value-type="float" office:value="0.258255298" calcext:value-type="float">
            <text:p>0.258255298</text:p>
          </table:table-cell>
          <table:table-cell office:value-type="float" office:value="524" calcext:value-type="float">
            <text:p>524</text:p>
          </table:table-cell>
          <table:table-cell office:value-type="float" office:value="29916" calcext:value-type="float">
            <text:p>29916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04]&lt;&gt;0; 1; 0)" office:value-type="float" office:value="0" calcext:value-type="float">
            <text:p>0</text:p>
          </table:table-cell>
          <table:table-cell table:formula="of:=IF(AND([.M204]=1; [.L204]&gt;=[.E2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a <text:s/>?e <text:s/>&lt;isLocatedIn&gt; <text:s/>?b <text:s text:c="2"/>=&gt; ?a <text:s/>&lt;isLocatedIn&gt; <text:s/>?b</text:p>
          </table:table-cell>
          <table:table-cell office:value-type="float" office:value="0.010881942" calcext:value-type="float">
            <text:p>0.010881942</text:p>
          </table:table-cell>
          <table:table-cell office:value-type="float" office:value="0.037998723" calcext:value-type="float">
            <text:p>0.037998723</text:p>
          </table:table-cell>
          <table:table-cell office:value-type="float" office:value="0.202666378" calcext:value-type="float">
            <text:p>0.202666378</text:p>
          </table:table-cell>
          <table:table-cell office:value-type="float" office:value="0.261064393" calcext:value-type="float">
            <text:p>0.261064393</text:p>
          </table:table-cell>
          <table:table-cell office:value-type="float" office:value="44860" calcext:value-type="float">
            <text:p>44860</text:p>
          </table:table-cell>
          <table:table-cell office:value-type="float" office:value="221349" calcext:value-type="float">
            <text:p>221349</text:p>
          </table:table-cell>
          <table:table-cell office:value-type="float" office:value="171835" calcext:value-type="float">
            <text:p>171835</text:p>
          </table:table-cell>
          <table:table-cell office:value-type="string" calcext:value-type="string">
            <text:p>?a</text:p>
          </table:table-cell>
          <table:table-cell office:value-type="float" office:value="0.801286058765741" calcext:value-type="float">
            <text:p>0.8012860588</text:p>
          </table:table-cell>
          <table:table-cell office:value-type="float" office:value="1.03457023592629" calcext:value-type="float">
            <text:p>1.0345702359</text:p>
          </table:table-cell>
          <table:table-cell office:value-type="float" office:value="0.560617209905357" calcext:value-type="float">
            <text:p>0.5606172099</text:p>
          </table:table-cell>
          <table:table-cell table:formula="of:=IF([.L205]&lt;&gt;0; 1; 0)" office:value-type="float" office:value="1" calcext:value-type="float">
            <text:p>1</text:p>
          </table:table-cell>
          <table:table-cell table:formula="of:=IF(AND([.M205]=1; [.L205]&gt;=[.E2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21759" calcext:value-type="float">
            <text:p>0.00021759</text:p>
          </table:table-cell>
          <table:table-cell office:value-type="float" office:value="0.239263804" calcext:value-type="float">
            <text:p>0.239263804</text:p>
          </table:table-cell>
          <table:table-cell office:value-type="float" office:value="0.007571026" calcext:value-type="float">
            <text:p>0.007571026</text:p>
          </table:table-cell>
          <table:table-cell office:value-type="float" office:value="0.268965517" calcext:value-type="float">
            <text:p>0.268965517</text:p>
          </table:table-cell>
          <table:table-cell office:value-type="float" office:value="897" calcext:value-type="float">
            <text:p>897</text:p>
          </table:table-cell>
          <table:table-cell office:value-type="float" office:value="118478" calcext:value-type="float">
            <text:p>118478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127943018506" calcext:value-type="float">
            <text:p>9.5112794302</text:p>
          </table:table-cell>
          <table:table-cell table:formula="of:=IF([.L206]&lt;&gt;0; 1; 0)" office:value-type="float" office:value="1" calcext:value-type="float">
            <text:p>1</text:p>
          </table:table-cell>
          <table:table-cell table:formula="of:=IF(AND([.M206]=1; [.L206]&gt;=[.E2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isCitizenOf&gt; <text:s/>?b</text:p>
          </table:table-cell>
          <table:table-cell office:value-type="float" office:value="0.001019545" calcext:value-type="float">
            <text:p>0.001019545</text:p>
          </table:table-cell>
          <table:table-cell office:value-type="float" office:value="0.096485388" calcext:value-type="float">
            <text:p>0.096485388</text:p>
          </table:table-cell>
          <table:table-cell office:value-type="float" office:value="0.074035582" calcext:value-type="float">
            <text:p>0.074035582</text:p>
          </table:table-cell>
          <table:table-cell office:value-type="float" office:value="0.271898046" calcext:value-type="float">
            <text:p>0.271898046</text:p>
          </table:table-cell>
          <table:table-cell office:value-type="float" office:value="4203" calcext:value-type="float">
            <text:p>4203</text:p>
          </table:table-cell>
          <table:table-cell office:value-type="float" office:value="56770" calcext:value-type="float">
            <text:p>56770</text:p>
          </table:table-cell>
          <table:table-cell office:value-type="float" office:value="15458" calcext:value-type="float">
            <text:p>154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222263794886" calcext:value-type="float">
            <text:p>7.1222263795</text:p>
          </table:table-cell>
          <table:table-cell table:formula="of:=IF([.L207]&lt;&gt;0; 1; 0)" office:value-type="float" office:value="1" calcext:value-type="float">
            <text:p>1</text:p>
          </table:table-cell>
          <table:table-cell table:formula="of:=IF(AND([.M207]=1; [.L207]&gt;=[.E2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502617" calcext:value-type="float">
            <text:p>0.000502617</text:p>
          </table:table-cell>
          <table:table-cell office:value-type="float" office:value="0.047565483" calcext:value-type="float">
            <text:p>0.047565483</text:p>
          </table:table-cell>
          <table:table-cell office:value-type="float" office:value="0.069260596" calcext:value-type="float">
            <text:p>0.069260596</text:p>
          </table:table-cell>
          <table:table-cell office:value-type="float" office:value="0.278719397" calcext:value-type="float">
            <text:p>0.278719397</text:p>
          </table:table-cell>
          <table:table-cell office:value-type="float" office:value="2072" calcext:value-type="float">
            <text:p>2072</text:p>
          </table:table-cell>
          <table:table-cell office:value-type="float" office:value="29916" calcext:value-type="float">
            <text:p>29916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08]&lt;&gt;0; 1; 0)" office:value-type="float" office:value="0" calcext:value-type="float">
            <text:p>0</text:p>
          </table:table-cell>
          <table:table-cell table:formula="of:=IF(AND([.M208]=1; [.L208]&gt;=[.E2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09218" calcext:value-type="float">
            <text:p>0.000009218</text:p>
          </table:table-cell>
          <table:table-cell office:value-type="float" office:value="0.020856202" calcext:value-type="float">
            <text:p>0.020856202</text:p>
          </table:table-cell>
          <table:table-cell office:value-type="float" office:value="0.014237542" calcext:value-type="float">
            <text:p>0.014237542</text:p>
          </table:table-cell>
          <table:table-cell office:value-type="float" office:value="0.279411765" calcext:value-type="float">
            <text:p>0.279411765</text:p>
          </table:table-cell>
          <table:table-cell office:value-type="float" office:value="38" calcext:value-type="float">
            <text:p>38</text:p>
          </table:table-cell>
          <table:table-cell office:value-type="float" office:value="2669" calcext:value-type="float">
            <text:p>266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618205004738" calcext:value-type="float">
            <text:p>4.64618205</text:p>
          </table:table-cell>
          <table:table-cell table:formula="of:=IF([.L209]&lt;&gt;0; 1; 0)" office:value-type="float" office:value="1" calcext:value-type="float">
            <text:p>1</text:p>
          </table:table-cell>
          <table:table-cell table:formula="of:=IF(AND([.M209]=1; [.L209]&gt;=[.E2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2873793" calcext:value-type="float">
            <text:p>0.002873793</text:p>
          </table:table-cell>
          <table:table-cell office:value-type="float" office:value="0.271963454" calcext:value-type="float">
            <text:p>0.271963454</text:p>
          </table:table-cell>
          <table:table-cell office:value-type="float" office:value="0.028753598" calcext:value-type="float">
            <text:p>0.028753598</text:p>
          </table:table-cell>
          <table:table-cell office:value-type="float" office:value="0.280110654" calcext:value-type="float">
            <text:p>0.280110654</text:p>
          </table:table-cell>
          <table:table-cell office:value-type="float" office:value="11847" calcext:value-type="float">
            <text:p>11847</text:p>
          </table:table-cell>
          <table:table-cell office:value-type="float" office:value="412018" calcext:value-type="float">
            <text:p>412018</text:p>
          </table:table-cell>
          <table:table-cell office:value-type="float" office:value="42294" calcext:value-type="float">
            <text:p>4229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4684586039388" calcext:value-type="float">
            <text:p>8.6468458604</text:p>
          </table:table-cell>
          <table:table-cell table:formula="of:=IF([.L210]&lt;&gt;0; 1; 0)" office:value-type="float" office:value="1" calcext:value-type="float">
            <text:p>1</text:p>
          </table:table-cell>
          <table:table-cell table:formula="of:=IF(AND([.M210]=1; [.L210]&gt;=[.E2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LocatedIn&gt; <text:s/>?b</text:p>
          </table:table-cell>
          <table:table-cell office:value-type="float" office:value="0.095068777" calcext:value-type="float">
            <text:p>0.095068777</text:p>
          </table:table-cell>
          <table:table-cell office:value-type="float" office:value="0.331971275" calcext:value-type="float">
            <text:p>0.331971275</text:p>
          </table:table-cell>
          <table:table-cell table:number-columns-repeated="2" office:value-type="float" office:value="0.296567761" calcext:value-type="float">
            <text:p>0.296567761</text:p>
          </table:table-cell>
          <table:table-cell office:value-type="float" office:value="391914" calcext:value-type="float">
            <text:p>391914</text:p>
          </table:table-cell>
          <table:table-cell table:number-columns-repeated="2" office:value-type="float" office:value="1321499" calcext:value-type="float">
            <text:p>13214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776489529309" calcext:value-type="float">
            <text:p>4.8977648953</text:p>
          </table:table-cell>
          <table:table-cell table:formula="of:=IF([.L211]&lt;&gt;0; 1; 0)" office:value-type="float" office:value="1" calcext:value-type="float">
            <text:p>1</text:p>
          </table:table-cell>
          <table:table-cell table:formula="of:=IF(AND([.M211]=1; [.L211]&gt;=[.E2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b <text:s/>?a <text:s/>&lt;isLocatedIn&gt; <text:s/>?e <text:s text:c="2"/>=&gt; ?a <text:s/>&lt;isLocatedIn&gt; <text:s/>?b</text:p>
          </table:table-cell>
          <table:table-cell office:value-type="float" office:value="0.095068777" calcext:value-type="float">
            <text:p>0.095068777</text:p>
          </table:table-cell>
          <table:table-cell office:value-type="float" office:value="0.331971275" calcext:value-type="float">
            <text:p>0.331971275</text:p>
          </table:table-cell>
          <table:table-cell table:number-columns-repeated="2" office:value-type="float" office:value="0.296567761" calcext:value-type="float">
            <text:p>0.296567761</text:p>
          </table:table-cell>
          <table:table-cell office:value-type="float" office:value="391914" calcext:value-type="float">
            <text:p>391914</text:p>
          </table:table-cell>
          <table:table-cell table:number-columns-repeated="2" office:value-type="float" office:value="1321499" calcext:value-type="float">
            <text:p>13214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776489529309" calcext:value-type="float">
            <text:p>4.8977648953</text:p>
          </table:table-cell>
          <table:table-cell table:formula="of:=IF([.L212]&lt;&gt;0; 1; 0)" office:value-type="float" office:value="1" calcext:value-type="float">
            <text:p>1</text:p>
          </table:table-cell>
          <table:table-cell table:formula="of:=IF(AND([.M212]=1; [.L212]&gt;=[.E2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45896657" calcext:value-type="float">
            <text:p>0.045896657</text:p>
          </table:table-cell>
          <table:table-cell office:value-type="float" office:value="0.015142399" calcext:value-type="float">
            <text:p>0.015142399</text:p>
          </table:table-cell>
          <table:table-cell office:value-type="float" office:value="0.298812665" calcext:value-type="float">
            <text:p>0.298812665</text:p>
          </table:table-cell>
          <table:table-cell office:value-type="float" office:value="453" calcext:value-type="float">
            <text:p>453</text:p>
          </table:table-cell>
          <table:table-cell office:value-type="float" office:value="29916" calcext:value-type="float">
            <text:p>29916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13]&lt;&gt;0; 1; 0)" office:value-type="float" office:value="0" calcext:value-type="float">
            <text:p>0</text:p>
          </table:table-cell>
          <table:table-cell table:formula="of:=IF(AND([.M213]=1; [.L213]&gt;=[.E2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0147243" calcext:value-type="float">
            <text:p>0.000147243</text:p>
          </table:table-cell>
          <table:table-cell office:value-type="float" office:value="0.688208617" calcext:value-type="float">
            <text:p>0.688208617</text:p>
          </table:table-cell>
          <table:table-cell table:number-columns-repeated="2" office:value-type="float" office:value="0.30153999" calcext:value-type="float">
            <text:p>0.30153999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701436130008" calcext:value-type="float">
            <text:p>1.1470143613</text:p>
          </table:table-cell>
          <table:table-cell table:formula="of:=IF([.L214]&lt;&gt;0; 1; 0)" office:value-type="float" office:value="1" calcext:value-type="float">
            <text:p>1</text:p>
          </table:table-cell>
          <table:table-cell table:formula="of:=IF(AND([.M214]=1; [.L214]&gt;=[.E2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2244067" calcext:value-type="float">
            <text:p>0.002244067</text:p>
          </table:table-cell>
          <table:table-cell office:value-type="float" office:value="0.233104873" calcext:value-type="float">
            <text:p>0.233104873</text:p>
          </table:table-cell>
          <table:table-cell office:value-type="float" office:value="0.035430598" calcext:value-type="float">
            <text:p>0.035430598</text:p>
          </table:table-cell>
          <table:table-cell office:value-type="float" office:value="0.301768006" calcext:value-type="float">
            <text:p>0.301768006</text:p>
          </table:table-cell>
          <table:table-cell office:value-type="float" office:value="9251" calcext:value-type="float">
            <text:p>9251</text:p>
          </table:table-cell>
          <table:table-cell office:value-type="float" office:value="261102" calcext:value-type="float">
            <text:p>261102</text:p>
          </table:table-cell>
          <table:table-cell office:value-type="float" office:value="30656" calcext:value-type="float">
            <text:p>3065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15]&lt;&gt;0; 1; 0)" office:value-type="float" office:value="0" calcext:value-type="float">
            <text:p>0</text:p>
          </table:table-cell>
          <table:table-cell table:formula="of:=IF(AND([.M215]=1; [.L215]&gt;=[.E2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000063797" calcext:value-type="float">
            <text:p>0.000063797</text:p>
          </table:table-cell>
          <table:table-cell office:value-type="float" office:value="0.070152041" calcext:value-type="float">
            <text:p>0.070152041</text:p>
          </table:table-cell>
          <table:table-cell office:value-type="float" office:value="0.004905435" calcext:value-type="float">
            <text:p>0.004905435</text:p>
          </table:table-cell>
          <table:table-cell office:value-type="float" office:value="0.303344867" calcext:value-type="float">
            <text:p>0.303344867</text:p>
          </table:table-cell>
          <table:table-cell office:value-type="float" office:value="263" calcext:value-type="float">
            <text:p>263</text:p>
          </table:table-cell>
          <table:table-cell office:value-type="float" office:value="53614" calcext:value-type="float">
            <text:p>53614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360309566381" calcext:value-type="float">
            <text:p>8.5136030957</text:p>
          </table:table-cell>
          <table:table-cell table:formula="of:=IF([.L216]&lt;&gt;0; 1; 0)" office:value-type="float" office:value="1" calcext:value-type="float">
            <text:p>1</text:p>
          </table:table-cell>
          <table:table-cell table:formula="of:=IF(AND([.M216]=1; [.L216]&gt;=[.E2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KnownFor&gt; <text:s/>?f <text:s/>?b <text:s/>&lt;isKnownFor&gt; <text:s/>?f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10471204" calcext:value-type="float">
            <text:p>0.010471204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  <table:table-cell office:value-type="float" office:value="0.0151515151515152" calcext:value-type="float">
            <text:p>0.0151515152</text:p>
          </table:table-cell>
          <table:table-cell office:value-type="float" office:value="0.5" calcext:value-type="float">
            <text:p>0.5</text:p>
          </table:table-cell>
          <table:table-cell office:value-type="float" office:value="0.443037974683544" calcext:value-type="float">
            <text:p>0.4430379747</text:p>
          </table:table-cell>
          <table:table-cell table:formula="of:=IF([.L217]&lt;&gt;0; 1; 0)" office:value-type="float" office:value="1" calcext:value-type="float">
            <text:p>1</text:p>
          </table:table-cell>
          <table:table-cell table:formula="of:=IF(AND([.M217]=1; [.L217]&gt;=[.E2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KnownFor&gt; <text:s/>?b</text:p>
          </table:table-cell>
          <table:table-cell office:value-type="float" office:value="0.000001455" calcext:value-type="float">
            <text:p>0.000001455</text:p>
          </table:table-cell>
          <table:table-cell office:value-type="float" office:value="0.015189873" calcext:value-type="float">
            <text:p>0.015189873</text:p>
          </table:table-cell>
          <table:table-cell office:value-type="float" office:value="0.000031462" calcext:value-type="float">
            <text:p>0.000031462</text:p>
          </table:table-cell>
          <table:table-cell office:value-type="float" office:value="0.315789474" calcext:value-type="float">
            <text:p>0.315789474</text:p>
          </table:table-cell>
          <table:table-cell office:value-type="float" office:value="6" calcext:value-type="float">
            <text:p>6</text:p>
          </table:table-cell>
          <table:table-cell office:value-type="float" office:value="190709" calcext:value-type="float">
            <text:p>1907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b</text:p>
          </table:table-cell>
          <table:table-cell table:style-name="ce5" office:value-type="float" office:value="0.0000925683076970548" calcext:value-type="float">
            <text:p>9.26E-005</text:p>
          </table:table-cell>
          <table:table-cell office:value-type="float" office:value="0.6" calcext:value-type="float">
            <text:p>0.6</text:p>
          </table:table-cell>
          <table:table-cell office:value-type="float" office:value="0.470724084840407" calcext:value-type="float">
            <text:p>0.4707240848</text:p>
          </table:table-cell>
          <table:table-cell table:formula="of:=IF([.L218]&lt;&gt;0; 1; 0)" office:value-type="float" office:value="1" calcext:value-type="float">
            <text:p>1</text:p>
          </table:table-cell>
          <table:table-cell table:formula="of:=IF(AND([.M218]=1; [.L218]&gt;=[.E2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orksAt&gt; <text:s/>?f <text:s text:c="2"/>=&gt; ?a <text:s/>&lt;livesIn&gt; <text:s/>?b</text:p>
          </table:table-cell>
          <table:table-cell office:value-type="float" office:value="0.000132204" calcext:value-type="float">
            <text:p>0.000132204</text:p>
          </table:table-cell>
          <table:table-cell office:value-type="float" office:value="0.018217676" calcext:value-type="float">
            <text:p>0.018217676</text:p>
          </table:table-cell>
          <table:table-cell office:value-type="float" office:value="0.072598908" calcext:value-type="float">
            <text:p>0.072598908</text:p>
          </table:table-cell>
          <table:table-cell office:value-type="float" office:value="0.319086651" calcext:value-type="float">
            <text:p>0.319086651</text:p>
          </table:table-cell>
          <table:table-cell office:value-type="float" office:value="545" calcext:value-type="float">
            <text:p>545</text:p>
          </table:table-cell>
          <table:table-cell office:value-type="float" office:value="7507" calcext:value-type="float">
            <text:p>7507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5462115466295" calcext:value-type="float">
            <text:p>8.3546211547</text:p>
          </table:table-cell>
          <table:table-cell table:formula="of:=IF([.L219]&lt;&gt;0; 1; 0)" office:value-type="float" office:value="1" calcext:value-type="float">
            <text:p>1</text:p>
          </table:table-cell>
          <table:table-cell table:formula="of:=IF(AND([.M219]=1; [.L219]&gt;=[.E2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KnownFor&gt; <text:s/>?b <text:s/>?a <text:s/>&lt;isKnownFor&gt; <text:s/>?f <text:s text:c="2"/>=&gt; ?a <text:s/>&lt;isKnownFor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0253165" calcext:value-type="float">
            <text:p>0.020253165</text:p>
          </table:table-cell>
          <table:table-cell table:number-columns-repeated="2" office:value-type="float" office:value="0.380952381" calcext:value-type="float">
            <text:p>0.3809523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075949367088" calcext:value-type="float">
            <text:p>0.8860759494</text:p>
          </table:table-cell>
          <table:table-cell table:formula="of:=IF([.L220]&lt;&gt;0; 1; 0)" office:value-type="float" office:value="1" calcext:value-type="float">
            <text:p>1</text:p>
          </table:table-cell>
          <table:table-cell table:formula="of:=IF(AND([.M220]=1; [.L220]&gt;=[.E2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f <text:s/>?f <text:s/>&lt;isLocatedIn&gt; <text:s/>?b <text:s text:c="2"/>=&gt; ?a <text:s/>&lt;isCitizenOf&gt; <text:s/>?b</text:p>
          </table:table-cell>
          <table:table-cell office:value-type="float" office:value="0.000163253" calcext:value-type="float">
            <text:p>0.000163253</text:p>
          </table:table-cell>
          <table:table-cell office:value-type="float" office:value="0.015449599" calcext:value-type="float">
            <text:p>0.015449599</text:p>
          </table:table-cell>
          <table:table-cell office:value-type="float" office:value="0.030068805" calcext:value-type="float">
            <text:p>0.030068805</text:p>
          </table:table-cell>
          <table:table-cell office:value-type="float" office:value="0.383039271" calcext:value-type="float">
            <text:p>0.383039271</text:p>
          </table:table-cell>
          <table:table-cell office:value-type="float" office:value="673" calcext:value-type="float">
            <text:p>673</text:p>
          </table:table-cell>
          <table:table-cell office:value-type="float" office:value="22382" calcext:value-type="float">
            <text:p>2238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314570975616" calcext:value-type="float">
            <text:p>5.5314570976</text:p>
          </table:table-cell>
          <table:table-cell table:formula="of:=IF([.L221]&lt;&gt;0; 1; 0)" office:value-type="float" office:value="1" calcext:value-type="float">
            <text:p>1</text:p>
          </table:table-cell>
          <table:table-cell table:formula="of:=IF(AND([.M221]=1; [.L221]&gt;=[.E2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017515711" calcext:value-type="float">
            <text:p>0.017515711</text:p>
          </table:table-cell>
          <table:table-cell office:value-type="float" office:value="0.011639013" calcext:value-type="float">
            <text:p>0.011639013</text:p>
          </table:table-cell>
          <table:table-cell office:value-type="float" office:value="0.388724036" calcext:value-type="float">
            <text:p>0.388724036</text:p>
          </table:table-cell>
          <table:table-cell office:value-type="float" office:value="524" calcext:value-type="float">
            <text:p>524</text:p>
          </table:table-cell>
          <table:table-cell office:value-type="float" office:value="45021" calcext:value-type="float">
            <text:p>45021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2]&lt;&gt;0; 1; 0)" office:value-type="float" office:value="0" calcext:value-type="float">
            <text:p>0</text:p>
          </table:table-cell>
          <table:table-cell table:formula="of:=IF(AND([.M222]=1; [.L222]&gt;=[.E2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502617" calcext:value-type="float">
            <text:p>0.000502617</text:p>
          </table:table-cell>
          <table:table-cell office:value-type="float" office:value="0.069260596" calcext:value-type="float">
            <text:p>0.069260596</text:p>
          </table:table-cell>
          <table:table-cell office:value-type="float" office:value="0.047565483" calcext:value-type="float">
            <text:p>0.047565483</text:p>
          </table:table-cell>
          <table:table-cell office:value-type="float" office:value="0.390574929" calcext:value-type="float">
            <text:p>0.390574929</text:p>
          </table:table-cell>
          <table:table-cell office:value-type="float" office:value="2072" calcext:value-type="float">
            <text:p>2072</text:p>
          </table:table-cell>
          <table:table-cell office:value-type="float" office:value="43561" calcext:value-type="float">
            <text:p>43561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3]&lt;&gt;0; 1; 0)" office:value-type="float" office:value="0" calcext:value-type="float">
            <text:p>0</text:p>
          </table:table-cell>
          <table:table-cell table:formula="of:=IF(AND([.M223]=1; [.L223]&gt;=[.E2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2244067" calcext:value-type="float">
            <text:p>0.002244067</text:p>
          </table:table-cell>
          <table:table-cell office:value-type="float" office:value="0.035430598" calcext:value-type="float">
            <text:p>0.035430598</text:p>
          </table:table-cell>
          <table:table-cell office:value-type="float" office:value="0.233104873" calcext:value-type="float">
            <text:p>0.233104873</text:p>
          </table:table-cell>
          <table:table-cell office:value-type="float" office:value="0.392707051" calcext:value-type="float">
            <text:p>0.392707051</text:p>
          </table:table-cell>
          <table:table-cell office:value-type="float" office:value="9251" calcext:value-type="float">
            <text:p>9251</text:p>
          </table:table-cell>
          <table:table-cell office:value-type="float" office:value="39686" calcext:value-type="float">
            <text:p>39686</text:p>
          </table:table-cell>
          <table:table-cell office:value-type="float" office:value="23557" calcext:value-type="float">
            <text:p>2355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4]&lt;&gt;0; 1; 0)" office:value-type="float" office:value="0" calcext:value-type="float">
            <text:p>0</text:p>
          </table:table-cell>
          <table:table-cell table:formula="of:=IF(AND([.M224]=1; [.L224]&gt;=[.E2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000058946" calcext:value-type="float">
            <text:p>0.000058946</text:p>
          </table:table-cell>
          <table:table-cell office:value-type="float" office:value="0.056577416" calcext:value-type="float">
            <text:p>0.056577416</text:p>
          </table:table-cell>
          <table:table-cell office:value-type="float" office:value="0.156976744" calcext:value-type="float">
            <text:p>0.156976744</text:p>
          </table:table-cell>
          <table:table-cell office:value-type="float" office:value="0.400990099" calcext:value-type="float">
            <text:p>0.400990099</text:p>
          </table:table-cell>
          <table:table-cell office:value-type="float" office:value="243" calcext:value-type="float">
            <text:p>243</text:p>
          </table:table-cell>
          <table:table-cell office:value-type="float" office:value="1548" calcext:value-type="float">
            <text:p>154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242723816621" calcext:value-type="float">
            <text:p>3.7324272382</text:p>
          </table:table-cell>
          <table:table-cell table:formula="of:=IF([.L225]&lt;&gt;0; 1; 0)" office:value-type="float" office:value="1" calcext:value-type="float">
            <text:p>1</text:p>
          </table:table-cell>
          <table:table-cell table:formula="of:=IF(AND([.M225]=1; [.L225]&gt;=[.E2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iedIn&gt; <text:s/>?b <text:s/>?e <text:s/>&lt;isMarriedTo&gt; <text:s/>?a <text:s text:c="2"/>=&gt; ?a <text:s/>&lt;diedIn&gt; <text:s/>?b</text:p>
          </table:table-cell>
          <table:table-cell office:value-type="float" office:value="0.000110614" calcext:value-type="float">
            <text:p>0.000110614</text:p>
          </table:table-cell>
          <table:table-cell office:value-type="float" office:value="0.010128607" calcext:value-type="float">
            <text:p>0.010128607</text:p>
          </table:table-cell>
          <table:table-cell office:value-type="float" office:value="0.136200717" calcext:value-type="float">
            <text:p>0.136200717</text:p>
          </table:table-cell>
          <table:table-cell office:value-type="float" office:value="0.418732782" calcext:value-type="float">
            <text:p>0.418732782</text:p>
          </table:table-cell>
          <table:table-cell office:value-type="float" office:value="456" calcext:value-type="float">
            <text:p>456</text:p>
          </table:table-cell>
          <table:table-cell office:value-type="float" office:value="3348" calcext:value-type="float">
            <text:p>3348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1119796598652" calcext:value-type="float">
            <text:p>8.811197966</text:p>
          </table:table-cell>
          <table:table-cell table:formula="of:=IF([.L226]&lt;&gt;0; 1; 0)" office:value-type="float" office:value="1" calcext:value-type="float">
            <text:p>1</text:p>
          </table:table-cell>
          <table:table-cell table:formula="of:=IF(AND([.M226]=1; [.L226]&gt;=[.E2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11414605" calcext:value-type="float">
            <text:p>0.011414605</text:p>
          </table:table-cell>
          <table:table-cell office:value-type="float" office:value="0.355294118" calcext:value-type="float">
            <text:p>0.355294118</text:p>
          </table:table-cell>
          <table:table-cell office:value-type="float" office:value="0.420612813" calcext:value-type="float">
            <text:p>0.420612813</text:p>
          </table:table-cell>
          <table:table-cell office:value-type="float" office:value="453" calcext:value-type="float">
            <text:p>453</text:p>
          </table:table-cell>
          <table:table-cell office:value-type="float" office:value="1275" calcext:value-type="float">
            <text:p>1275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7]&lt;&gt;0; 1; 0)" office:value-type="float" office:value="0" calcext:value-type="float">
            <text:p>0</text:p>
          </table:table-cell>
          <table:table-cell table:formula="of:=IF(AND([.M227]=1; [.L227]&gt;=[.E2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0777212" calcext:value-type="float">
            <text:p>0.000777212</text:p>
          </table:table-cell>
          <table:table-cell office:value-type="float" office:value="0.134859837" calcext:value-type="float">
            <text:p>0.134859837</text:p>
          </table:table-cell>
          <table:table-cell office:value-type="float" office:value="0.233391608" calcext:value-type="float">
            <text:p>0.233391608</text:p>
          </table:table-cell>
          <table:table-cell office:value-type="float" office:value="0.424990052" calcext:value-type="float">
            <text:p>0.424990052</text:p>
          </table:table-cell>
          <table:table-cell office:value-type="float" office:value="3204" calcext:value-type="float">
            <text:p>3204</text:p>
          </table:table-cell>
          <table:table-cell office:value-type="float" office:value="13728" calcext:value-type="float">
            <text:p>13728</text:p>
          </table:table-cell>
          <table:table-cell office:value-type="float" office:value="7539" calcext:value-type="float">
            <text:p>7539</text:p>
          </table:table-cell>
          <table:table-cell office:value-type="string" calcext:value-type="string">
            <text:p>?b</text:p>
          </table:table-cell>
          <table:table-cell office:value-type="float" office:value="0.334446764091858" calcext:value-type="float">
            <text:p>0.3344467641</text:p>
          </table:table-cell>
          <table:table-cell office:value-type="float" office:value="0.790330537740503" calcext:value-type="float">
            <text:p>0.7903305377</text:p>
          </table:table-cell>
          <table:table-cell office:value-type="float" office:value="0.613951378757305" calcext:value-type="float">
            <text:p>0.6139513788</text:p>
          </table:table-cell>
          <table:table-cell table:formula="of:=IF([.L228]&lt;&gt;0; 1; 0)" office:value-type="float" office:value="1" calcext:value-type="float">
            <text:p>1</text:p>
          </table:table-cell>
          <table:table-cell table:formula="of:=IF(AND([.M228]=1; [.L228]&gt;=[.E2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graduatedFrom&gt; <text:s/>?b</text:p>
          </table:table-cell>
          <table:table-cell office:value-type="float" office:value="0.000074471" calcext:value-type="float">
            <text:p>0.000074471</text:p>
          </table:table-cell>
          <table:table-cell office:value-type="float" office:value="0.011681887" calcext:value-type="float">
            <text:p>0.011681887</text:p>
          </table:table-cell>
          <table:table-cell office:value-type="float" office:value="0.288533835" calcext:value-type="float">
            <text:p>0.288533835</text:p>
          </table:table-cell>
          <table:table-cell office:value-type="float" office:value="0.430575035" calcext:value-type="float">
            <text:p>0.430575035</text:p>
          </table:table-cell>
          <table:table-cell office:value-type="float" office:value="307" calcext:value-type="float">
            <text:p>307</text:p>
          </table:table-cell>
          <table:table-cell office:value-type="float" office:value="1064" calcext:value-type="float">
            <text:p>1064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58163656799" calcext:value-type="float">
            <text:p>1.8995816366</text:p>
          </table:table-cell>
          <table:table-cell table:formula="of:=IF([.L229]&lt;&gt;0; 1; 0)" office:value-type="float" office:value="1" calcext:value-type="float">
            <text:p>1</text:p>
          </table:table-cell>
          <table:table-cell table:formula="of:=IF(AND([.M229]=1; [.L229]&gt;=[.E2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urrency&gt; <text:s/>?b <text:s/>?e <text:s/>&lt;isLocatedIn&gt; <text:s/>?a <text:s text:c="2"/>=&gt; ?a <text:s/>&lt;hasCurrency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41420118" calcext:value-type="float">
            <text:p>0.041420118</text:p>
          </table:table-cell>
          <table:table-cell office:value-type="float" office:value="0.058988764" calcext:value-type="float">
            <text:p>0.058988764</text:p>
          </table:table-cell>
          <table:table-cell office:value-type="float" office:value="0.446808511" calcext:value-type="float">
            <text:p>0.446808511</text:p>
          </table:table-cell>
          <table:table-cell office:value-type="float" office:value="21" calcext:value-type="float">
            <text:p>21</text:p>
          </table:table-cell>
          <table:table-cell office:value-type="float" office:value="356" calcext:value-type="float">
            <text:p>3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393905559529" calcext:value-type="float">
            <text:p>13.039390556</text:p>
          </table:table-cell>
          <table:table-cell table:formula="of:=IF([.L230]&lt;&gt;0; 1; 0)" office:value-type="float" office:value="1" calcext:value-type="float">
            <text:p>1</text:p>
          </table:table-cell>
          <table:table-cell table:formula="of:=IF(AND([.M230]=1; [.L230]&gt;=[.E2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051" calcext:value-type="float">
            <text:p>0.00004051</text:p>
          </table:table-cell>
          <table:table-cell office:value-type="float" office:value="0.044545212" calcext:value-type="float">
            <text:p>0.044545212</text:p>
          </table:table-cell>
          <table:table-cell office:value-type="float" office:value="0.004239439" calcext:value-type="float">
            <text:p>0.004239439</text:p>
          </table:table-cell>
          <table:table-cell office:value-type="float" office:value="0.485465116" calcext:value-type="float">
            <text:p>0.485465116</text:p>
          </table:table-cell>
          <table:table-cell office:value-type="float" office:value="167" calcext:value-type="float">
            <text:p>167</text:p>
          </table:table-cell>
          <table:table-cell office:value-type="float" office:value="39392" calcext:value-type="float">
            <text:p>3939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736251954848" calcext:value-type="float">
            <text:p>1.5973625195</text:p>
          </table:table-cell>
          <table:table-cell table:formula="of:=IF([.L231]&lt;&gt;0; 1; 0)" office:value-type="float" office:value="1" calcext:value-type="float">
            <text:p>1</text:p>
          </table:table-cell>
          <table:table-cell table:formula="of:=IF(AND([.M231]=1; [.L231]&gt;=[.E2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08975" calcext:value-type="float">
            <text:p>0.000008975</text:p>
          </table:table-cell>
          <table:table-cell office:value-type="float" office:value="0.051893408" calcext:value-type="float">
            <text:p>0.051893408</text:p>
          </table:table-cell>
          <table:table-cell office:value-type="float" office:value="0.085450346" calcext:value-type="float">
            <text:p>0.085450346</text:p>
          </table:table-cell>
          <table:table-cell office:value-type="float" office:value="0.528571429" calcext:value-type="float">
            <text:p>0.528571429</text:p>
          </table:table-cell>
          <table:table-cell office:value-type="float" office:value="37" calcext:value-type="float">
            <text:p>37</text:p>
          </table:table-cell>
          <table:table-cell office:value-type="float" office:value="433" calcext:value-type="float">
            <text:p>43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881733423301" calcext:value-type="float">
            <text:p>24.3881733423</text:p>
          </table:table-cell>
          <table:table-cell table:formula="of:=IF([.L232]&lt;&gt;0; 1; 0)" office:value-type="float" office:value="1" calcext:value-type="float">
            <text:p>1</text:p>
          </table:table-cell>
          <table:table-cell table:formula="of:=IF(AND([.M232]=1; [.L232]&gt;=[.E2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01383651" calcext:value-type="float">
            <text:p>0.001383651</text:p>
          </table:table-cell>
          <table:table-cell office:value-type="float" office:value="0.380672718" calcext:value-type="float">
            <text:p>0.380672718</text:p>
          </table:table-cell>
          <table:table-cell table:number-columns-repeated="2" office:value-type="float" office:value="0.539998107" calcext:value-type="float">
            <text:p>0.539998107</text:p>
          </table:table-cell>
          <table:table-cell office:value-type="float" office:value="5704" calcext:value-type="float">
            <text:p>5704</text:p>
          </table:table-cell>
          <table:table-cell table:number-columns-repeated="2" office:value-type="float" office:value="10563" calcext:value-type="float">
            <text:p>10563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482493985908" calcext:value-type="float">
            <text:p>0.899482494</text:p>
          </table:table-cell>
          <table:table-cell table:formula="of:=IF([.L233]&lt;&gt;0; 1; 0)" office:value-type="float" office:value="1" calcext:value-type="float">
            <text:p>1</text:p>
          </table:table-cell>
          <table:table-cell table:formula="of:=IF(AND([.M233]=1; [.L233]&gt;=[.E2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01383651" calcext:value-type="float">
            <text:p>0.001383651</text:p>
          </table:table-cell>
          <table:table-cell office:value-type="float" office:value="0.380672718" calcext:value-type="float">
            <text:p>0.380672718</text:p>
          </table:table-cell>
          <table:table-cell table:number-columns-repeated="2" office:value-type="float" office:value="0.540100369" calcext:value-type="float">
            <text:p>0.540100369</text:p>
          </table:table-cell>
          <table:table-cell office:value-type="float" office:value="5704" calcext:value-type="float">
            <text:p>5704</text:p>
          </table:table-cell>
          <table:table-cell table:number-columns-repeated="2" office:value-type="float" office:value="10561" calcext:value-type="float">
            <text:p>1056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651521984029" calcext:value-type="float">
            <text:p>0.899651522</text:p>
          </table:table-cell>
          <table:table-cell table:formula="of:=IF([.L234]&lt;&gt;0; 1; 0)" office:value-type="float" office:value="1" calcext:value-type="float">
            <text:p>1</text:p>
          </table:table-cell>
          <table:table-cell table:formula="of:=IF(AND([.M234]=1; [.L234]&gt;=[.E2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48699" calcext:value-type="float">
            <text:p>0.000148699</text:p>
          </table:table-cell>
          <table:table-cell office:value-type="float" office:value="0.014072221" calcext:value-type="float">
            <text:p>0.014072221</text:p>
          </table:table-cell>
          <table:table-cell office:value-type="float" office:value="0.15491534" calcext:value-type="float">
            <text:p>0.15491534</text:p>
          </table:table-cell>
          <table:table-cell office:value-type="float" office:value="0.544888889" calcext:value-type="float">
            <text:p>0.544888889</text:p>
          </table:table-cell>
          <table:table-cell office:value-type="float" office:value="613" calcext:value-type="float">
            <text:p>613</text:p>
          </table:table-cell>
          <table:table-cell office:value-type="float" office:value="3957" calcext:value-type="float">
            <text:p>3957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424929937051" calcext:value-type="float">
            <text:p>71.3424929937</text:p>
          </table:table-cell>
          <table:table-cell table:formula="of:=IF([.L235]&lt;&gt;0; 1; 0)" office:value-type="float" office:value="1" calcext:value-type="float">
            <text:p>1</text:p>
          </table:table-cell>
          <table:table-cell table:formula="of:=IF(AND([.M235]=1; [.L235]&gt;=[.E2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office:value-type="float" office:value="0.000172471" calcext:value-type="float">
            <text:p>0.000172471</text:p>
          </table:table-cell>
          <table:table-cell office:value-type="float" office:value="0.016321939" calcext:value-type="float">
            <text:p>0.016321939</text:p>
          </table:table-cell>
          <table:table-cell office:value-type="float" office:value="0.192318096" calcext:value-type="float">
            <text:p>0.192318096</text:p>
          </table:table-cell>
          <table:table-cell office:value-type="float" office:value="0.547765794" calcext:value-type="float">
            <text:p>0.547765794</text:p>
          </table:table-cell>
          <table:table-cell office:value-type="float" office:value="711" calcext:value-type="float">
            <text:p>711</text:p>
          </table:table-cell>
          <table:table-cell office:value-type="float" office:value="3697" calcext:value-type="float">
            <text:p>3697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479812700234" calcext:value-type="float">
            <text:p>82.74798127</text:p>
          </table:table-cell>
          <table:table-cell table:formula="of:=IF([.L236]&lt;&gt;0; 1; 0)" office:value-type="float" office:value="1" calcext:value-type="float">
            <text:p>1</text:p>
          </table:table-cell>
          <table:table-cell table:formula="of:=IF(AND([.M236]=1; [.L236]&gt;=[.E2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urrency&gt; <text:s/>?b <text:s/>?a <text:s/>&lt;isLocatedIn&gt; <text:s/>?f <text:s text:c="2"/>=&gt; ?a <text:s/>&lt;hasCurrency&gt; <text:s/>?b</text:p>
          </table:table-cell>
          <table:table-cell office:value-type="float" office:value="0.000008975" calcext:value-type="float">
            <text:p>0.000008975</text:p>
          </table:table-cell>
          <table:table-cell office:value-type="float" office:value="0.072978304" calcext:value-type="float">
            <text:p>0.072978304</text:p>
          </table:table-cell>
          <table:table-cell office:value-type="float" office:value="0.000138392" calcext:value-type="float">
            <text:p>0.000138392</text:p>
          </table:table-cell>
          <table:table-cell office:value-type="float" office:value="0.560606061" calcext:value-type="float">
            <text:p>0.560606061</text:p>
          </table:table-cell>
          <table:table-cell office:value-type="float" office:value="37" calcext:value-type="float">
            <text:p>37</text:p>
          </table:table-cell>
          <table:table-cell office:value-type="float" office:value="267356" calcext:value-type="float">
            <text:p>2673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741643128695" calcext:value-type="float">
            <text:p>22.9741643129</text:p>
          </table:table-cell>
          <table:table-cell table:formula="of:=IF([.L237]&lt;&gt;0; 1; 0)" office:value-type="float" office:value="1" calcext:value-type="float">
            <text:p>1</text:p>
          </table:table-cell>
          <table:table-cell table:formula="of:=IF(AND([.M237]=1; [.L237]&gt;=[.E2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AcademicAdvisor&gt; <text:s/>?f <text:s/>?f <text:s/>&lt;isCitizenOf&gt; <text:s/>?b <text:s text:c="2"/>=&gt; ?a <text:s/>&lt;isCitizenOf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1064943" calcext:value-type="float">
            <text:p>0.011064943</text:p>
          </table:table-cell>
          <table:table-cell office:value-type="float" office:value="0.35783222" calcext:value-type="float">
            <text:p>0.35783222</text:p>
          </table:table-cell>
          <table:table-cell office:value-type="float" office:value="0.646112601" calcext:value-type="float">
            <text:p>0.646112601</text:p>
          </table:table-cell>
          <table:table-cell office:value-type="float" office:value="482" calcext:value-type="float">
            <text:p>482</text:p>
          </table:table-cell>
          <table:table-cell office:value-type="float" office:value="1347" calcext:value-type="float">
            <text:p>1347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037612980196" calcext:value-type="float">
            <text:p>115.0376129802</text:p>
          </table:table-cell>
          <table:table-cell table:formula="of:=IF([.L238]&lt;&gt;0; 1; 0)" office:value-type="float" office:value="1" calcext:value-type="float">
            <text:p>1</text:p>
          </table:table-cell>
          <table:table-cell table:formula="of:=IF(AND([.M238]=1; [.L238]&gt;=[.E2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10195213" calcext:value-type="float">
            <text:p>0.010195213</text:p>
          </table:table-cell>
          <table:table-cell office:value-type="float" office:value="0.181224005" calcext:value-type="float">
            <text:p>0.181224005</text:p>
          </table:table-cell>
          <table:table-cell office:value-type="float" office:value="0.664488017" calcext:value-type="float">
            <text:p>0.664488017</text:p>
          </table:table-cell>
          <table:table-cell office:value-type="float" office:value="305" calcext:value-type="float">
            <text:p>305</text:p>
          </table:table-cell>
          <table:table-cell office:value-type="float" office:value="1683" calcext:value-type="float">
            <text:p>168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23415640239" calcext:value-type="float">
            <text:p>16.322341564</text:p>
          </table:table-cell>
          <table:table-cell table:formula="of:=IF([.L239]&lt;&gt;0; 1; 0)" office:value-type="float" office:value="1" calcext:value-type="float">
            <text:p>1</text:p>
          </table:table-cell>
          <table:table-cell table:formula="of:=IF(AND([.M239]=1; [.L239]&gt;=[.E2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10195213" calcext:value-type="float">
            <text:p>0.010195213</text:p>
          </table:table-cell>
          <table:table-cell office:value-type="float" office:value="0.181224005" calcext:value-type="float">
            <text:p>0.181224005</text:p>
          </table:table-cell>
          <table:table-cell office:value-type="float" office:value="0.664488017" calcext:value-type="float">
            <text:p>0.664488017</text:p>
          </table:table-cell>
          <table:table-cell office:value-type="float" office:value="305" calcext:value-type="float">
            <text:p>305</text:p>
          </table:table-cell>
          <table:table-cell office:value-type="float" office:value="1683" calcext:value-type="float">
            <text:p>168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23415640239" calcext:value-type="float">
            <text:p>16.322341564</text:p>
          </table:table-cell>
          <table:table-cell table:formula="of:=IF([.L240]&lt;&gt;0; 1; 0)" office:value-type="float" office:value="1" calcext:value-type="float">
            <text:p>1</text:p>
          </table:table-cell>
          <table:table-cell table:formula="of:=IF(AND([.M240]=1; [.L240]&gt;=[.E2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000017951" calcext:value-type="float">
            <text:p>0.000017951</text:p>
          </table:table-cell>
          <table:table-cell office:value-type="float" office:value="0.103786816" calcext:value-type="float">
            <text:p>0.103786816</text:p>
          </table:table-cell>
          <table:table-cell office:value-type="float" office:value="0.000304478" calcext:value-type="float">
            <text:p>0.000304478</text:p>
          </table:table-cell>
          <table:table-cell office:value-type="float" office:value="0.685185185" calcext:value-type="float">
            <text:p>0.685185185</text:p>
          </table:table-cell>
          <table:table-cell office:value-type="float" office:value="74" calcext:value-type="float">
            <text:p>74</text:p>
          </table:table-cell>
          <table:table-cell office:value-type="float" office:value="243039" calcext:value-type="float">
            <text:p>2430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763466846602" calcext:value-type="float">
            <text:p>48.7763466847</text:p>
          </table:table-cell>
          <table:table-cell table:formula="of:=IF([.L241]&lt;&gt;0; 1; 0)" office:value-type="float" office:value="1" calcext:value-type="float">
            <text:p>1</text:p>
          </table:table-cell>
          <table:table-cell table:formula="of:=IF(AND([.M241]=1; [.L241]&gt;=[.E2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002911" calcext:value-type="float">
            <text:p>0.000002911</text:p>
          </table:table-cell>
          <table:table-cell office:value-type="float" office:value="0.030379747" calcext:value-type="float">
            <text:p>0.030379747</text:p>
          </table:table-cell>
          <table:table-cell office:value-type="float" office:value="0.000045959" calcext:value-type="float">
            <text:p>0.000045959</text:p>
          </table:table-cell>
          <table:table-cell office:value-type="float" office:value="0.705882353" calcext:value-type="float">
            <text:p>0.705882353</text:p>
          </table:table-cell>
          <table:table-cell office:value-type="float" office:value="12" calcext:value-type="float">
            <text:p>12</text:p>
          </table:table-cell>
          <table:table-cell office:value-type="float" office:value="261102" calcext:value-type="float">
            <text:p>261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2]&lt;&gt;0; 1; 0)" office:value-type="float" office:value="0" calcext:value-type="float">
            <text:p>0</text:p>
          </table:table-cell>
          <table:table-cell table:formula="of:=IF(AND([.M242]=1; [.L242]&gt;=[.E2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PoliticianOf&gt; <text:s/>?b</text:p>
          </table:table-cell>
          <table:table-cell office:value-type="float" office:value="0.000009703" calcext:value-type="float">
            <text:p>0.000009703</text:p>
          </table:table-cell>
          <table:table-cell office:value-type="float" office:value="0.010669512" calcext:value-type="float">
            <text:p>0.010669512</text:p>
          </table:table-cell>
          <table:table-cell office:value-type="float" office:value="0.004609357" calcext:value-type="float">
            <text:p>0.004609357</text:p>
          </table:table-cell>
          <table:table-cell office:value-type="float" office:value="0.930232558" calcext:value-type="float">
            <text:p>0.930232558</text:p>
          </table:table-cell>
          <table:table-cell office:value-type="float" office:value="40" calcext:value-type="float">
            <text:p>40</text:p>
          </table:table-cell>
          <table:table-cell office:value-type="float" office:value="8678" calcext:value-type="float">
            <text:p>86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278100727111" calcext:value-type="float">
            <text:p>1.6327810073</text:p>
          </table:table-cell>
          <table:table-cell table:formula="of:=IF([.L243]&lt;&gt;0; 1; 0)" office:value-type="float" office:value="1" calcext:value-type="float">
            <text:p>1</text:p>
          </table:table-cell>
          <table:table-cell table:formula="of:=IF(AND([.M243]=1; [.L243]&gt;=[.E2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oldsPoliticalPosition&gt; <text:s/>?a <text:s/>?e <text:s/>&lt;isPoliticianOf&gt; <text:s/>?b <text:s text:c="2"/>=&gt; ?a <text:s/>&lt;isPoliticianOf&gt; <text:s/>?b</text:p>
          </table:table-cell>
          <table:table-cell office:value-type="float" office:value="0.000011886" calcext:value-type="float">
            <text:p>0.000011886</text:p>
          </table:table-cell>
          <table:table-cell office:value-type="float" office:value="0.013070152" calcext:value-type="float">
            <text:p>0.013070152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942307692" calcext:value-type="float">
            <text:p>0.942307692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465287191641" calcext:value-type="float">
            <text:p>55.6465287192</text:p>
          </table:table-cell>
          <table:table-cell table:formula="of:=IF([.L244]&lt;&gt;0; 1; 0)" office:value-type="float" office:value="1" calcext:value-type="float">
            <text:p>1</text:p>
          </table:table-cell>
          <table:table-cell table:formula="of:=IF(AND([.M244]=1; [.L244]&gt;=[.E2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b <text:s text:c="2"/>=&gt; ?a <text:s/>&lt;playsFor&gt; <text:s/>?b</text:p>
          </table:table-cell>
          <table:table-cell office:value-type="float" office:value="0.08400927" calcext:value-type="float">
            <text:p>0.08400927</text:p>
          </table:table-cell>
          <table:table-cell office:value-type="float" office:value="0.999991338" calcext:value-type="float">
            <text:p>0.999991338</text:p>
          </table:table-cell>
          <table:table-cell office:value-type="float" office:value="0.824862929" calcext:value-type="float">
            <text:p>0.824862929</text:p>
          </table:table-cell>
          <table:table-cell office:value-type="float" office:value="0.967279918" calcext:value-type="float">
            <text:p>0.967279918</text:p>
          </table:table-cell>
          <table:table-cell office:value-type="float" office:value="346322" calcext:value-type="float">
            <text:p>346322</text:p>
          </table:table-cell>
          <table:table-cell office:value-type="float" office:value="419854" calcext:value-type="float">
            <text:p>419854</text:p>
          </table:table-cell>
          <table:table-cell office:value-type="float" office:value="358037" calcext:value-type="float">
            <text:p>35803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5]&lt;&gt;0; 1; 0)" office:value-type="float" office:value="0" calcext:value-type="float">
            <text:p>0</text:p>
          </table:table-cell>
          <table:table-cell table:formula="of:=IF(AND([.M245]=1; [.L245]&gt;=[.E2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5762141" calcext:value-type="float">
            <text:p>0.005762141</text:p>
          </table:table-cell>
          <table:table-cell table:number-columns-repeated="2" office:value-type="float" office:value="0.999831636" calcext:value-type="float">
            <text:p>0.999831636</text:p>
          </table:table-cell>
          <table:table-cell office:value-type="float" office:value="0.999915811" calcext:value-type="float">
            <text:p>0.999915811</text:p>
          </table:table-cell>
          <table:table-cell office:value-type="float" office:value="23754" calcext:value-type="float">
            <text:p>23754</text:p>
          </table:table-cell>
          <table:table-cell office:value-type="float" office:value="23758" calcext:value-type="float">
            <text:p>23758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6]&lt;&gt;0; 1; 0)" office:value-type="float" office:value="0" calcext:value-type="float">
            <text:p>0</text:p>
          </table:table-cell>
          <table:table-cell table:formula="of:=IF(AND([.M246]=1; [.L246]&gt;=[.E2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playsFor&gt; <text:s/>?b <text:s text:c="2"/>=&gt; ?a <text:s/>&lt;isAffiliatedTo&gt; <text:s/>?b</text:p>
          </table:table-cell>
          <table:table-cell office:value-type="float" office:value="0.08400927" calcext:value-type="float">
            <text:p>0.08400927</text:p>
          </table:table-cell>
          <table:table-cell office:value-type="float" office:value="0.824862929" calcext:value-type="float">
            <text:p>0.824862929</text:p>
          </table:table-cell>
          <table:table-cell table:number-columns-repeated="2" office:value-type="float" office:value="0.999991338" calcext:value-type="float">
            <text:p>0.999991338</text:p>
          </table:table-cell>
          <table:table-cell office:value-type="float" office:value="346322" calcext:value-type="float">
            <text:p>346322</text:p>
          </table:table-cell>
          <table:table-cell table:number-columns-repeated="2" office:value-type="float" office:value="346325" calcext:value-type="float">
            <text:p>34632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7]&lt;&gt;0; 1; 0)" office:value-type="float" office:value="0" calcext:value-type="float">
            <text:p>0</text:p>
          </table:table-cell>
          <table:table-cell table:formula="of:=IF(AND([.M247]=1; [.L247]&gt;=[.E2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oldsPoliticalPosition&gt; <text:s/>?f <text:s/>?f <text:s/>&lt;isPoliticianOf&gt; <text:s/>?b <text:s text:c="2"/>=&gt; ?a <text:s/>&lt;isPoliticianOf&gt; <text:s/>?b</text:p>
          </table:table-cell>
          <table:table-cell office:value-type="float" office:value="0.00022414" calcext:value-type="float">
            <text:p>0.00022414</text:p>
          </table:table-cell>
          <table:table-cell office:value-type="float" office:value="0.246465724" calcext:value-type="float">
            <text:p>0.246465724</text:p>
          </table:table-cell>
          <table:table-cell office:value-type="float" office:value="0.979851538" calcext:value-type="float">
            <text:p>0.979851538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943" calcext:value-type="float">
            <text:p>943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9.33454156138" calcext:value-type="float">
            <text:p>1049.3345415614</text:p>
          </table:table-cell>
          <table:table-cell table:formula="of:=IF([.L248]&lt;&gt;0; 1; 0)" office:value-type="float" office:value="1" calcext:value-type="float">
            <text:p>1</text:p>
          </table:table-cell>
          <table:table-cell table:formula="of:=IF(AND([.M248]=1; [.L248]&gt;=[.E248]); 1; 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rules.A1:rules.N2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4:32:06.495677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0:01:44.261826003</meta:creation-date>
    <dc:date>2015-04-30T15:02:24.284969972</dc:date>
    <meta:editing-duration>PT14H14M54S</meta:editing-duration>
    <meta:editing-cycles>4</meta:editing-cycles>
    <meta:generator>LibreOffice/4.2.8.2$Linux_X86_64 LibreOffice_project/420m0$Build-2</meta:generator>
    <meta:document-statistic meta:table-count="2" meta:cell-count="3710" meta:object-count="0"/>
  </office:meta>
</office:document-meta>
</file>